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nlas" svg:font-family="Consonlas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nsonlas" fo:font-size="10.5pt" fo:font-weight="normal" fo:background-color="transparent" style:font-name-asian="Consonlas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style:use-window-font-color="true" style:font-name="Consonlas" fo:font-size="10.5pt" fo:font-weight="normal" fo:background-color="transparent" style:font-name-asian="Consonlas"/>
    </style:style>
    <style:style style:name="P3" style:family="paragraph" style:parent-style-name="Standard">
      <style:paragraph-properties style:line-height-at-least="0.503cm"/>
      <style:text-properties style:use-window-font-color="true" style:font-name="Consonlas" fo:background-color="transparent" style:font-name-asian="Consonlas"/>
    </style:style>
    <style:style style:name="P4" style:family="paragraph" style:parent-style-name="Standard">
      <style:text-properties style:use-window-font-color="true" style:font-name="Consonlas" fo:font-weight="bold" fo:background-color="transparent" style:font-name-asian="Consonlas" style:font-weight-asian="bold" style:font-weight-complex="bold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Consonlas" fo:background-color="transparent" style:font-name-asian="Consonlas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Consonlas" fo:font-size="10.5pt" fo:font-weight="normal" fo:background-color="transparent" style:font-name-asian="Consonlas"/>
    </style:style>
    <style:style style:name="P7" style:family="paragraph">
      <style:paragraph-properties fo:break-before="page"/>
    </style:style>
    <style:style style:name="P8" style:family="paragraph" style:parent-style-name="Standard">
      <style:paragraph-properties fo:break-before="page"/>
      <style:text-properties style:use-window-font-color="true" style:font-name="Consonlas" fo:font-weight="bold" fo:background-color="transparent" style:font-name-asian="Consonlas" style:font-weight-asian="bold" style:font-weight-complex="bold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fo:font-size="10.5pt" fo:font-weight="normal"/>
    </style:style>
    <style:style style:name="T3" style:family="text">
      <style:text-properties officeooo:rsid="00130317"/>
    </style:style>
    <style:style style:name="T4" style:family="text">
      <style:text-properties officeooo:rsid="001317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3">i</text:span>mport pandas as pd</text:p>
      <text:p text:style-name="P2">import random as rnd</text:p>
      <text:p text:style-name="P2">import sys</text:p>
      <text:p text:style-name="P2">from functools import reduce</text:p>
      <text:p text:style-name="P3"/>
      <text:p text:style-name="P2">class Lottery:</text:p>
      <text:p text:style-name="P3"><text:s text:c="4"/><text:span text:style-name="T2">def __init__(self, file_name: str):</text:span></text:p>
      <text:p text:style-name="P3"><text:s text:c="8"/><text:span text:style-name="T2">self.dataframe = pd.read_csv(file_name)</text:span></text:p>
      <text:p text:style-name="P3"/>
      <text:p text:style-name="P3"><text:s text:c="4"/><text:span text:style-name="T2">def _make_lst(self, column_names: list) -&gt; list:</text:span></text:p>
      <text:p text:style-name="P3"><text:s text:c="8"/><text:span text:style-name="T2">return reduce(lambda a, b: a + b, map(lambda i: list(self.dataframe[i]), column_names))</text:span></text:p>
      <text:p text:style-name="P3"/>
      <text:p text:style-name="P3"><text:s text:c="4"/><text:span text:style-name="T2">def count_number(self, column_names: list, min: int = 1, max: int = 45) -&gt; list:</text:span></text:p>
      <text:p text:style-name="P3"><text:s text:c="8"/><text:span text:style-name="T2">lst = self._make_lst(column_names)</text:span></text:p>
      <text:p text:style-name="P3"><text:s text:c="8"/><text:span text:style-name="T2">return map(lambda i: (i, lst.count(i)), range(min, max + 1))</text:span></text:p>
      <text:p text:style-name="P3"/>
      <text:p text:style-name="P3"><text:s text:c="4"/><text:span text:style-name="T2">def add_column(self, column_name: str, data: list):</text:span></text:p>
      <text:p text:style-name="P3"><text:s text:c="8"/><text:span text:style-name="T2">self.dataframe[column_name] = data</text:span></text:p>
      <text:p text:style-name="P3"/>
      <text:p text:style-name="P3"><text:s text:c="4"/><text:span text:style-name="T2">def make_csv(self, name: str):</text:span></text:p>
      <text:p text:style-name="P3"><text:s text:c="8"/><text:span text:style-name="T2">self.dataframe.to_csv(name, mode='w')</text:span></text:p>
      <text:p text:style-name="P3"/>
      <text:p text:style-name="P2">def main():</text:p>
      <text:p text:style-name="P3"><text:s text:c="4"/><text:span text:style-name="T2">lottery = Lottery(sys.argv[1])</text:span></text:p>
      <text:p text:style-name="P3"><text:s text:c="4"/><text:span text:style-name="T2">lst = lottery.count_number(</text:span></text:p>
      <text:p text:style-name="P3"><text:s text:c="8"/><text:span text:style-name="T2">['first', 'second', 'third', 'fourth', 'fifth', 'sixth', 'bonus'])</text:span></text:p>
      <text:p text:style-name="P3"><text:s text:c="4"/></text:p>
      <text:p text:style-name="P3"><text:s text:c="4"/><text:span text:style-name="T2">for number, count in sorted(lst, key=lambda t: t[1], reverse=True):</text:span></text:p>
      <text:p text:style-name="P3"><text:s text:c="8"/><text:span text:style-name="T2">print(f'{number} -&gt; {count} times')</text:span></text:p>
      <text:p text:style-name="P3"/>
      <text:p text:style-name="P3"><text:s text:c="4"/><text:span text:style-name="T2">lottery.add_column('win', [rnd.choice([0, 1])</text:span></text:p>
      <text:p text:style-name="P3"><text:s text:c="31"/><text:span text:style-name="T2">for _ in range(len(lottery.dataframe))])</text:span></text:p>
      <text:p text:style-name="P3"><text:s text:c="4"/><text:span text:style-name="T2">lottery.add_column('weather', [rnd.choice(</text:span></text:p>
      <text:p text:style-name="P3"><text:s text:c="8"/><text:span text:style-name="T2">['clear', 'cloudy', 'warm', 'cool']) for _ in range(len(lottery.dataframe))])</text:span></text:p>
      <text:p text:style-name="P3"/>
      <text:p text:style-name="P3"><text:s text:c="4"/><text:span text:style-name="T2">lottery.make_csv(sys.argv[1].split('.')[0] + '-result.csv')</text:span></text:p>
      <text:p text:style-name="P5"/>
      <text:p text:style-name="P2">if __name__ == "__main__":</text:p>
      <text:p text:style-name="P3"><text:s text:c="4"/><text:span text:style-name="T2">main()</text:span></text:p>
      <text:p text:style-name="P6"/>
      <text:p>dodo@dodo-17ZD990-VX5BK:~/github/aix/assignment-2$ python lottery.py lottery.csv</text:p>
      <text:p text:style-name="Standard">1 -&gt; 131 times</text:p>
      <text:p text:style-name="Standard">27 -&gt; 131 times</text:p>
      <text:p text:style-name="Standard">20 -&gt; 128 times</text:p>
      <text:p text:style-name="Standard">40 -&gt; 126 times</text:p>
      <text:p text:style-name="Standard">43 -&gt; 125 times</text:p>
      <text:p text:style-name="Standard">34 -&gt; 122 times</text:p>
      <text:p text:style-name="Standard">13 -&gt; 121 times</text:p>
      <text:p text:style-name="Standard">17 -&gt; 121 times</text:p>
      <text:p text:style-name="Standard">37 -&gt; 121 times</text:p>
      <text:p text:style-name="Standard">4 -&gt; 120 times</text:p>
      <text:p text:style-name="Standard">33 -&gt; 120 times</text:p>
      <text:p text:style-name="Standard">8 -&gt; 119 times</text:p>
      <text:p text:style-name="Standard">14 -&gt; 117 times</text:p>
      <text:p text:style-name="Standard">7 -&gt; 116 times</text:p>
      <text:p text:style-name="Standard">26 -&gt; 116 times</text:p>
      <text:p text:style-name="Standard">2 -&gt; 115 times</text:p>
      <text:p text:style-name="Standard">5 -&gt; 115 times</text:p>
      <text:p text:style-name="Standard">11 -&gt; 113 times</text:p>
      <text:p text:style-name="Standard">31 -&gt; 113 times</text:p>
      <text:p text:style-name="Standard">39 -&gt; 113 times</text:p>
      <text:p text:style-name="Standard">3 -&gt; 112 times</text:p>
      <text:p text:style-name="Standard">25 -&gt; 112 times</text:p>
      <text:p text:style-name="Standard">44 -&gt; 112 times</text:p>
      <text:p text:style-name="Standard">10 -&gt; 111 times</text:p>
      <text:p text:style-name="Standard">15 -&gt; 111 times</text:p>
      <text:p text:style-name="Standard">24 -&gt; 111 times</text:p>
      <text:p text:style-name="Standard">6 -&gt; 109 times</text:p>
      <text:p text:style-name="Standard">18 -&gt; 109 times</text:p>
      <text:p text:style-name="Standard">35 -&gt; 109 times</text:p>
      <text:p text:style-name="Standard">45 -&gt; 109 times</text:p>
      <text:p text:style-name="Standard">19 -&gt; 108 times</text:p>
      <text:p text:style-name="Standard">38 -&gt; 108 times</text:p>
      <text:p text:style-name="Standard">12 -&gt; 107 times</text:p>
      <text:p text:style-name="Standard">16 -&gt; 107 times</text:p>
      <text:p text:style-name="Standard">21 -&gt; 104 times</text:p>
      <text:p text:style-name="Standard">36 -&gt; 103 times</text:p>
      <text:p text:style-name="Standard">42 -&gt; 103 times</text:p>
      <text:p text:style-name="Standard">30 -&gt; 102 times</text:p>
      <text:p text:style-name="Standard">23 -&gt; 101 times</text:p>
      <text:p text:style-name="Standard">28 -&gt; 97 times</text:p>
      <text:p text:style-name="Standard">29 -&gt; 97 times</text:p>
      <text:p text:style-name="Standard">32 -&gt; 97 times</text:p>
      <text:p text:style-name="Standard">41 -&gt; 93 times</text:p>
      <text:p text:style-name="Standard">22 -&gt; 90 times</text:p>
      <text:p text:style-name="Standard">9 -&gt; 87 times</text:p>
      <text:p text:style-name="P8"><text:span text:style-name="T4"><text:s text:c="4"/>Round <text:s text:c="6"/>Date <text:s text:c="6"/>1 <text:s text:c="2"/>2 <text:s text:c="2"/>3 <text:s text:c="2"/>4 <text:s text:c="2"/>5 <text:s text:c="2"/>6 <text:s text:c="2"/>B <text:s/>win weather</text:span></text:p>
      <text:p text:style-name="P4">0<text:tab/>716<text:tab/>2016.08.20<text:tab/>2<text:tab/>6<text:tab/>13<text:tab/>16<text:tab/>29<text:tab/>30<text:tab/>21<text:tab/>0<text:tab/>warm</text:p>
      <text:p text:style-name="P4">1<text:tab/>715<text:tab/>2016.08.13<text:tab/>2<text:tab/>7<text:tab/>27<text:tab/>33<text:tab/>41<text:tab/>44<text:tab/>10<text:tab/>0<text:tab/>warm</text:p>
      <text:p text:style-name="P4">2<text:tab/>714<text:tab/>2016.08.06<text:tab/>1<text:tab/>7<text:tab/>22<text:tab/>33<text:tab/>37<text:tab/>40<text:tab/>20<text:tab/>1<text:tab/>clear</text:p>
      <text:p text:style-name="P4">3<text:tab/>713<text:tab/>2016.07.30<text:tab/>2<text:tab/>5<text:tab/>15<text:tab/>18<text:tab/>19<text:tab/>23<text:tab/>44<text:tab/>1<text:tab/>cool</text:p>
      <text:p text:style-name="P4">4<text:tab/>712<text:tab/>2016.07.23<text:tab/>17<text:tab/>20<text:tab/>30<text:tab/>31<text:tab/>33<text:tab/>45<text:tab/>19<text:tab/>0<text:tab/>cool</text:p>
      <text:p text:style-name="P4">5<text:tab/>711<text:tab/>2016.07.16<text:tab/>11<text:tab/>15<text:tab/>24<text:tab/>35<text:tab/>37<text:tab/>45<text:tab/>42<text:tab/>0<text:tab/>warm</text:p>
      <text:p text:style-name="P4">6<text:tab/>710<text:tab/>2016.07.09<text:tab/>3<text:tab/>4<text:tab/>9<text:tab/>24<text:tab/>25<text:tab/>33<text:tab/>10<text:tab/>1<text:tab/>cool</text:p>
      <text:p text:style-name="P4">7<text:tab/>709<text:tab/>2016.07.02<text:tab/>10<text:tab/>18<text:tab/>30<text:tab/>36<text:tab/>39<text:tab/>44<text:tab/>32<text:tab/>0<text:tab/>warm</text:p>
      <text:p text:style-name="P4">8<text:tab/>708<text:tab/>2016.06.25<text:tab/>2<text:tab/>10<text:tab/>16<text:tab/>19<text:tab/>34<text:tab/>45<text:tab/>1<text:tab/>0<text:tab/>cool</text:p>
      <text:p text:style-name="P4">9<text:tab/>707<text:tab/>2016.06.18<text:tab/>2<text:tab/>12<text:tab/>19<text:tab/>24<text:tab/>39<text:tab/>44<text:tab/>35<text:tab/>0<text:tab/>warm</text:p>
      <text:p text:style-name="P4">10<text:tab/>706<text:tab/>2016.06.11<text:tab/>3<text:tab/>4<text:tab/>6<text:tab/>10<text:tab/>28<text:tab/>30<text:tab/>37<text:tab/>0<text:tab/>cool</text:p>
      <text:p text:style-name="P4">11<text:tab/>705<text:tab/>2016.06.04<text:tab/>1<text:tab/>6<text:tab/>17<text:tab/>22<text:tab/>28<text:tab/>45<text:tab/>23<text:tab/>0<text:tab/>warm</text:p>
      <text:p text:style-name="P4">12<text:tab/>704<text:tab/>2016.05.28<text:tab/>1<text:tab/>4<text:tab/>8<text:tab/>23<text:tab/>33<text:tab/>42<text:tab/>45<text:tab/>1<text:tab/>cool</text:p>
      <text:p text:style-name="P4">13<text:tab/>703<text:tab/>2016.05.21<text:tab/>10<text:tab/>28<text:tab/>31<text:tab/>33<text:tab/>41<text:tab/>44<text:tab/>21<text:tab/>1<text:tab/>clear</text:p>
      <text:p text:style-name="P4">14<text:tab/>702<text:tab/>2016.05.14<text:tab/>3<text:tab/>13<text:tab/>16<text:tab/>24<text:tab/>26<text:tab/>29<text:tab/>9<text:tab/>0<text:tab/>cool</text:p>
      <text:p text:style-name="P4">15<text:tab/>701<text:tab/>2016.05.07<text:tab/>3<text:tab/>10<text:tab/>14<text:tab/>16<text:tab/>36<text:tab/>38<text:tab/>35<text:tab/>0<text:tab/>clear</text:p>
      <text:p text:style-name="P4">16<text:tab/>700<text:tab/>2016.04.30<text:tab/>11<text:tab/>23<text:tab/>28<text:tab/>29<text:tab/>30<text:tab/>44<text:tab/>13<text:tab/>1<text:tab/>clear</text:p>
      <text:p text:style-name="P4">17<text:tab/>699<text:tab/>2016.04.23<text:tab/>4<text:tab/>5<text:tab/>8<text:tab/>16<text:tab/>21<text:tab/>29<text:tab/>3<text:tab/>1<text:tab/>cloudy</text:p>
      <text:p text:style-name="P4">18<text:tab/>698<text:tab/>2016.04.16<text:tab/>3<text:tab/>11<text:tab/>13<text:tab/>21<text:tab/>33<text:tab/>37<text:tab/>18<text:tab/>1<text:tab/>cool</text:p>
      <text:p text:style-name="P4">19<text:tab/>697<text:tab/>2016.04.09<text:tab/>2<text:tab/>5<text:tab/>8<text:tab/>11<text:tab/>33<text:tab/>39<text:tab/>31<text:tab/>0<text:tab/>clear</text:p>
      <text:p text:style-name="P4">20<text:tab/>696<text:tab/>2016.04.02<text:tab/>1<text:tab/>7<text:tab/>16<text:tab/>18<text:tab/>34<text:tab/>38<text:tab/>21<text:tab/>0<text:tab/>warm</text:p>
      <text:p text:style-name="P4">21<text:tab/>695<text:tab/>2016.03.26<text:tab/>4<text:tab/>18<text:tab/>26<text:tab/>33<text:tab/>34<text:tab/>38<text:tab/>14<text:tab/>0<text:tab/>cool</text:p>
      <text:p text:style-name="P4">22<text:tab/>694<text:tab/>2016.03.19<text:tab/>7<text:tab/>15<text:tab/>20<text:tab/>25<text:tab/>33<text:tab/>43<text:tab/>12<text:tab/>1<text:tab/>clear</text:p>
      <text:p text:style-name="P4">23<text:tab/>693<text:tab/>2016.03.12<text:tab/>1<text:tab/>6<text:tab/>11<text:tab/>28<text:tab/>34<text:tab/>42<text:tab/>30<text:tab/>0<text:tab/>clear</text:p>
      <text:p text:style-name="P4">24<text:tab/>692<text:tab/>2016.03.05<text:tab/>3<text:tab/>11<text:tab/>14<text:tab/>15<text:tab/>32<text:tab/>36<text:tab/>44<text:tab/>1<text:tab/>clear</text:p>
      <text:p text:style-name="P4">25<text:tab/>691<text:tab/>2016.02.27<text:tab/>15<text:tab/>27<text:tab/>33<text:tab/>35<text:tab/>43<text:tab/>45<text:tab/>16<text:tab/>1<text:tab/>cloudy</text:p>
      <text:p text:style-name="P4">26<text:tab/>690<text:tab/>2016.02.20<text:tab/>24<text:tab/>25<text:tab/>33<text:tab/>34<text:tab/>38<text:tab/>39<text:tab/>43<text:tab/>1<text:tab/>cloudy</text:p>
      <text:p text:style-name="P4">27<text:tab/>689<text:tab/>2016.02.13<text:tab/>7<text:tab/>17<text:tab/>19<text:tab/>30<text:tab/>36<text:tab/>38<text:tab/>34<text:tab/>0<text:tab/>warm</text:p>
      <text:p text:style-name="P4">28<text:tab/>688<text:tab/>2016.02.06<text:tab/>5<text:tab/>15<text:tab/>22<text:tab/>23<text:tab/>34<text:tab/>35<text:tab/>2<text:tab/>0<text:tab/>warm</text:p>
      <text:p text:style-name="P4">29<text:tab/>687<text:tab/>2016.01.30<text:tab/>1<text:tab/>8<text:tab/>10<text:tab/>13<text:tab/>28<text:tab/>42<text:tab/>45<text:tab/>1<text:tab/>cool</text:p>
      <text:p text:style-name="P4">30<text:tab/>686<text:tab/>2016.01.23<text:tab/>7<text:tab/>12<text:tab/>15<text:tab/>24<text:tab/>25<text:tab/>43<text:tab/>13<text:tab/>0<text:tab/>cloudy</text:p>
      <text:p text:style-name="P4">31<text:tab/>685<text:tab/>2016.01.16<text:tab/>6<text:tab/>7<text:tab/>12<text:tab/>28<text:tab/>38<text:tab/>40<text:tab/>18<text:tab/>1<text:tab/>clear</text:p>
      <text:p text:style-name="P4">32<text:tab/>684<text:tab/>2016.01.09<text:tab/>1<text:tab/>11<text:tab/>15<text:tab/>17<text:tab/>25<text:tab/>39<text:tab/>40<text:tab/>1<text:tab/>cool</text:p>
      <text:p text:style-name="P4">33<text:tab/>683<text:tab/>2016.01.02<text:tab/>6<text:tab/>13<text:tab/>20<text:tab/>27<text:tab/>28<text:tab/>40<text:tab/>15<text:tab/>0<text:tab/>warm</text:p>
      <text:p text:style-name="P4">34<text:tab/>682<text:tab/>2015.12.26<text:tab/>17<text:tab/>23<text:tab/>27<text:tab/>35<text:tab/>38<text:tab/>43<text:tab/>2<text:tab/>1<text:tab/>clear</text:p>
      <text:p text:style-name="P4">35<text:tab/>681<text:tab/>2015.12.19<text:tab/>21<text:tab/>24<text:tab/>27<text:tab/>29<text:tab/>43<text:tab/>44<text:tab/>7<text:tab/>1<text:tab/>clear</text:p>
      <text:p text:style-name="P4">36<text:tab/>680<text:tab/>2015.12.12<text:tab/>4<text:tab/>10<text:tab/>19<text:tab/>29<text:tab/>32<text:tab/>42<text:tab/>30<text:tab/>0<text:tab/>clear</text:p>
      <text:p text:style-name="P4">37<text:tab/>679<text:tab/>2015.12.05<text:tab/>3<text:tab/>5<text:tab/>7<text:tab/>14<text:tab/>26<text:tab/>34<text:tab/>35<text:tab/>1<text:tab/>clear</text:p>
      <text:p text:style-name="P4">38<text:tab/>678<text:tab/>2015.11.28<text:tab/>4<text:tab/>5<text:tab/>6<text:tab/>12<text:tab/>25<text:tab/>37<text:tab/>45<text:tab/>0<text:tab/>warm</text:p>
      <text:p text:style-name="P4">39<text:tab/>677<text:tab/>2015.11.21<text:tab/>12<text:tab/>15<text:tab/>24<text:tab/>36<text:tab/>41<text:tab/>44<text:tab/>42<text:tab/>1<text:tab/>warm</text:p>
      <text:p text:style-name="P4">40<text:tab/>676<text:tab/>2015.11.14<text:tab/>1<text:tab/>8<text:tab/>17<text:tab/>34<text:tab/>39<text:tab/>45<text:tab/>27<text:tab/>0<text:tab/>clear</text:p>
      <text:p text:style-name="P4">41<text:tab/>675<text:tab/>2015.11.07<text:tab/>1<text:tab/>8<text:tab/>11<text:tab/>15<text:tab/>18<text:tab/>45<text:tab/>7<text:tab/>0<text:tab/>cloudy</text:p>
      <text:p text:style-name="P4">42<text:tab/>674<text:tab/>2015.10.31<text:tab/>9<text:tab/>10<text:tab/>14<text:tab/>25<text:tab/>27<text:tab/>31<text:tab/>11<text:tab/>0<text:tab/>clear</text:p>
      <text:p text:style-name="P4">43<text:tab/>673<text:tab/>2015.10.24<text:tab/>7<text:tab/>10<text:tab/>17<text:tab/>29<text:tab/>33<text:tab/>44<text:tab/>5<text:tab/>1<text:tab/>clear</text:p>
      <text:p text:style-name="P4">44<text:tab/>672<text:tab/>2015.10.17<text:tab/>8<text:tab/>21<text:tab/>28<text:tab/>31<text:tab/>36<text:tab/>45<text:tab/>43<text:tab/>1<text:tab/>cool</text:p>
      <text:p text:style-name="P4">45<text:tab/>671<text:tab/>2015.10.10<text:tab/>7<text:tab/>9<text:tab/>10<text:tab/>13<text:tab/>31<text:tab/>35<text:tab/>24<text:tab/>1<text:tab/>clear</text:p>
      <text:p text:style-name="P4">46<text:tab/>670<text:tab/>2015.10.03<text:tab/>11<text:tab/>18<text:tab/>26<text:tab/>27<text:tab/>40<text:tab/>41<text:tab/>25<text:tab/>0<text:tab/>cool</text:p>
      <text:p text:style-name="P4">47<text:tab/>669<text:tab/>2015.09.26<text:tab/>7<text:tab/>8<text:tab/>20<text:tab/>29<text:tab/>33<text:tab/>38<text:tab/>9<text:tab/>0<text:tab/>clear</text:p>
      <text:p text:style-name="P4">48<text:tab/>668<text:tab/>2015.09.19<text:tab/>12<text:tab/>14<text:tab/>15<text:tab/>24<text:tab/>27<text:tab/>32<text:tab/>3<text:tab/>1<text:tab/>warm</text:p>
      <text:p text:style-name="P4">49<text:tab/>667<text:tab/>2015.09.12<text:tab/>15<text:tab/>17<text:tab/>25<text:tab/>37<text:tab/>42<text:tab/>43<text:tab/>13<text:tab/>0<text:tab/>clear</text:p>
      <text:p text:style-name="P4">50<text:tab/>666<text:tab/>2015.09.05<text:tab/>2<text:tab/>4<text:tab/>6<text:tab/>11<text:tab/>17<text:tab/>28<text:tab/>16<text:tab/>0<text:tab/>warm</text:p>
      <text:p text:style-name="P4"><text:soft-page-break/>51<text:tab/>665<text:tab/>2015.08.29<text:tab/>5<text:tab/>6<text:tab/>11<text:tab/>17<text:tab/>38<text:tab/>44<text:tab/>13<text:tab/>0<text:tab/>cool</text:p>
      <text:p text:style-name="P4">52<text:tab/>664<text:tab/>2015.08.22<text:tab/>10<text:tab/>20<text:tab/>33<text:tab/>36<text:tab/>41<text:tab/>44<text:tab/>5<text:tab/>1<text:tab/>cool</text:p>
      <text:p text:style-name="P4">53<text:tab/>663<text:tab/>2015.08.15<text:tab/>3<text:tab/>5<text:tab/>8<text:tab/>19<text:tab/>38<text:tab/>42<text:tab/>20<text:tab/>1<text:tab/>cloudy</text:p>
      <text:p text:style-name="P4">54<text:tab/>662<text:tab/>2015.08.08<text:tab/>5<text:tab/>6<text:tab/>9<text:tab/>11<text:tab/>15<text:tab/>37<text:tab/>26<text:tab/>0<text:tab/>warm</text:p>
      <text:p text:style-name="P4">55<text:tab/>661<text:tab/>2015.08.01<text:tab/>2<text:tab/>3<text:tab/>12<text:tab/>20<text:tab/>27<text:tab/>38<text:tab/>40<text:tab/>1<text:tab/>cloudy</text:p>
      <text:p text:style-name="P4">56<text:tab/>660<text:tab/>2015.07.25<text:tab/>4<text:tab/>9<text:tab/>23<text:tab/>33<text:tab/>39<text:tab/>44<text:tab/>14<text:tab/>1<text:tab/>clear</text:p>
      <text:p text:style-name="P4">57<text:tab/>659<text:tab/>2015.07.18<text:tab/>7<text:tab/>18<text:tab/>19<text:tab/>27<text:tab/>29<text:tab/>42<text:tab/>45<text:tab/>0<text:tab/>warm</text:p>
      <text:p text:style-name="P4">58<text:tab/>658<text:tab/>2015.07.11<text:tab/>8<text:tab/>19<text:tab/>25<text:tab/>28<text:tab/>32<text:tab/>36<text:tab/>37<text:tab/>1<text:tab/>cool</text:p>
      <text:p text:style-name="P4">59<text:tab/>657<text:tab/>2015.07.04<text:tab/>10<text:tab/>14<text:tab/>19<text:tab/>39<text:tab/>40<text:tab/>43<text:tab/>23<text:tab/>1<text:tab/>cloudy</text:p>
      <text:p text:style-name="P4">60<text:tab/>656<text:tab/>2015.06.27<text:tab/>3<text:tab/>7<text:tab/>14<text:tab/>16<text:tab/>31<text:tab/>40<text:tab/>39<text:tab/>1<text:tab/>cool</text:p>
      <text:p text:style-name="P4">61<text:tab/>655<text:tab/>2015.06.20<text:tab/>7<text:tab/>37<text:tab/>38<text:tab/>39<text:tab/>40<text:tab/>44<text:tab/>18<text:tab/>0<text:tab/>cool</text:p>
      <text:p text:style-name="P4">62<text:tab/>654<text:tab/>2015.06.13<text:tab/>16<text:tab/>21<text:tab/>26<text:tab/>31<text:tab/>36<text:tab/>43<text:tab/>6<text:tab/>1<text:tab/>warm</text:p>
      <text:p text:style-name="P4">63<text:tab/>653<text:tab/>2015.06.06<text:tab/>5<text:tab/>6<text:tab/>26<text:tab/>27<text:tab/>38<text:tab/>39<text:tab/>1<text:tab/>0<text:tab/>clear</text:p>
      <text:p text:style-name="P4">64<text:tab/>652<text:tab/>2015.05.30<text:tab/>3<text:tab/>13<text:tab/>15<text:tab/>40<text:tab/>41<text:tab/>44<text:tab/>20<text:tab/>1<text:tab/>cloudy</text:p>
      <text:p text:style-name="P4">65<text:tab/>651<text:tab/>2015.05.23<text:tab/>11<text:tab/>12<text:tab/>16<text:tab/>26<text:tab/>29<text:tab/>44<text:tab/>18<text:tab/>1<text:tab/>cool</text:p>
      <text:p text:style-name="P4">66<text:tab/>650<text:tab/>2015.05.16<text:tab/>3<text:tab/>4<text:tab/>7<text:tab/>11<text:tab/>31<text:tab/>41<text:tab/>35<text:tab/>0<text:tab/>clear</text:p>
      <text:p text:style-name="P4">67<text:tab/>649<text:tab/>2015.05.09<text:tab/>3<text:tab/>21<text:tab/>22<text:tab/>33<text:tab/>41<text:tab/>42<text:tab/>20<text:tab/>1<text:tab/>cloudy</text:p>
      <text:p text:style-name="P4">68<text:tab/>648<text:tab/>2015.05.02<text:tab/>13<text:tab/>19<text:tab/>28<text:tab/>37<text:tab/>38<text:tab/>43<text:tab/>4<text:tab/>0<text:tab/>clear</text:p>
      <text:p text:style-name="P4">69<text:tab/>647<text:tab/>2015.04.25<text:tab/>5<text:tab/>16<text:tab/>21<text:tab/>23<text:tab/>24<text:tab/>30<text:tab/>29<text:tab/>0<text:tab/>warm</text:p>
      <text:p text:style-name="P4">70<text:tab/>646<text:tab/>2015.04.18<text:tab/>2<text:tab/>9<text:tab/>24<text:tab/>41<text:tab/>43<text:tab/>45<text:tab/>30<text:tab/>1<text:tab/>cloudy</text:p>
      <text:p text:style-name="P4">71<text:tab/>645<text:tab/>2015.04.11<text:tab/>1<text:tab/>4<text:tab/>16<text:tab/>26<text:tab/>40<text:tab/>41<text:tab/>31<text:tab/>1<text:tab/>warm</text:p>
      <text:p text:style-name="P4">72<text:tab/>644<text:tab/>2015.04.04<text:tab/>5<text:tab/>13<text:tab/>17<text:tab/>23<text:tab/>28<text:tab/>36<text:tab/>8<text:tab/>1<text:tab/>clear</text:p>
      <text:p text:style-name="P4">73<text:tab/>643<text:tab/>2015.03.28<text:tab/>15<text:tab/>24<text:tab/>31<text:tab/>32<text:tab/>33<text:tab/>40<text:tab/>13<text:tab/>0<text:tab/>cool</text:p>
      <text:p text:style-name="P4">74<text:tab/>642<text:tab/>2015.03.21<text:tab/>8<text:tab/>17<text:tab/>18<text:tab/>24<text:tab/>39<text:tab/>45<text:tab/>32<text:tab/>1<text:tab/>cool</text:p>
      <text:p text:style-name="P4">75<text:tab/>641<text:tab/>2015.03.14<text:tab/>11<text:tab/>18<text:tab/>21<text:tab/>36<text:tab/>37<text:tab/>43<text:tab/>12<text:tab/>1<text:tab/>clear</text:p>
      <text:p text:style-name="P4">76<text:tab/>640<text:tab/>2015.03.07<text:tab/>14<text:tab/>15<text:tab/>18<text:tab/>21<text:tab/>26<text:tab/>35<text:tab/>23<text:tab/>0<text:tab/>cool</text:p>
      <text:p text:style-name="P4">77<text:tab/>639<text:tab/>2015.02.28<text:tab/>6<text:tab/>15<text:tab/>22<text:tab/>23<text:tab/>25<text:tab/>32<text:tab/>40<text:tab/>1<text:tab/>clear</text:p>
      <text:p text:style-name="P4">78<text:tab/>638<text:tab/>2015.02.21<text:tab/>7<text:tab/>18<text:tab/>22<text:tab/>24<text:tab/>31<text:tab/>34<text:tab/>6<text:tab/>0<text:tab/>cool</text:p>
      <text:p text:style-name="P4">79<text:tab/>637<text:tab/>2015.02.14<text:tab/>3<text:tab/>16<text:tab/>22<text:tab/>37<text:tab/>38<text:tab/>44<text:tab/>23<text:tab/>1<text:tab/>cool</text:p>
      <text:p text:style-name="P4">80<text:tab/>636<text:tab/>2015.02.07<text:tab/>6<text:tab/>7<text:tab/>15<text:tab/>16<text:tab/>20<text:tab/>31<text:tab/>26<text:tab/>0<text:tab/>clear</text:p>
      <text:p text:style-name="P4">81<text:tab/>635<text:tab/>2015.01.31<text:tab/>11<text:tab/>13<text:tab/>25<text:tab/>26<text:tab/>29<text:tab/>33<text:tab/>32<text:tab/>0<text:tab/>cloudy</text:p>
      <text:p text:style-name="P4">82<text:tab/>634<text:tab/>2015.01.24<text:tab/>4<text:tab/>10<text:tab/>11<text:tab/>12<text:tab/>20<text:tab/>27<text:tab/>38<text:tab/>1<text:tab/>warm</text:p>
      <text:p text:style-name="P4">83<text:tab/>633<text:tab/>2015.01.17<text:tab/>9<text:tab/>12<text:tab/>19<text:tab/>20<text:tab/>39<text:tab/>41<text:tab/>13<text:tab/>1<text:tab/>clear</text:p>
      <text:p text:style-name="P4">84<text:tab/>632<text:tab/>2015.01.10<text:tab/>15<text:tab/>18<text:tab/>21<text:tab/>32<text:tab/>35<text:tab/>44<text:tab/>6<text:tab/>1<text:tab/>clear</text:p>
      <text:p text:style-name="P4">85<text:tab/>631<text:tab/>2015.01.03<text:tab/>1<text:tab/>2<text:tab/>4<text:tab/>23<text:tab/>31<text:tab/>34<text:tab/>8<text:tab/>0<text:tab/>clear</text:p>
      <text:p text:style-name="P4">86<text:tab/>630<text:tab/>2014.12.27<text:tab/>8<text:tab/>17<text:tab/>21<text:tab/>24<text:tab/>27<text:tab/>31<text:tab/>15<text:tab/>0<text:tab/>warm</text:p>
      <text:p text:style-name="P4">87<text:tab/>629<text:tab/>2014.12.20<text:tab/>19<text:tab/>28<text:tab/>31<text:tab/>38<text:tab/>43<text:tab/>44<text:tab/>1<text:tab/>1<text:tab/>cool</text:p>
      <text:p text:style-name="P4">88<text:tab/>628<text:tab/>2014.12.13<text:tab/>1<text:tab/>7<text:tab/>12<text:tab/>15<text:tab/>23<text:tab/>42<text:tab/>11<text:tab/>1<text:tab/>cloudy</text:p>
      <text:p text:style-name="P4">89<text:tab/>627<text:tab/>2014.12.06<text:tab/>2<text:tab/>9<text:tab/>22<text:tab/>25<text:tab/>31<text:tab/>45<text:tab/>12<text:tab/>1<text:tab/>cloudy</text:p>
      <text:p text:style-name="P4">90<text:tab/>626<text:tab/>2014.11.29<text:tab/>13<text:tab/>14<text:tab/>26<text:tab/>33<text:tab/>40<text:tab/>43<text:tab/>15<text:tab/>0<text:tab/>cool</text:p>
      <text:p text:style-name="P4">91<text:tab/>625<text:tab/>2014.11.22<text:tab/>3<text:tab/>6<text:tab/>7<text:tab/>20<text:tab/>21<text:tab/>39<text:tab/>13<text:tab/>0<text:tab/>warm</text:p>
      <text:p text:style-name="P4">92<text:tab/>624<text:tab/>2014.11.15<text:tab/>1<text:tab/>7<text:tab/>19<text:tab/>26<text:tab/>27<text:tab/>35<text:tab/>16<text:tab/>1<text:tab/>cloudy</text:p>
      <text:p text:style-name="P4">93<text:tab/>623<text:tab/>2014.11.08<text:tab/>7<text:tab/>13<text:tab/>30<text:tab/>39<text:tab/>41<text:tab/>45<text:tab/>25<text:tab/>0<text:tab/>warm</text:p>
      <text:p text:style-name="P4">94<text:tab/>622<text:tab/>2014.11.01<text:tab/>9<text:tab/>15<text:tab/>16<text:tab/>21<text:tab/>28<text:tab/>34<text:tab/>24<text:tab/>0<text:tab/>cloudy</text:p>
      <text:p text:style-name="P4">95<text:tab/>621<text:tab/>2014.10.25<text:tab/>1<text:tab/>2<text:tab/>6<text:tab/>16<text:tab/>19<text:tab/>42<text:tab/>9<text:tab/>0<text:tab/>clear</text:p>
      <text:p text:style-name="P4">96<text:tab/>620<text:tab/>2014.10.18<text:tab/>2<text:tab/>16<text:tab/>17<text:tab/>32<text:tab/>39<text:tab/>45<text:tab/>40<text:tab/>1<text:tab/>clear</text:p>
      <text:p text:style-name="P4">97<text:tab/>619<text:tab/>2014.10.11<text:tab/>6<text:tab/>8<text:tab/>13<text:tab/>30<text:tab/>35<text:tab/>40<text:tab/>21<text:tab/>0<text:tab/>warm</text:p>
      <text:p text:style-name="P4">98<text:tab/>618<text:tab/>2014.10.04<text:tab/>8<text:tab/>16<text:tab/>25<text:tab/>30<text:tab/>42<text:tab/>43<text:tab/>15<text:tab/>0<text:tab/>clear</text:p>
      <text:p text:style-name="P4">99<text:tab/>617<text:tab/>2014.09.27<text:tab/>4<text:tab/>5<text:tab/>11<text:tab/>12<text:tab/>24<text:tab/>27<text:tab/>28<text:tab/>0<text:tab/>cool</text:p>
      <text:p text:style-name="P4">100<text:tab/>616<text:tab/>2014.09.20<text:tab/>5<text:tab/>13<text:tab/>18<text:tab/>23<text:tab/>40<text:tab/>45<text:tab/>3<text:tab/>0<text:tab/>cloudy</text:p>
      <text:p text:style-name="P4">101<text:tab/>615<text:tab/>2014.09.13<text:tab/>10<text:tab/>17<text:tab/>18<text:tab/>19<text:tab/>23<text:tab/>27<text:tab/>35<text:tab/>0<text:tab/>cloudy</text:p>
      <text:p text:style-name="P4">102<text:tab/>614<text:tab/>2014.09.06<text:tab/>8<text:tab/>21<text:tab/>25<text:tab/>39<text:tab/>40<text:tab/>44<text:tab/>18<text:tab/>1<text:tab/>cool</text:p>
      <text:p text:style-name="P4"><text:soft-page-break/>103<text:tab/>613<text:tab/>2014.08.30<text:tab/>7<text:tab/>8<text:tab/>11<text:tab/>16<text:tab/>41<text:tab/>44<text:tab/>35<text:tab/>0<text:tab/>cloudy</text:p>
      <text:p text:style-name="P4">104<text:tab/>612<text:tab/>2014.08.23<text:tab/>6<text:tab/>9<text:tab/>18<text:tab/>19<text:tab/>25<text:tab/>33<text:tab/>40<text:tab/>0<text:tab/>warm</text:p>
      <text:p text:style-name="P4">105<text:tab/>611<text:tab/>2014.08.16<text:tab/>2<text:tab/>22<text:tab/>27<text:tab/>33<text:tab/>36<text:tab/>37<text:tab/>14<text:tab/>1<text:tab/>clear</text:p>
      <text:p text:style-name="P4">106<text:tab/>610<text:tab/>2014.08.09<text:tab/>14<text:tab/>18<text:tab/>20<text:tab/>23<text:tab/>28<text:tab/>36<text:tab/>33<text:tab/>1<text:tab/>clear</text:p>
      <text:p text:style-name="P4">107<text:tab/>609<text:tab/>2014.08.02<text:tab/>4<text:tab/>8<text:tab/>27<text:tab/>34<text:tab/>39<text:tab/>40<text:tab/>13<text:tab/>0<text:tab/>cloudy</text:p>
      <text:p text:style-name="P4">108<text:tab/>608<text:tab/>2014.07.26<text:tab/>4<text:tab/>8<text:tab/>18<text:tab/>19<text:tab/>39<text:tab/>44<text:tab/>41<text:tab/>1<text:tab/>cloudy</text:p>
      <text:p text:style-name="P4">109<text:tab/>607<text:tab/>2014.07.19<text:tab/>8<text:tab/>14<text:tab/>23<text:tab/>36<text:tab/>38<text:tab/>39<text:tab/>13<text:tab/>0<text:tab/>cloudy</text:p>
      <text:p text:style-name="P4">110<text:tab/>606<text:tab/>2014.07.12<text:tab/>1<text:tab/>5<text:tab/>6<text:tab/>14<text:tab/>20<text:tab/>39<text:tab/>22<text:tab/>0<text:tab/>warm</text:p>
      <text:p text:style-name="P4">111<text:tab/>605<text:tab/>2014.07.05<text:tab/>1<text:tab/>2<text:tab/>7<text:tab/>9<text:tab/>10<text:tab/>38<text:tab/>42<text:tab/>1<text:tab/>cool</text:p>
      <text:p text:style-name="P4">112<text:tab/>604<text:tab/>2014.06.28<text:tab/>2<text:tab/>6<text:tab/>18<text:tab/>21<text:tab/>33<text:tab/>34<text:tab/>30<text:tab/>1<text:tab/>cloudy</text:p>
      <text:p text:style-name="P4">113<text:tab/>603<text:tab/>2014.06.21<text:tab/>2<text:tab/>19<text:tab/>25<text:tab/>26<text:tab/>27<text:tab/>43<text:tab/>28<text:tab/>0<text:tab/>warm</text:p>
      <text:p text:style-name="P4">114<text:tab/>602<text:tab/>2014.06.14<text:tab/>13<text:tab/>14<text:tab/>22<text:tab/>27<text:tab/>30<text:tab/>38<text:tab/>2<text:tab/>0<text:tab/>cloudy</text:p>
      <text:p text:style-name="P4">115<text:tab/>601<text:tab/>2014.06.07<text:tab/>2<text:tab/>16<text:tab/>19<text:tab/>31<text:tab/>34<text:tab/>35<text:tab/>37<text:tab/>0<text:tab/>cloudy</text:p>
      <text:p text:style-name="P4">116<text:tab/>600<text:tab/>2014.05.31<text:tab/>5<text:tab/>11<text:tab/>14<text:tab/>27<text:tab/>29<text:tab/>36<text:tab/>44<text:tab/>0<text:tab/>cool</text:p>
      <text:p text:style-name="P4">117<text:tab/>599<text:tab/>2014.05.24<text:tab/>5<text:tab/>12<text:tab/>17<text:tab/>29<text:tab/>34<text:tab/>35<text:tab/>27<text:tab/>0<text:tab/>cloudy</text:p>
      <text:p text:style-name="P4">118<text:tab/>598<text:tab/>2014.05.17<text:tab/>4<text:tab/>12<text:tab/>24<text:tab/>33<text:tab/>38<text:tab/>45<text:tab/>22<text:tab/>1<text:tab/>clear</text:p>
      <text:p text:style-name="P4">119<text:tab/>597<text:tab/>2014.05.10<text:tab/>8<text:tab/>10<text:tab/>23<text:tab/>24<text:tab/>35<text:tab/>43<text:tab/>37<text:tab/>1<text:tab/>warm</text:p>
      <text:p text:style-name="P4">120<text:tab/>596<text:tab/>2014.05.03<text:tab/>3<text:tab/>4<text:tab/>12<text:tab/>14<text:tab/>25<text:tab/>43<text:tab/>17<text:tab/>1<text:tab/>warm</text:p>
      <text:p text:style-name="P4">121<text:tab/>595<text:tab/>2014.04.26<text:tab/>8<text:tab/>24<text:tab/>28<text:tab/>35<text:tab/>38<text:tab/>40<text:tab/>5<text:tab/>0<text:tab/>clear</text:p>
      <text:p text:style-name="P4">122<text:tab/>594<text:tab/>2014.04.19<text:tab/>2<text:tab/>8<text:tab/>13<text:tab/>25<text:tab/>28<text:tab/>37<text:tab/>3<text:tab/>1<text:tab/>clear</text:p>
      <text:p text:style-name="P4">123<text:tab/>593<text:tab/>2014.04.12<text:tab/>9<text:tab/>10<text:tab/>13<text:tab/>24<text:tab/>33<text:tab/>38<text:tab/>28<text:tab/>1<text:tab/>cloudy</text:p>
      <text:p text:style-name="P4">124<text:tab/>592<text:tab/>2014.04.05<text:tab/>2<text:tab/>5<text:tab/>6<text:tab/>13<text:tab/>28<text:tab/>44<text:tab/>43<text:tab/>1<text:tab/>clear</text:p>
      <text:p text:style-name="P4">125<text:tab/>591<text:tab/>2014.03.29<text:tab/>8<text:tab/>13<text:tab/>14<text:tab/>30<text:tab/>38<text:tab/>39<text:tab/>5<text:tab/>1<text:tab/>clear</text:p>
      <text:p text:style-name="P4">126<text:tab/>590<text:tab/>2014.03.22<text:tab/>20<text:tab/>30<text:tab/>36<text:tab/>38<text:tab/>41<text:tab/>45<text:tab/>23<text:tab/>0<text:tab/>cool</text:p>
      <text:p text:style-name="P4">127<text:tab/>589<text:tab/>2014.03.15<text:tab/>6<text:tab/>8<text:tab/>28<text:tab/>33<text:tab/>38<text:tab/>39<text:tab/>22<text:tab/>1<text:tab/>cool</text:p>
      <text:p text:style-name="P4">128<text:tab/>588<text:tab/>2014.03.08<text:tab/>2<text:tab/>8<text:tab/>15<text:tab/>22<text:tab/>25<text:tab/>41<text:tab/>30<text:tab/>0<text:tab/>cloudy</text:p>
      <text:p text:style-name="P4">129<text:tab/>587<text:tab/>2014.03.01<text:tab/>14<text:tab/>21<text:tab/>29<text:tab/>31<text:tab/>32<text:tab/>37<text:tab/>17<text:tab/>1<text:tab/>cloudy</text:p>
      <text:p text:style-name="P4">130<text:tab/>586<text:tab/>2014.02.22<text:tab/>2<text:tab/>7<text:tab/>12<text:tab/>15<text:tab/>21<text:tab/>34<text:tab/>5<text:tab/>0<text:tab/>cloudy</text:p>
      <text:p text:style-name="P4">131<text:tab/>585<text:tab/>2014.02.15<text:tab/>6<text:tab/>7<text:tab/>10<text:tab/>16<text:tab/>38<text:tab/>41<text:tab/>4<text:tab/>1<text:tab/>clear</text:p>
      <text:p text:style-name="P4">132<text:tab/>584<text:tab/>2014.02.08<text:tab/>7<text:tab/>18<text:tab/>30<text:tab/>39<text:tab/>40<text:tab/>41<text:tab/>36<text:tab/>1<text:tab/>cloudy</text:p>
      <text:p text:style-name="P4">133<text:tab/>583<text:tab/>2014.02.01<text:tab/>8<text:tab/>17<text:tab/>27<text:tab/>33<text:tab/>40<text:tab/>44<text:tab/>24<text:tab/>0<text:tab/>cool</text:p>
      <text:p text:style-name="P4">134<text:tab/>582<text:tab/>2014.01.25<text:tab/>2<text:tab/>12<text:tab/>14<text:tab/>33<text:tab/>40<text:tab/>41<text:tab/>25<text:tab/>1<text:tab/>clear</text:p>
      <text:p text:style-name="P4">135<text:tab/>581<text:tab/>2014.01.18<text:tab/>3<text:tab/>5<text:tab/>14<text:tab/>20<text:tab/>42<text:tab/>44<text:tab/>33<text:tab/>1<text:tab/>cloudy</text:p>
      <text:p text:style-name="P4">136<text:tab/>580<text:tab/>2014.01.11<text:tab/>5<text:tab/>7<text:tab/>9<text:tab/>11<text:tab/>32<text:tab/>35<text:tab/>33<text:tab/>0<text:tab/>clear</text:p>
      <text:p text:style-name="P4">137<text:tab/>579<text:tab/>2014.01.04<text:tab/>5<text:tab/>7<text:tab/>20<text:tab/>22<text:tab/>37<text:tab/>42<text:tab/>39<text:tab/>0<text:tab/>cloudy</text:p>
      <text:p text:style-name="P4">138<text:tab/>578<text:tab/>2013.12.28<text:tab/>5<text:tab/>12<text:tab/>14<text:tab/>32<text:tab/>34<text:tab/>42<text:tab/>16<text:tab/>1<text:tab/>clear</text:p>
      <text:p text:style-name="P4">139<text:tab/>577<text:tab/>2013.12.21<text:tab/>16<text:tab/>17<text:tab/>22<text:tab/>31<text:tab/>34<text:tab/>37<text:tab/>33<text:tab/>0<text:tab/>warm</text:p>
      <text:p text:style-name="P4">140<text:tab/>576<text:tab/>2013.12.14<text:tab/>10<text:tab/>11<text:tab/>15<text:tab/>25<text:tab/>35<text:tab/>41<text:tab/>13<text:tab/>1<text:tab/>cloudy</text:p>
      <text:p text:style-name="P4">141<text:tab/>575<text:tab/>2013.12.07<text:tab/>2<text:tab/>8<text:tab/>20<text:tab/>30<text:tab/>33<text:tab/>34<text:tab/>6<text:tab/>0<text:tab/>clear</text:p>
      <text:p text:style-name="P4">142<text:tab/>574<text:tab/>2013.11.30<text:tab/>14<text:tab/>15<text:tab/>16<text:tab/>19<text:tab/>25<text:tab/>43<text:tab/>2<text:tab/>0<text:tab/>clear</text:p>
      <text:p text:style-name="P4">143<text:tab/>573<text:tab/>2013.11.23<text:tab/>2<text:tab/>4<text:tab/>20<text:tab/>34<text:tab/>35<text:tab/>43<text:tab/>14<text:tab/>0<text:tab/>cool</text:p>
      <text:p text:style-name="P4">144<text:tab/>572<text:tab/>2013.11.16<text:tab/>3<text:tab/>13<text:tab/>18<text:tab/>33<text:tab/>37<text:tab/>45<text:tab/>1<text:tab/>0<text:tab/>clear</text:p>
      <text:p text:style-name="P4">145<text:tab/>571<text:tab/>2013.11.09<text:tab/>11<text:tab/>18<text:tab/>21<text:tab/>26<text:tab/>38<text:tab/>43<text:tab/>29<text:tab/>0<text:tab/>cloudy</text:p>
      <text:p text:style-name="P4">146<text:tab/>570<text:tab/>2013.11.02<text:tab/>1<text:tab/>12<text:tab/>26<text:tab/>27<text:tab/>29<text:tab/>33<text:tab/>42<text:tab/>1<text:tab/>cloudy</text:p>
      <text:p text:style-name="P4">147<text:tab/>569<text:tab/>2013.10.26<text:tab/>3<text:tab/>6<text:tab/>13<text:tab/>23<text:tab/>24<text:tab/>35<text:tab/>1<text:tab/>0<text:tab/>warm</text:p>
      <text:p text:style-name="P4">148<text:tab/>568<text:tab/>2013.10.19<text:tab/>1<text:tab/>3<text:tab/>17<text:tab/>20<text:tab/>31<text:tab/>44<text:tab/>40<text:tab/>1<text:tab/>warm</text:p>
      <text:p text:style-name="P4">149<text:tab/>567<text:tab/>2013.10.12<text:tab/>1<text:tab/>10<text:tab/>15<text:tab/>16<text:tab/>32<text:tab/>41<text:tab/>28<text:tab/>0<text:tab/>cloudy</text:p>
      <text:p text:style-name="P4">150<text:tab/>566<text:tab/>2013.10.05<text:tab/>4<text:tab/>5<text:tab/>6<text:tab/>25<text:tab/>26<text:tab/>43<text:tab/>41<text:tab/>0<text:tab/>warm</text:p>
      <text:p text:style-name="P4">151<text:tab/>565<text:tab/>2013.09.28<text:tab/>4<text:tab/>10<text:tab/>18<text:tab/>27<text:tab/>40<text:tab/>45<text:tab/>38<text:tab/>1<text:tab/>cloudy</text:p>
      <text:p text:style-name="P4">152<text:tab/>564<text:tab/>2013.09.21<text:tab/>14<text:tab/>19<text:tab/>25<text:tab/>26<text:tab/>27<text:tab/>34<text:tab/>2<text:tab/>0<text:tab/>warm</text:p>
      <text:p text:style-name="P4">153<text:tab/>563<text:tab/>2013.09.14<text:tab/>5<text:tab/>10<text:tab/>16<text:tab/>17<text:tab/>31<text:tab/>32<text:tab/>21<text:tab/>0<text:tab/>warm</text:p>
      <text:p text:style-name="P4">154<text:tab/>562<text:tab/>2013.09.07<text:tab/>4<text:tab/>11<text:tab/>13<text:tab/>17<text:tab/>20<text:tab/>31<text:tab/>33<text:tab/>0<text:tab/>cool</text:p>
      <text:p text:style-name="P4"><text:soft-page-break/>155<text:tab/>561<text:tab/>2013.08.31<text:tab/>5<text:tab/>7<text:tab/>18<text:tab/>37<text:tab/>42<text:tab/>45<text:tab/>20<text:tab/>1<text:tab/>cloudy</text:p>
      <text:p text:style-name="P4">156<text:tab/>560<text:tab/>2013.08.24<text:tab/>1<text:tab/>4<text:tab/>20<text:tab/>23<text:tab/>29<text:tab/>45<text:tab/>28<text:tab/>0<text:tab/>cool</text:p>
      <text:p text:style-name="P4">157<text:tab/>559<text:tab/>2013.08.17<text:tab/>11<text:tab/>12<text:tab/>25<text:tab/>32<text:tab/>44<text:tab/>45<text:tab/>23<text:tab/>0<text:tab/>cool</text:p>
      <text:p text:style-name="P4">158<text:tab/>558<text:tab/>2013.08.10<text:tab/>12<text:tab/>15<text:tab/>19<text:tab/>26<text:tab/>40<text:tab/>43<text:tab/>29<text:tab/>1<text:tab/>warm</text:p>
      <text:p text:style-name="P4">159<text:tab/>557<text:tab/>2013.08.03<text:tab/>4<text:tab/>20<text:tab/>26<text:tab/>28<text:tab/>35<text:tab/>40<text:tab/>31<text:tab/>0<text:tab/>warm</text:p>
      <text:p text:style-name="P4">160<text:tab/>556<text:tab/>2013.07.27<text:tab/>12<text:tab/>20<text:tab/>23<text:tab/>28<text:tab/>30<text:tab/>44<text:tab/>43<text:tab/>1<text:tab/>cool</text:p>
      <text:p text:style-name="P4">161<text:tab/>555<text:tab/>2013.07.20<text:tab/>11<text:tab/>17<text:tab/>21<text:tab/>24<text:tab/>26<text:tab/>36<text:tab/>12<text:tab/>0<text:tab/>cool</text:p>
      <text:p text:style-name="P4">162<text:tab/>554<text:tab/>2013.07.13<text:tab/>13<text:tab/>14<text:tab/>17<text:tab/>32<text:tab/>41<text:tab/>42<text:tab/>6<text:tab/>0<text:tab/>warm</text:p>
      <text:p text:style-name="P4">163<text:tab/>553<text:tab/>2013.07.06<text:tab/>2<text:tab/>7<text:tab/>17<text:tab/>28<text:tab/>29<text:tab/>39<text:tab/>37<text:tab/>1<text:tab/>cool</text:p>
      <text:p text:style-name="P4">164<text:tab/>552<text:tab/>2013.06.29<text:tab/>1<text:tab/>10<text:tab/>20<text:tab/>32<text:tab/>35<text:tab/>40<text:tab/>43<text:tab/>1<text:tab/>cool</text:p>
      <text:p text:style-name="P4">165<text:tab/>551<text:tab/>2013.06.22<text:tab/>3<text:tab/>6<text:tab/>20<text:tab/>24<text:tab/>27<text:tab/>44<text:tab/>25<text:tab/>1<text:tab/>cloudy</text:p>
      <text:p text:style-name="P4">166<text:tab/>550<text:tab/>2013.06.15<text:tab/>1<text:tab/>7<text:tab/>14<text:tab/>20<text:tab/>34<text:tab/>37<text:tab/>41<text:tab/>0<text:tab/>clear</text:p>
      <text:p text:style-name="P4">167<text:tab/>549<text:tab/>2013.06.08<text:tab/>29<text:tab/>31<text:tab/>35<text:tab/>38<text:tab/>40<text:tab/>44<text:tab/>17<text:tab/>0<text:tab/>cool</text:p>
      <text:p text:style-name="P4">168<text:tab/>548<text:tab/>2013.06.01<text:tab/>1<text:tab/>12<text:tab/>13<text:tab/>21<text:tab/>32<text:tab/>45<text:tab/>14<text:tab/>0<text:tab/>clear</text:p>
      <text:p text:style-name="P4">169<text:tab/>547<text:tab/>2013.05.25<text:tab/>6<text:tab/>7<text:tab/>15<text:tab/>22<text:tab/>34<text:tab/>39<text:tab/>28<text:tab/>1<text:tab/>cloudy</text:p>
      <text:p text:style-name="P4">170<text:tab/>546<text:tab/>2013.05.18<text:tab/>8<text:tab/>17<text:tab/>20<text:tab/>27<text:tab/>37<text:tab/>43<text:tab/>6<text:tab/>0<text:tab/>cool</text:p>
      <text:p text:style-name="P4">171<text:tab/>545<text:tab/>2013.05.11<text:tab/>4<text:tab/>24<text:tab/>25<text:tab/>27<text:tab/>34<text:tab/>35<text:tab/>2<text:tab/>1<text:tab/>cool</text:p>
      <text:p text:style-name="P4">172<text:tab/>544<text:tab/>2013.05.04<text:tab/>5<text:tab/>17<text:tab/>21<text:tab/>25<text:tab/>36<text:tab/>44<text:tab/>10<text:tab/>1<text:tab/>cloudy</text:p>
      <text:p text:style-name="P4">173<text:tab/>543<text:tab/>2013.04.27<text:tab/>13<text:tab/>18<text:tab/>26<text:tab/>31<text:tab/>34<text:tab/>44<text:tab/>12<text:tab/>0<text:tab/>clear</text:p>
      <text:p text:style-name="P4">174<text:tab/>542<text:tab/>2013.04.20<text:tab/>5<text:tab/>6<text:tab/>19<text:tab/>26<text:tab/>41<text:tab/>45<text:tab/>34<text:tab/>1<text:tab/>cool</text:p>
      <text:p text:style-name="P4">175<text:tab/>541<text:tab/>2013.04.13<text:tab/>8<text:tab/>13<text:tab/>26<text:tab/>28<text:tab/>32<text:tab/>34<text:tab/>43<text:tab/>0<text:tab/>cool</text:p>
      <text:p text:style-name="P4">176<text:tab/>540<text:tab/>2013.04.06<text:tab/>3<text:tab/>12<text:tab/>13<text:tab/>15<text:tab/>34<text:tab/>36<text:tab/>14<text:tab/>1<text:tab/>cool</text:p>
      <text:p text:style-name="P4">177<text:tab/>539<text:tab/>2013.03.30<text:tab/>3<text:tab/>19<text:tab/>22<text:tab/>31<text:tab/>42<text:tab/>43<text:tab/>26<text:tab/>1<text:tab/>clear</text:p>
      <text:p text:style-name="P4">178<text:tab/>538<text:tab/>2013.03.23<text:tab/>6<text:tab/>10<text:tab/>18<text:tab/>31<text:tab/>32<text:tab/>34<text:tab/>11<text:tab/>1<text:tab/>cloudy</text:p>
      <text:p text:style-name="P4">179<text:tab/>537<text:tab/>2013.03.16<text:tab/>12<text:tab/>23<text:tab/>26<text:tab/>30<text:tab/>36<text:tab/>43<text:tab/>11<text:tab/>1<text:tab/>clear</text:p>
      <text:p text:style-name="P4">180<text:tab/>536<text:tab/>2013.03.09<text:tab/>7<text:tab/>8<text:tab/>18<text:tab/>32<text:tab/>37<text:tab/>43<text:tab/>12<text:tab/>1<text:tab/>cool</text:p>
      <text:p text:style-name="P4">181<text:tab/>535<text:tab/>2013.03.02<text:tab/>11<text:tab/>12<text:tab/>14<text:tab/>15<text:tab/>18<text:tab/>39<text:tab/>34<text:tab/>0<text:tab/>cool</text:p>
      <text:p text:style-name="P4">182<text:tab/>534<text:tab/>2013.02.23<text:tab/>10<text:tab/>24<text:tab/>26<text:tab/>29<text:tab/>37<text:tab/>38<text:tab/>32<text:tab/>0<text:tab/>clear</text:p>
      <text:p text:style-name="P4">183<text:tab/>533<text:tab/>2013.02.16<text:tab/>9<text:tab/>14<text:tab/>15<text:tab/>17<text:tab/>31<text:tab/>33<text:tab/>23<text:tab/>0<text:tab/>clear</text:p>
      <text:p text:style-name="P4">184<text:tab/>532<text:tab/>2013.02.09<text:tab/>16<text:tab/>17<text:tab/>23<text:tab/>24<text:tab/>29<text:tab/>44<text:tab/>3<text:tab/>0<text:tab/>cool</text:p>
      <text:p text:style-name="P4">185<text:tab/>531<text:tab/>2013.02.02<text:tab/>1<text:tab/>5<text:tab/>9<text:tab/>21<text:tab/>27<text:tab/>35<text:tab/>45<text:tab/>0<text:tab/>clear</text:p>
      <text:p text:style-name="P4">186<text:tab/>530<text:tab/>2013.01.26<text:tab/>16<text:tab/>23<text:tab/>27<text:tab/>29<text:tab/>33<text:tab/>41<text:tab/>22<text:tab/>1<text:tab/>cloudy</text:p>
      <text:p text:style-name="P4">187<text:tab/>529<text:tab/>2013.01.19<text:tab/>18<text:tab/>20<text:tab/>24<text:tab/>27<text:tab/>31<text:tab/>42<text:tab/>39<text:tab/>1<text:tab/>clear</text:p>
      <text:p text:style-name="P4">188<text:tab/>528<text:tab/>2013.01.12<text:tab/>5<text:tab/>17<text:tab/>25<text:tab/>31<text:tab/>39<text:tab/>40<text:tab/>10<text:tab/>1<text:tab/>clear</text:p>
      <text:p text:style-name="P4">189<text:tab/>527<text:tab/>2013.01.05<text:tab/>1<text:tab/>12<text:tab/>22<text:tab/>32<text:tab/>33<text:tab/>42<text:tab/>38<text:tab/>1<text:tab/>warm</text:p>
      <text:p text:style-name="P4">190<text:tab/>526<text:tab/>2012.12.29<text:tab/>7<text:tab/>14<text:tab/>17<text:tab/>20<text:tab/>35<text:tab/>39<text:tab/>31<text:tab/>0<text:tab/>cloudy</text:p>
      <text:p text:style-name="P4">191<text:tab/>525<text:tab/>2012.12.22<text:tab/>11<text:tab/>23<text:tab/>26<text:tab/>29<text:tab/>39<text:tab/>44<text:tab/>22<text:tab/>0<text:tab/>cloudy</text:p>
      <text:p text:style-name="P4">192<text:tab/>524<text:tab/>2012.12.15<text:tab/>10<text:tab/>11<text:tab/>29<text:tab/>38<text:tab/>41<text:tab/>45<text:tab/>21<text:tab/>1<text:tab/>clear</text:p>
      <text:p text:style-name="P4">193<text:tab/>523<text:tab/>2012.12.08<text:tab/>1<text:tab/>4<text:tab/>37<text:tab/>38<text:tab/>40<text:tab/>45<text:tab/>7<text:tab/>0<text:tab/>warm</text:p>
      <text:p text:style-name="P4">194<text:tab/>522<text:tab/>2012.12.01<text:tab/>4<text:tab/>5<text:tab/>13<text:tab/>14<text:tab/>37<text:tab/>41<text:tab/>11<text:tab/>1<text:tab/>cool</text:p>
      <text:p text:style-name="P4">195<text:tab/>521<text:tab/>2012.11.24<text:tab/>3<text:tab/>7<text:tab/>18<text:tab/>29<text:tab/>32<text:tab/>36<text:tab/>19<text:tab/>0<text:tab/>warm</text:p>
      <text:p text:style-name="P4">196<text:tab/>520<text:tab/>2012.11.17<text:tab/>4<text:tab/>22<text:tab/>27<text:tab/>28<text:tab/>38<text:tab/>40<text:tab/>1<text:tab/>0<text:tab/>cloudy</text:p>
      <text:p text:style-name="P4">197<text:tab/>519<text:tab/>2012.11.10<text:tab/>6<text:tab/>8<text:tab/>13<text:tab/>16<text:tab/>30<text:tab/>43<text:tab/>3<text:tab/>0<text:tab/>cloudy</text:p>
      <text:p text:style-name="P4">198<text:tab/>518<text:tab/>2012.11.03<text:tab/>14<text:tab/>23<text:tab/>30<text:tab/>32<text:tab/>34<text:tab/>38<text:tab/>6<text:tab/>1<text:tab/>cool</text:p>
      <text:p text:style-name="P4">199<text:tab/>517<text:tab/>2012.10.27<text:tab/>1<text:tab/>9<text:tab/>12<text:tab/>28<text:tab/>36<text:tab/>41<text:tab/>10<text:tab/>1<text:tab/>cool</text:p>
      <text:p text:style-name="P4">200<text:tab/>516<text:tab/>2012.10.20<text:tab/>2<text:tab/>8<text:tab/>23<text:tab/>41<text:tab/>43<text:tab/>44<text:tab/>30<text:tab/>0<text:tab/>cool</text:p>
      <text:p text:style-name="P4">201<text:tab/>515<text:tab/>2012.10.13<text:tab/>2<text:tab/>11<text:tab/>12<text:tab/>15<text:tab/>23<text:tab/>37<text:tab/>8<text:tab/>1<text:tab/>cool</text:p>
      <text:p text:style-name="P4">202<text:tab/>514<text:tab/>2012.10.06<text:tab/>1<text:tab/>15<text:tab/>20<text:tab/>26<text:tab/>35<text:tab/>42<text:tab/>9<text:tab/>0<text:tab/>cloudy</text:p>
      <text:p text:style-name="P4">203<text:tab/>513<text:tab/>2012.09.29<text:tab/>5<text:tab/>8<text:tab/>21<text:tab/>23<text:tab/>27<text:tab/>33<text:tab/>12<text:tab/>1<text:tab/>cloudy</text:p>
      <text:p text:style-name="P4">204<text:tab/>512<text:tab/>2012.09.22<text:tab/>4<text:tab/>5<text:tab/>9<text:tab/>13<text:tab/>26<text:tab/>27<text:tab/>1<text:tab/>0<text:tab/>clear</text:p>
      <text:p text:style-name="P4">205<text:tab/>511<text:tab/>2012.09.15<text:tab/>3<text:tab/>7<text:tab/>14<text:tab/>23<text:tab/>26<text:tab/>42<text:tab/>24<text:tab/>1<text:tab/>warm</text:p>
      <text:p text:style-name="P4">206<text:tab/>510<text:tab/>2012.09.08<text:tab/>12<text:tab/>29<text:tab/>32<text:tab/>33<text:tab/>39<text:tab/>40<text:tab/>42<text:tab/>1<text:tab/>cloudy</text:p>
      <text:p text:style-name="P4"><text:soft-page-break/>207<text:tab/>509<text:tab/>2012.09.01<text:tab/>12<text:tab/>25<text:tab/>29<text:tab/>35<text:tab/>42<text:tab/>43<text:tab/>24<text:tab/>1<text:tab/>cloudy</text:p>
      <text:p text:style-name="P4">208<text:tab/>508<text:tab/>2012.08.25<text:tab/>5<text:tab/>27<text:tab/>31<text:tab/>34<text:tab/>35<text:tab/>43<text:tab/>37<text:tab/>1<text:tab/>clear</text:p>
      <text:p text:style-name="P4">209<text:tab/>507<text:tab/>2012.08.18<text:tab/>12<text:tab/>13<text:tab/>32<text:tab/>33<text:tab/>40<text:tab/>41<text:tab/>4<text:tab/>0<text:tab/>cloudy</text:p>
      <text:p text:style-name="P4">210<text:tab/>506<text:tab/>2012.08.11<text:tab/>6<text:tab/>9<text:tab/>11<text:tab/>22<text:tab/>24<text:tab/>30<text:tab/>31<text:tab/>1<text:tab/>cool</text:p>
      <text:p text:style-name="P4">211<text:tab/>505<text:tab/>2012.08.04<text:tab/>7<text:tab/>20<text:tab/>22<text:tab/>25<text:tab/>38<text:tab/>40<text:tab/>44<text:tab/>1<text:tab/>clear</text:p>
      <text:p text:style-name="P4">212<text:tab/>504<text:tab/>2012.07.28<text:tab/>6<text:tab/>14<text:tab/>22<text:tab/>26<text:tab/>43<text:tab/>44<text:tab/>31<text:tab/>1<text:tab/>clear</text:p>
      <text:p text:style-name="P4">213<text:tab/>503<text:tab/>2012.07.21<text:tab/>1<text:tab/>5<text:tab/>27<text:tab/>30<text:tab/>34<text:tab/>36<text:tab/>40<text:tab/>0<text:tab/>clear</text:p>
      <text:p text:style-name="P4">214<text:tab/>502<text:tab/>2012.07.14<text:tab/>6<text:tab/>22<text:tab/>28<text:tab/>32<text:tab/>34<text:tab/>40<text:tab/>26<text:tab/>1<text:tab/>warm</text:p>
      <text:p text:style-name="P4">215<text:tab/>501<text:tab/>2012.07.07<text:tab/>1<text:tab/>4<text:tab/>10<text:tab/>17<text:tab/>31<text:tab/>42<text:tab/>2<text:tab/>0<text:tab/>cool</text:p>
      <text:p text:style-name="P4">216<text:tab/>500<text:tab/>2012.06.30<text:tab/>3<text:tab/>4<text:tab/>12<text:tab/>20<text:tab/>24<text:tab/>34<text:tab/>41<text:tab/>1<text:tab/>warm</text:p>
      <text:p text:style-name="P4">217<text:tab/>499<text:tab/>2012.06.23<text:tab/>5<text:tab/>20<text:tab/>23<text:tab/>27<text:tab/>35<text:tab/>40<text:tab/>43<text:tab/>0<text:tab/>clear</text:p>
      <text:p text:style-name="P4">218<text:tab/>498<text:tab/>2012.06.16<text:tab/>13<text:tab/>14<text:tab/>24<text:tab/>32<text:tab/>39<text:tab/>41<text:tab/>3<text:tab/>0<text:tab/>cloudy</text:p>
      <text:p text:style-name="P4">219<text:tab/>497<text:tab/>2012.06.09<text:tab/>19<text:tab/>20<text:tab/>23<text:tab/>24<text:tab/>43<text:tab/>44<text:tab/>13<text:tab/>0<text:tab/>clear</text:p>
      <text:p text:style-name="P4">220<text:tab/>496<text:tab/>2012.06.02<text:tab/>4<text:tab/>13<text:tab/>20<text:tab/>29<text:tab/>36<text:tab/>41<text:tab/>39<text:tab/>1<text:tab/>cool</text:p>
      <text:p text:style-name="P4">221<text:tab/>495<text:tab/>2012.05.26<text:tab/>4<text:tab/>13<text:tab/>22<text:tab/>27<text:tab/>34<text:tab/>44<text:tab/>6<text:tab/>0<text:tab/>warm</text:p>
      <text:p text:style-name="P4">222<text:tab/>494<text:tab/>2012.05.19<text:tab/>5<text:tab/>7<text:tab/>8<text:tab/>15<text:tab/>30<text:tab/>43<text:tab/>22<text:tab/>1<text:tab/>clear</text:p>
      <text:p text:style-name="P4">223<text:tab/>493<text:tab/>2012.05.12<text:tab/>20<text:tab/>22<text:tab/>26<text:tab/>33<text:tab/>36<text:tab/>37<text:tab/>25<text:tab/>0<text:tab/>warm</text:p>
      <text:p text:style-name="P4">224<text:tab/>492<text:tab/>2012.05.05<text:tab/>22<text:tab/>27<text:tab/>31<text:tab/>35<text:tab/>37<text:tab/>40<text:tab/>42<text:tab/>1<text:tab/>warm</text:p>
      <text:p text:style-name="P4">225<text:tab/>491<text:tab/>2012.04.28<text:tab/>8<text:tab/>17<text:tab/>35<text:tab/>36<text:tab/>39<text:tab/>42<text:tab/>4<text:tab/>1<text:tab/>cool</text:p>
      <text:p text:style-name="P4">226<text:tab/>490<text:tab/>2012.04.21<text:tab/>2<text:tab/>7<text:tab/>26<text:tab/>29<text:tab/>40<text:tab/>43<text:tab/>42<text:tab/>0<text:tab/>clear</text:p>
      <text:p text:style-name="P4">227<text:tab/>489<text:tab/>2012.04.14<text:tab/>2<text:tab/>4<text:tab/>8<text:tab/>15<text:tab/>20<text:tab/>27<text:tab/>11<text:tab/>1<text:tab/>cool</text:p>
      <text:p text:style-name="P4">228<text:tab/>488<text:tab/>2012.04.07<text:tab/>2<text:tab/>8<text:tab/>17<text:tab/>30<text:tab/>31<text:tab/>38<text:tab/>25<text:tab/>0<text:tab/>warm</text:p>
      <text:p text:style-name="P4">229<text:tab/>487<text:tab/>2012.03.31<text:tab/>4<text:tab/>8<text:tab/>25<text:tab/>27<text:tab/>37<text:tab/>41<text:tab/>21<text:tab/>0<text:tab/>cool</text:p>
      <text:p text:style-name="P4">230<text:tab/>486<text:tab/>2012.03.24<text:tab/>1<text:tab/>2<text:tab/>23<text:tab/>25<text:tab/>38<text:tab/>40<text:tab/>43<text:tab/>0<text:tab/>cloudy</text:p>
      <text:p text:style-name="P4">231<text:tab/>485<text:tab/>2012.03.17<text:tab/>17<text:tab/>22<text:tab/>26<text:tab/>27<text:tab/>36<text:tab/>39<text:tab/>20<text:tab/>1<text:tab/>warm</text:p>
      <text:p text:style-name="P4">232<text:tab/>484<text:tab/>2012.03.10<text:tab/>1<text:tab/>3<text:tab/>27<text:tab/>28<text:tab/>32<text:tab/>45<text:tab/>11<text:tab/>1<text:tab/>cool</text:p>
      <text:p text:style-name="P4">233<text:tab/>483<text:tab/>2012.03.03<text:tab/>12<text:tab/>15<text:tab/>19<text:tab/>22<text:tab/>28<text:tab/>34<text:tab/>5<text:tab/>0<text:tab/>cloudy</text:p>
      <text:p text:style-name="P4">234<text:tab/>482<text:tab/>2012.02.25<text:tab/>1<text:tab/>10<text:tab/>16<text:tab/>24<text:tab/>25<text:tab/>35<text:tab/>43<text:tab/>0<text:tab/>cool</text:p>
      <text:p text:style-name="P4">235<text:tab/>481<text:tab/>2012.02.18<text:tab/>3<text:tab/>4<text:tab/>23<text:tab/>29<text:tab/>40<text:tab/>41<text:tab/>20<text:tab/>0<text:tab/>cool</text:p>
      <text:p text:style-name="P4">236<text:tab/>480<text:tab/>2012.02.11<text:tab/>3<text:tab/>5<text:tab/>10<text:tab/>17<text:tab/>30<text:tab/>31<text:tab/>16<text:tab/>0<text:tab/>cloudy</text:p>
      <text:p text:style-name="P4">237<text:tab/>479<text:tab/>2012.02.04<text:tab/>8<text:tab/>23<text:tab/>25<text:tab/>27<text:tab/>35<text:tab/>44<text:tab/>24<text:tab/>1<text:tab/>cool</text:p>
      <text:p text:style-name="P4">238<text:tab/>478<text:tab/>2012.01.28<text:tab/>18<text:tab/>29<text:tab/>30<text:tab/>37<text:tab/>39<text:tab/>43<text:tab/>8<text:tab/>1<text:tab/>clear</text:p>
      <text:p text:style-name="P4">239<text:tab/>477<text:tab/>2012.01.21<text:tab/>14<text:tab/>25<text:tab/>29<text:tab/>32<text:tab/>33<text:tab/>45<text:tab/>37<text:tab/>1<text:tab/>cloudy</text:p>
      <text:p text:style-name="P4">240<text:tab/>476<text:tab/>2012.01.14<text:tab/>9<text:tab/>12<text:tab/>13<text:tab/>15<text:tab/>37<text:tab/>38<text:tab/>27<text:tab/>0<text:tab/>clear</text:p>
      <text:p text:style-name="P4">241<text:tab/>475<text:tab/>2012.01.07<text:tab/>1<text:tab/>9<text:tab/>14<text:tab/>16<text:tab/>21<text:tab/>29<text:tab/>3<text:tab/>1<text:tab/>cool</text:p>
      <text:p text:style-name="P4">242<text:tab/>474<text:tab/>2011.12.31<text:tab/>4<text:tab/>13<text:tab/>18<text:tab/>31<text:tab/>33<text:tab/>45<text:tab/>43<text:tab/>1<text:tab/>clear</text:p>
      <text:p text:style-name="P4">243<text:tab/>473<text:tab/>2011.12.24<text:tab/>8<text:tab/>13<text:tab/>20<text:tab/>22<text:tab/>23<text:tab/>36<text:tab/>34<text:tab/>1<text:tab/>warm</text:p>
      <text:p text:style-name="P4">244<text:tab/>472<text:tab/>2011.12.17<text:tab/>16<text:tab/>25<text:tab/>26<text:tab/>31<text:tab/>36<text:tab/>43<text:tab/>44<text:tab/>0<text:tab/>warm</text:p>
      <text:p text:style-name="P4">245<text:tab/>471<text:tab/>2011.12.10<text:tab/>6<text:tab/>13<text:tab/>29<text:tab/>37<text:tab/>39<text:tab/>41<text:tab/>43<text:tab/>0<text:tab/>clear</text:p>
      <text:p text:style-name="P4">246<text:tab/>470<text:tab/>2011.12.03<text:tab/>10<text:tab/>16<text:tab/>20<text:tab/>39<text:tab/>41<text:tab/>42<text:tab/>27<text:tab/>1<text:tab/>cloudy</text:p>
      <text:p text:style-name="P4">247<text:tab/>469<text:tab/>2011.11.26<text:tab/>4<text:tab/>21<text:tab/>22<text:tab/>34<text:tab/>37<text:tab/>38<text:tab/>33<text:tab/>0<text:tab/>clear</text:p>
      <text:p text:style-name="P4">248<text:tab/>468<text:tab/>2011.11.19<text:tab/>8<text:tab/>13<text:tab/>15<text:tab/>28<text:tab/>37<text:tab/>43<text:tab/>17<text:tab/>1<text:tab/>cloudy</text:p>
      <text:p text:style-name="P4">249<text:tab/>467<text:tab/>2011.11.12<text:tab/>2<text:tab/>12<text:tab/>14<text:tab/>17<text:tab/>24<text:tab/>40<text:tab/>39<text:tab/>1<text:tab/>cloudy</text:p>
      <text:p text:style-name="P4">250<text:tab/>466<text:tab/>2011.11.05<text:tab/>4<text:tab/>10<text:tab/>13<text:tab/>23<text:tab/>32<text:tab/>44<text:tab/>20<text:tab/>0<text:tab/>cool</text:p>
      <text:p text:style-name="P4">251<text:tab/>465<text:tab/>2011.10.29<text:tab/>1<text:tab/>8<text:tab/>11<text:tab/>13<text:tab/>22<text:tab/>38<text:tab/>31<text:tab/>1<text:tab/>cloudy</text:p>
      <text:p text:style-name="P4">252<text:tab/>464<text:tab/>2011.10.22<text:tab/>6<text:tab/>12<text:tab/>15<text:tab/>34<text:tab/>42<text:tab/>44<text:tab/>4<text:tab/>0<text:tab/>warm</text:p>
      <text:p text:style-name="P4">253<text:tab/>463<text:tab/>2011.10.15<text:tab/>23<text:tab/>29<text:tab/>31<text:tab/>33<text:tab/>34<text:tab/>44<text:tab/>40<text:tab/>1<text:tab/>cool</text:p>
      <text:p text:style-name="P4">254<text:tab/>462<text:tab/>2011.10.08<text:tab/>3<text:tab/>20<text:tab/>24<text:tab/>32<text:tab/>37<text:tab/>45<text:tab/>4<text:tab/>1<text:tab/>clear</text:p>
      <text:p text:style-name="P4">255<text:tab/>461<text:tab/>2011.10.01<text:tab/>11<text:tab/>18<text:tab/>26<text:tab/>31<text:tab/>37<text:tab/>40<text:tab/>43<text:tab/>1<text:tab/>cool</text:p>
      <text:p text:style-name="P4">256<text:tab/>460<text:tab/>2011.09.24<text:tab/>8<text:tab/>11<text:tab/>28<text:tab/>30<text:tab/>43<text:tab/>45<text:tab/>41<text:tab/>1<text:tab/>cool</text:p>
      <text:p text:style-name="P4">257<text:tab/>459<text:tab/>2011.09.17<text:tab/>4<text:tab/>6<text:tab/>10<text:tab/>14<text:tab/>25<text:tab/>40<text:tab/>12<text:tab/>0<text:tab/>cloudy</text:p>
      <text:p text:style-name="P4">258<text:tab/>458<text:tab/>2011.09.10<text:tab/>4<text:tab/>9<text:tab/>10<text:tab/>32<text:tab/>36<text:tab/>40<text:tab/>18<text:tab/>1<text:tab/>warm</text:p>
      <text:p text:style-name="P4"><text:soft-page-break/>259<text:tab/>457<text:tab/>2011.09.03<text:tab/>8<text:tab/>10<text:tab/>18<text:tab/>23<text:tab/>27<text:tab/>40<text:tab/>33<text:tab/>0<text:tab/>warm</text:p>
      <text:p text:style-name="P4">260<text:tab/>456<text:tab/>2011.08.27<text:tab/>1<text:tab/>7<text:tab/>12<text:tab/>18<text:tab/>23<text:tab/>27<text:tab/>44<text:tab/>0<text:tab/>cool</text:p>
      <text:p text:style-name="P4">261<text:tab/>455<text:tab/>2011.08.20<text:tab/>4<text:tab/>19<text:tab/>20<text:tab/>26<text:tab/>30<text:tab/>35<text:tab/>24<text:tab/>0<text:tab/>cool</text:p>
      <text:p text:style-name="P4">262<text:tab/>454<text:tab/>2011.08.13<text:tab/>13<text:tab/>25<text:tab/>27<text:tab/>34<text:tab/>38<text:tab/>41<text:tab/>10<text:tab/>1<text:tab/>cloudy</text:p>
      <text:p text:style-name="P4">263<text:tab/>453<text:tab/>2011.08.06<text:tab/>12<text:tab/>24<text:tab/>33<text:tab/>38<text:tab/>40<text:tab/>42<text:tab/>30<text:tab/>1<text:tab/>warm</text:p>
      <text:p text:style-name="P4">264<text:tab/>452<text:tab/>2011.07.30<text:tab/>8<text:tab/>10<text:tab/>18<text:tab/>30<text:tab/>32<text:tab/>34<text:tab/>27<text:tab/>1<text:tab/>cool</text:p>
      <text:p text:style-name="P4">265<text:tab/>451<text:tab/>2011.07.23<text:tab/>12<text:tab/>15<text:tab/>20<text:tab/>24<text:tab/>30<text:tab/>38<text:tab/>29<text:tab/>0<text:tab/>clear</text:p>
      <text:p text:style-name="P4">266<text:tab/>450<text:tab/>2011.07.16<text:tab/>6<text:tab/>14<text:tab/>19<text:tab/>21<text:tab/>23<text:tab/>31<text:tab/>13<text:tab/>0<text:tab/>warm</text:p>
      <text:p text:style-name="P4">267<text:tab/>449<text:tab/>2011.07.09<text:tab/>3<text:tab/>10<text:tab/>20<text:tab/>26<text:tab/>35<text:tab/>43<text:tab/>36<text:tab/>1<text:tab/>warm</text:p>
      <text:p text:style-name="P4">268<text:tab/>448<text:tab/>2011.07.02<text:tab/>3<text:tab/>7<text:tab/>13<text:tab/>27<text:tab/>40<text:tab/>41<text:tab/>36<text:tab/>1<text:tab/>cloudy</text:p>
      <text:p text:style-name="P4">269<text:tab/>447<text:tab/>2011.06.25<text:tab/>2<text:tab/>7<text:tab/>8<text:tab/>9<text:tab/>17<text:tab/>33<text:tab/>34<text:tab/>1<text:tab/>warm</text:p>
      <text:p text:style-name="P4">270<text:tab/>446<text:tab/>2011.06.18<text:tab/>1<text:tab/>11<text:tab/>12<text:tab/>14<text:tab/>26<text:tab/>35<text:tab/>6<text:tab/>0<text:tab/>warm</text:p>
      <text:p text:style-name="P4">271<text:tab/>445<text:tab/>2011.06.11<text:tab/>13<text:tab/>20<text:tab/>21<text:tab/>30<text:tab/>39<text:tab/>45<text:tab/>32<text:tab/>1<text:tab/>cloudy</text:p>
      <text:p text:style-name="P4">272<text:tab/>444<text:tab/>2011.06.04<text:tab/>11<text:tab/>13<text:tab/>23<text:tab/>35<text:tab/>43<text:tab/>45<text:tab/>17<text:tab/>0<text:tab/>clear</text:p>
      <text:p text:style-name="P4">273<text:tab/>443<text:tab/>2011.05.28<text:tab/>4<text:tab/>6<text:tab/>10<text:tab/>19<text:tab/>20<text:tab/>44<text:tab/>14<text:tab/>0<text:tab/>clear</text:p>
      <text:p text:style-name="P4">274<text:tab/>442<text:tab/>2011.05.21<text:tab/>25<text:tab/>27<text:tab/>29<text:tab/>36<text:tab/>38<text:tab/>40<text:tab/>41<text:tab/>0<text:tab/>warm</text:p>
      <text:p text:style-name="P4">275<text:tab/>441<text:tab/>2011.05.14<text:tab/>1<text:tab/>23<text:tab/>28<text:tab/>30<text:tab/>34<text:tab/>35<text:tab/>9<text:tab/>1<text:tab/>cloudy</text:p>
      <text:p text:style-name="P4">276<text:tab/>440<text:tab/>2011.05.07<text:tab/>10<text:tab/>22<text:tab/>28<text:tab/>34<text:tab/>36<text:tab/>44<text:tab/>2<text:tab/>1<text:tab/>cool</text:p>
      <text:p text:style-name="P4">277<text:tab/>439<text:tab/>2011.04.30<text:tab/>17<text:tab/>20<text:tab/>30<text:tab/>31<text:tab/>37<text:tab/>40<text:tab/>25<text:tab/>0<text:tab/>warm</text:p>
      <text:p text:style-name="P4">278<text:tab/>438<text:tab/>2011.04.23<text:tab/>6<text:tab/>12<text:tab/>20<text:tab/>26<text:tab/>29<text:tab/>38<text:tab/>45<text:tab/>1<text:tab/>warm</text:p>
      <text:p text:style-name="P4">279<text:tab/>437<text:tab/>2011.04.16<text:tab/>11<text:tab/>16<text:tab/>29<text:tab/>38<text:tab/>41<text:tab/>44<text:tab/>21<text:tab/>1<text:tab/>cool</text:p>
      <text:p text:style-name="P4">280<text:tab/>436<text:tab/>2011.04.09<text:tab/>9<text:tab/>14<text:tab/>20<text:tab/>22<text:tab/>33<text:tab/>34<text:tab/>28<text:tab/>0<text:tab/>cool</text:p>
      <text:p text:style-name="P4">281<text:tab/>435<text:tab/>2011.04.02<text:tab/>8<text:tab/>16<text:tab/>26<text:tab/>30<text:tab/>38<text:tab/>45<text:tab/>42<text:tab/>1<text:tab/>cloudy</text:p>
      <text:p text:style-name="P4">282<text:tab/>434<text:tab/>2011.03.26<text:tab/>3<text:tab/>13<text:tab/>20<text:tab/>24<text:tab/>33<text:tab/>37<text:tab/>35<text:tab/>1<text:tab/>cool</text:p>
      <text:p text:style-name="P4">283<text:tab/>433<text:tab/>2011.03.19<text:tab/>19<text:tab/>23<text:tab/>29<text:tab/>33<text:tab/>35<text:tab/>43<text:tab/>27<text:tab/>0<text:tab/>warm</text:p>
      <text:p text:style-name="P4">284<text:tab/>432<text:tab/>2011.03.12<text:tab/>2<text:tab/>3<text:tab/>5<text:tab/>11<text:tab/>27<text:tab/>39<text:tab/>33<text:tab/>1<text:tab/>cloudy</text:p>
      <text:p text:style-name="P4">285<text:tab/>431<text:tab/>2011.03.05<text:tab/>18<text:tab/>22<text:tab/>25<text:tab/>31<text:tab/>38<text:tab/>45<text:tab/>6<text:tab/>1<text:tab/>cloudy</text:p>
      <text:p text:style-name="P4">286<text:tab/>430<text:tab/>2011.02.26<text:tab/>1<text:tab/>3<text:tab/>16<text:tab/>18<text:tab/>30<text:tab/>34<text:tab/>44<text:tab/>0<text:tab/>warm</text:p>
      <text:p text:style-name="P4">287<text:tab/>429<text:tab/>2011.02.19<text:tab/>3<text:tab/>23<text:tab/>28<text:tab/>34<text:tab/>39<text:tab/>42<text:tab/>16<text:tab/>1<text:tab/>cloudy</text:p>
      <text:p text:style-name="P4">288<text:tab/>428<text:tab/>2011.02.12<text:tab/>12<text:tab/>16<text:tab/>19<text:tab/>22<text:tab/>37<text:tab/>40<text:tab/>8<text:tab/>0<text:tab/>cool</text:p>
      <text:p text:style-name="P4">289<text:tab/>427<text:tab/>2011.02.05<text:tab/>6<text:tab/>7<text:tab/>15<text:tab/>24<text:tab/>28<text:tab/>30<text:tab/>21<text:tab/>0<text:tab/>clear</text:p>
      <text:p text:style-name="P4">290<text:tab/>426<text:tab/>2011.01.29<text:tab/>4<text:tab/>17<text:tab/>18<text:tab/>27<text:tab/>39<text:tab/>43<text:tab/>19<text:tab/>0<text:tab/>warm</text:p>
      <text:p text:style-name="P4">291<text:tab/>425<text:tab/>2011.01.22<text:tab/>8<text:tab/>10<text:tab/>14<text:tab/>27<text:tab/>33<text:tab/>38<text:tab/>3<text:tab/>0<text:tab/>cool</text:p>
      <text:p text:style-name="P4">292<text:tab/>424<text:tab/>2011.01.15<text:tab/>10<text:tab/>11<text:tab/>26<text:tab/>31<text:tab/>34<text:tab/>44<text:tab/>30<text:tab/>1<text:tab/>clear</text:p>
      <text:p text:style-name="P4">293<text:tab/>423<text:tab/>2011.01.08<text:tab/>1<text:tab/>17<text:tab/>27<text:tab/>28<text:tab/>29<text:tab/>40<text:tab/>5<text:tab/>1<text:tab/>warm</text:p>
      <text:p text:style-name="P4">294<text:tab/>422<text:tab/>2011.01.01<text:tab/>8<text:tab/>15<text:tab/>19<text:tab/>21<text:tab/>34<text:tab/>44<text:tab/>12<text:tab/>1<text:tab/>cloudy</text:p>
      <text:p text:style-name="P4">295<text:tab/>421<text:tab/>2010.12.25<text:tab/>6<text:tab/>11<text:tab/>26<text:tab/>27<text:tab/>28<text:tab/>44<text:tab/>30<text:tab/>0<text:tab/>cool</text:p>
      <text:p text:style-name="P4">296<text:tab/>420<text:tab/>2010.12.18<text:tab/>4<text:tab/>9<text:tab/>10<text:tab/>29<text:tab/>31<text:tab/>34<text:tab/>27<text:tab/>1<text:tab/>cool</text:p>
      <text:p text:style-name="P4">297<text:tab/>419<text:tab/>2010.12.11<text:tab/>2<text:tab/>11<text:tab/>13<text:tab/>14<text:tab/>28<text:tab/>30<text:tab/>7<text:tab/>0<text:tab/>cloudy</text:p>
      <text:p text:style-name="P4">298<text:tab/>418<text:tab/>2010.12.04<text:tab/>11<text:tab/>13<text:tab/>15<text:tab/>26<text:tab/>28<text:tab/>34<text:tab/>31<text:tab/>0<text:tab/>cloudy</text:p>
      <text:p text:style-name="P4">299<text:tab/>417<text:tab/>2010.11.27<text:tab/>4<text:tab/>5<text:tab/>14<text:tab/>20<text:tab/>22<text:tab/>43<text:tab/>44<text:tab/>1<text:tab/>cloudy</text:p>
      <text:p text:style-name="P4">300<text:tab/>416<text:tab/>2010.11.20<text:tab/>5<text:tab/>6<text:tab/>8<text:tab/>11<text:tab/>22<text:tab/>26<text:tab/>44<text:tab/>1<text:tab/>warm</text:p>
      <text:p text:style-name="P4">301<text:tab/>415<text:tab/>2010.11.13<text:tab/>7<text:tab/>17<text:tab/>20<text:tab/>26<text:tab/>30<text:tab/>40<text:tab/>24<text:tab/>1<text:tab/>cool</text:p>
      <text:p text:style-name="P4">302<text:tab/>414<text:tab/>2010.11.06<text:tab/>2<text:tab/>14<text:tab/>15<text:tab/>22<text:tab/>23<text:tab/>44<text:tab/>43<text:tab/>0<text:tab/>cloudy</text:p>
      <text:p text:style-name="P4">303<text:tab/>413<text:tab/>2010.10.30<text:tab/>2<text:tab/>9<text:tab/>15<text:tab/>23<text:tab/>34<text:tab/>40<text:tab/>3<text:tab/>0<text:tab/>cool</text:p>
      <text:p text:style-name="P4">304<text:tab/>412<text:tab/>2010.10.23<text:tab/>4<text:tab/>7<text:tab/>39<text:tab/>41<text:tab/>42<text:tab/>45<text:tab/>40<text:tab/>0<text:tab/>cool</text:p>
      <text:p text:style-name="P4">305<text:tab/>411<text:tab/>2010.10.16<text:tab/>11<text:tab/>14<text:tab/>22<text:tab/>35<text:tab/>37<text:tab/>39<text:tab/>5<text:tab/>1<text:tab/>clear</text:p>
      <text:p text:style-name="P4">306<text:tab/>410<text:tab/>2010.10.09<text:tab/>1<text:tab/>3<text:tab/>18<text:tab/>32<text:tab/>40<text:tab/>41<text:tab/>16<text:tab/>0<text:tab/>cloudy</text:p>
      <text:p text:style-name="P4">307<text:tab/>409<text:tab/>2010.10.02<text:tab/>6<text:tab/>9<text:tab/>21<text:tab/>31<text:tab/>32<text:tab/>40<text:tab/>38<text:tab/>1<text:tab/>cool</text:p>
      <text:p text:style-name="P4">308<text:tab/>408<text:tab/>2010.09.25<text:tab/>9<text:tab/>20<text:tab/>21<text:tab/>22<text:tab/>30<text:tab/>37<text:tab/>16<text:tab/>0<text:tab/>warm</text:p>
      <text:p text:style-name="P4">309<text:tab/>407<text:tab/>2010.09.18<text:tab/>6<text:tab/>7<text:tab/>13<text:tab/>16<text:tab/>24<text:tab/>25<text:tab/>1<text:tab/>1<text:tab/>clear</text:p>
      <text:p text:style-name="P4">310<text:tab/>406<text:tab/>2010.09.11<text:tab/>7<text:tab/>12<text:tab/>21<text:tab/>24<text:tab/>27<text:tab/>36<text:tab/>45<text:tab/>0<text:tab/>cool</text:p>
      <text:p text:style-name="P4"><text:soft-page-break/>311<text:tab/>405<text:tab/>2010.09.04<text:tab/>1<text:tab/>2<text:tab/>10<text:tab/>25<text:tab/>26<text:tab/>44<text:tab/>4<text:tab/>0<text:tab/>warm</text:p>
      <text:p text:style-name="P4">312<text:tab/>404<text:tab/>2010.08.28<text:tab/>5<text:tab/>20<text:tab/>21<text:tab/>24<text:tab/>33<text:tab/>40<text:tab/>36<text:tab/>1<text:tab/>cloudy</text:p>
      <text:p text:style-name="P4">313<text:tab/>403<text:tab/>2010.08.21<text:tab/>10<text:tab/>14<text:tab/>22<text:tab/>24<text:tab/>28<text:tab/>37<text:tab/>26<text:tab/>0<text:tab/>clear</text:p>
      <text:p text:style-name="P4">314<text:tab/>402<text:tab/>2010.08.14<text:tab/>5<text:tab/>9<text:tab/>15<text:tab/>19<text:tab/>22<text:tab/>36<text:tab/>32<text:tab/>0<text:tab/>cloudy</text:p>
      <text:p text:style-name="P4">315<text:tab/>401<text:tab/>2010.08.07<text:tab/>6<text:tab/>12<text:tab/>18<text:tab/>31<text:tab/>38<text:tab/>43<text:tab/>9<text:tab/>1<text:tab/>clear</text:p>
      <text:p text:style-name="P4">316<text:tab/>400<text:tab/>2010.07.31<text:tab/>9<text:tab/>21<text:tab/>27<text:tab/>34<text:tab/>41<text:tab/>43<text:tab/>2<text:tab/>1<text:tab/>cool</text:p>
      <text:p text:style-name="P4">317<text:tab/>399<text:tab/>2010.07.24<text:tab/>1<text:tab/>2<text:tab/>9<text:tab/>17<text:tab/>19<text:tab/>42<text:tab/>20<text:tab/>1<text:tab/>clear</text:p>
      <text:p text:style-name="P4">318<text:tab/>398<text:tab/>2010.07.17<text:tab/>10<text:tab/>15<text:tab/>20<text:tab/>23<text:tab/>42<text:tab/>44<text:tab/>7<text:tab/>1<text:tab/>cloudy</text:p>
      <text:p text:style-name="P4">319<text:tab/>397<text:tab/>2010.07.10<text:tab/>12<text:tab/>13<text:tab/>17<text:tab/>22<text:tab/>25<text:tab/>33<text:tab/>8<text:tab/>1<text:tab/>clear</text:p>
      <text:p text:style-name="P4">320<text:tab/>396<text:tab/>2010.07.03<text:tab/>18<text:tab/>20<text:tab/>31<text:tab/>34<text:tab/>40<text:tab/>45<text:tab/>30<text:tab/>0<text:tab/>cloudy</text:p>
      <text:p text:style-name="P4">321<text:tab/>395<text:tab/>2010.06.26<text:tab/>11<text:tab/>15<text:tab/>20<text:tab/>26<text:tab/>31<text:tab/>35<text:tab/>7<text:tab/>1<text:tab/>cool</text:p>
      <text:p text:style-name="P4">322<text:tab/>394<text:tab/>2010.06.19<text:tab/>1<text:tab/>13<text:tab/>20<text:tab/>22<text:tab/>25<text:tab/>28<text:tab/>15<text:tab/>0<text:tab/>cool</text:p>
      <text:p text:style-name="P4">323<text:tab/>393<text:tab/>2010.06.12<text:tab/>9<text:tab/>16<text:tab/>28<text:tab/>40<text:tab/>41<text:tab/>43<text:tab/>21<text:tab/>0<text:tab/>clear</text:p>
      <text:p text:style-name="P4">324<text:tab/>392<text:tab/>2010.06.05<text:tab/>1<text:tab/>3<text:tab/>7<text:tab/>8<text:tab/>24<text:tab/>42<text:tab/>43<text:tab/>0<text:tab/>clear</text:p>
      <text:p text:style-name="P4">325<text:tab/>391<text:tab/>2010.05.29<text:tab/>10<text:tab/>11<text:tab/>18<text:tab/>22<text:tab/>28<text:tab/>39<text:tab/>30<text:tab/>0<text:tab/>clear</text:p>
      <text:p text:style-name="P4">326<text:tab/>390<text:tab/>2010.05.22<text:tab/>16<text:tab/>17<text:tab/>28<text:tab/>37<text:tab/>39<text:tab/>40<text:tab/>15<text:tab/>0<text:tab/>cloudy</text:p>
      <text:p text:style-name="P4">327<text:tab/>389<text:tab/>2010.05.15<text:tab/>7<text:tab/>16<text:tab/>18<text:tab/>20<text:tab/>23<text:tab/>26<text:tab/>3<text:tab/>1<text:tab/>cloudy</text:p>
      <text:p text:style-name="P4">328<text:tab/>388<text:tab/>2010.05.08<text:tab/>1<text:tab/>8<text:tab/>9<text:tab/>17<text:tab/>29<text:tab/>32<text:tab/>45<text:tab/>1<text:tab/>warm</text:p>
      <text:p text:style-name="P4">329<text:tab/>387<text:tab/>2010.05.01<text:tab/>1<text:tab/>26<text:tab/>31<text:tab/>34<text:tab/>40<text:tab/>43<text:tab/>20<text:tab/>0<text:tab/>clear</text:p>
      <text:p text:style-name="P4">330<text:tab/>386<text:tab/>2010.04.24<text:tab/>4<text:tab/>7<text:tab/>10<text:tab/>19<text:tab/>31<text:tab/>40<text:tab/>26<text:tab/>0<text:tab/>clear</text:p>
      <text:p text:style-name="P4">331<text:tab/>385<text:tab/>2010.04.17<text:tab/>7<text:tab/>12<text:tab/>19<text:tab/>21<text:tab/>29<text:tab/>32<text:tab/>9<text:tab/>0<text:tab/>clear</text:p>
      <text:p text:style-name="P4">332<text:tab/>384<text:tab/>2010.04.10<text:tab/>11<text:tab/>22<text:tab/>24<text:tab/>32<text:tab/>36<text:tab/>38<text:tab/>7<text:tab/>0<text:tab/>clear</text:p>
      <text:p text:style-name="P4">333<text:tab/>383<text:tab/>2010.04.03<text:tab/>4<text:tab/>15<text:tab/>28<text:tab/>33<text:tab/>37<text:tab/>40<text:tab/>25<text:tab/>1<text:tab/>clear</text:p>
      <text:p text:style-name="P4">334<text:tab/>382<text:tab/>2010.03.27<text:tab/>10<text:tab/>15<text:tab/>22<text:tab/>24<text:tab/>27<text:tab/>42<text:tab/>19<text:tab/>1<text:tab/>warm</text:p>
      <text:p text:style-name="P4">335<text:tab/>381<text:tab/>2010.03.20<text:tab/>1<text:tab/>5<text:tab/>10<text:tab/>12<text:tab/>16<text:tab/>20<text:tab/>11<text:tab/>1<text:tab/>cloudy</text:p>
      <text:p text:style-name="P4">336<text:tab/>380<text:tab/>2010.03.13<text:tab/>1<text:tab/>2<text:tab/>8<text:tab/>17<text:tab/>26<text:tab/>37<text:tab/>27<text:tab/>0<text:tab/>clear</text:p>
      <text:p text:style-name="P4">337<text:tab/>379<text:tab/>2010.03.06<text:tab/>6<text:tab/>10<text:tab/>22<text:tab/>31<text:tab/>35<text:tab/>40<text:tab/>19<text:tab/>0<text:tab/>clear</text:p>
      <text:p text:style-name="P4">338<text:tab/>378<text:tab/>2010.02.27<text:tab/>5<text:tab/>22<text:tab/>29<text:tab/>31<text:tab/>34<text:tab/>39<text:tab/>43<text:tab/>1<text:tab/>cool</text:p>
      <text:p text:style-name="P4">339<text:tab/>377<text:tab/>2010.02.20<text:tab/>6<text:tab/>22<text:tab/>29<text:tab/>37<text:tab/>43<text:tab/>45<text:tab/>23<text:tab/>0<text:tab/>cloudy</text:p>
      <text:p text:style-name="P4">340<text:tab/>376<text:tab/>2010.02.13<text:tab/>1<text:tab/>11<text:tab/>13<text:tab/>24<text:tab/>28<text:tab/>40<text:tab/>7<text:tab/>1<text:tab/>clear</text:p>
      <text:p text:style-name="P4">341<text:tab/>375<text:tab/>2010.02.06<text:tab/>4<text:tab/>8<text:tab/>19<text:tab/>25<text:tab/>27<text:tab/>45<text:tab/>7<text:tab/>0<text:tab/>clear</text:p>
      <text:p text:style-name="P4">342<text:tab/>374<text:tab/>2010.01.30<text:tab/>11<text:tab/>13<text:tab/>15<text:tab/>17<text:tab/>25<text:tab/>34<text:tab/>26<text:tab/>1<text:tab/>clear</text:p>
      <text:p text:style-name="P4">343<text:tab/>373<text:tab/>2010.01.23<text:tab/>15<text:tab/>26<text:tab/>37<text:tab/>42<text:tab/>43<text:tab/>45<text:tab/>9<text:tab/>1<text:tab/>clear</text:p>
      <text:p text:style-name="P4">344<text:tab/>372<text:tab/>2010.01.16<text:tab/>8<text:tab/>11<text:tab/>14<text:tab/>16<text:tab/>18<text:tab/>21<text:tab/>13<text:tab/>0<text:tab/>clear</text:p>
      <text:p text:style-name="P4">345<text:tab/>371<text:tab/>2010.01.09<text:tab/>7<text:tab/>9<text:tab/>15<text:tab/>26<text:tab/>27<text:tab/>42<text:tab/>18<text:tab/>1<text:tab/>warm</text:p>
      <text:p text:style-name="P4">346<text:tab/>370<text:tab/>2010.01.02<text:tab/>16<text:tab/>18<text:tab/>24<text:tab/>42<text:tab/>44<text:tab/>45<text:tab/>17<text:tab/>0<text:tab/>cool</text:p>
      <text:p text:style-name="P4">347<text:tab/>369<text:tab/>2009.12.26<text:tab/>17<text:tab/>20<text:tab/>35<text:tab/>36<text:tab/>41<text:tab/>43<text:tab/>21<text:tab/>0<text:tab/>warm</text:p>
      <text:p text:style-name="P4">348<text:tab/>368<text:tab/>2009.12.19<text:tab/>11<text:tab/>21<text:tab/>24<text:tab/>30<text:tab/>39<text:tab/>45<text:tab/>26<text:tab/>0<text:tab/>cool</text:p>
      <text:p text:style-name="P4">349<text:tab/>367<text:tab/>2009.12.12<text:tab/>3<text:tab/>22<text:tab/>25<text:tab/>29<text:tab/>32<text:tab/>44<text:tab/>19<text:tab/>1<text:tab/>cloudy</text:p>
      <text:p text:style-name="P4">350<text:tab/>366<text:tab/>2009.12.05<text:tab/>5<text:tab/>12<text:tab/>19<text:tab/>26<text:tab/>27<text:tab/>44<text:tab/>38<text:tab/>1<text:tab/>warm</text:p>
      <text:p text:style-name="P4">351<text:tab/>365<text:tab/>2009.11.28<text:tab/>5<text:tab/>15<text:tab/>21<text:tab/>25<text:tab/>26<text:tab/>30<text:tab/>31<text:tab/>1<text:tab/>cool</text:p>
      <text:p text:style-name="P4">352<text:tab/>364<text:tab/>2009.11.21<text:tab/>2<text:tab/>5<text:tab/>7<text:tab/>14<text:tab/>16<text:tab/>40<text:tab/>4<text:tab/>1<text:tab/>warm</text:p>
      <text:p text:style-name="P4">353<text:tab/>363<text:tab/>2009.11.14<text:tab/>11<text:tab/>12<text:tab/>14<text:tab/>21<text:tab/>32<text:tab/>38<text:tab/>6<text:tab/>0<text:tab/>cloudy</text:p>
      <text:p text:style-name="P4">354<text:tab/>362<text:tab/>2009.11.07<text:tab/>2<text:tab/>3<text:tab/>22<text:tab/>27<text:tab/>30<text:tab/>40<text:tab/>29<text:tab/>0<text:tab/>warm</text:p>
      <text:p text:style-name="P4">355<text:tab/>361<text:tab/>2009.10.31<text:tab/>5<text:tab/>10<text:tab/>16<text:tab/>24<text:tab/>27<text:tab/>35<text:tab/>33<text:tab/>1<text:tab/>cool</text:p>
      <text:p text:style-name="P4">356<text:tab/>360<text:tab/>2009.10.24<text:tab/>4<text:tab/>16<text:tab/>23<text:tab/>25<text:tab/>35<text:tab/>40<text:tab/>27<text:tab/>0<text:tab/>warm</text:p>
      <text:p text:style-name="P4">357<text:tab/>359<text:tab/>2009.10.17<text:tab/>1<text:tab/>10<text:tab/>19<text:tab/>20<text:tab/>24<text:tab/>40<text:tab/>23<text:tab/>1<text:tab/>warm</text:p>
      <text:p text:style-name="P4">358<text:tab/>358<text:tab/>2009.10.10<text:tab/>1<text:tab/>9<text:tab/>10<text:tab/>12<text:tab/>21<text:tab/>40<text:tab/>37<text:tab/>1<text:tab/>warm</text:p>
      <text:p text:style-name="P4">359<text:tab/>357<text:tab/>2009.10.03<text:tab/>10<text:tab/>14<text:tab/>18<text:tab/>21<text:tab/>36<text:tab/>37<text:tab/>5<text:tab/>1<text:tab/>cloudy</text:p>
      <text:p text:style-name="P4">360<text:tab/>356<text:tab/>2009.09.26<text:tab/>2<text:tab/>8<text:tab/>14<text:tab/>25<text:tab/>29<text:tab/>45<text:tab/>24<text:tab/>1<text:tab/>cool</text:p>
      <text:p text:style-name="P4">361<text:tab/>355<text:tab/>2009.09.19<text:tab/>5<text:tab/>8<text:tab/>29<text:tab/>30<text:tab/>35<text:tab/>44<text:tab/>38<text:tab/>0<text:tab/>cloudy</text:p>
      <text:p text:style-name="P4">362<text:tab/>354<text:tab/>2009.09.12<text:tab/>14<text:tab/>19<text:tab/>36<text:tab/>43<text:tab/>44<text:tab/>45<text:tab/>1<text:tab/>0<text:tab/>cloudy</text:p>
      <text:p text:style-name="P4"><text:soft-page-break/>363<text:tab/>353<text:tab/>2009.09.05<text:tab/>11<text:tab/>16<text:tab/>19<text:tab/>22<text:tab/>29<text:tab/>36<text:tab/>26<text:tab/>0<text:tab/>cool</text:p>
      <text:p text:style-name="P4">364<text:tab/>352<text:tab/>2009.08.29<text:tab/>5<text:tab/>16<text:tab/>17<text:tab/>20<text:tab/>26<text:tab/>41<text:tab/>24<text:tab/>0<text:tab/>clear</text:p>
      <text:p text:style-name="P4">365<text:tab/>351<text:tab/>2009.08.22<text:tab/>5<text:tab/>25<text:tab/>27<text:tab/>29<text:tab/>34<text:tab/>36<text:tab/>33<text:tab/>1<text:tab/>clear</text:p>
      <text:p text:style-name="P4">366<text:tab/>350<text:tab/>2009.08.15<text:tab/>1<text:tab/>8<text:tab/>18<text:tab/>24<text:tab/>29<text:tab/>33<text:tab/>35<text:tab/>0<text:tab/>warm</text:p>
      <text:p text:style-name="P4">367<text:tab/>349<text:tab/>2009.08.08<text:tab/>5<text:tab/>13<text:tab/>14<text:tab/>20<text:tab/>24<text:tab/>25<text:tab/>36<text:tab/>1<text:tab/>clear</text:p>
      <text:p text:style-name="P4">368<text:tab/>348<text:tab/>2009.08.01<text:tab/>3<text:tab/>14<text:tab/>17<text:tab/>20<text:tab/>24<text:tab/>31<text:tab/>34<text:tab/>1<text:tab/>clear</text:p>
      <text:p text:style-name="P4">369<text:tab/>347<text:tab/>2009.07.25<text:tab/>3<text:tab/>8<text:tab/>13<text:tab/>27<text:tab/>32<text:tab/>42<text:tab/>10<text:tab/>0<text:tab/>warm</text:p>
      <text:p text:style-name="P4">370<text:tab/>346<text:tab/>2009.07.18<text:tab/>5<text:tab/>13<text:tab/>14<text:tab/>22<text:tab/>44<text:tab/>45<text:tab/>33<text:tab/>1<text:tab/>cloudy</text:p>
      <text:p text:style-name="P4">371<text:tab/>345<text:tab/>2009.07.11<text:tab/>15<text:tab/>20<text:tab/>23<text:tab/>29<text:tab/>39<text:tab/>42<text:tab/>2<text:tab/>0<text:tab/>cool</text:p>
      <text:p text:style-name="P4">372<text:tab/>344<text:tab/>2009.07.04<text:tab/>1<text:tab/>2<text:tab/>15<text:tab/>28<text:tab/>34<text:tab/>45<text:tab/>38<text:tab/>1<text:tab/>cloudy</text:p>
      <text:p text:style-name="P4">373<text:tab/>343<text:tab/>2009.06.27<text:tab/>1<text:tab/>10<text:tab/>17<text:tab/>29<text:tab/>31<text:tab/>43<text:tab/>15<text:tab/>1<text:tab/>warm</text:p>
      <text:p text:style-name="P4">374<text:tab/>342<text:tab/>2009.06.20<text:tab/>1<text:tab/>13<text:tab/>14<text:tab/>33<text:tab/>34<text:tab/>43<text:tab/>25<text:tab/>1<text:tab/>clear</text:p>
      <text:p text:style-name="P4">375<text:tab/>341<text:tab/>2009.06.13<text:tab/>1<text:tab/>8<text:tab/>19<text:tab/>34<text:tab/>39<text:tab/>43<text:tab/>41<text:tab/>0<text:tab/>warm</text:p>
      <text:p text:style-name="P4">376<text:tab/>340<text:tab/>2009.06.06<text:tab/>18<text:tab/>24<text:tab/>26<text:tab/>29<text:tab/>34<text:tab/>38<text:tab/>32<text:tab/>1<text:tab/>warm</text:p>
      <text:p text:style-name="P4">377<text:tab/>339<text:tab/>2009.05.30<text:tab/>6<text:tab/>8<text:tab/>14<text:tab/>21<text:tab/>30<text:tab/>37<text:tab/>45<text:tab/>0<text:tab/>cloudy</text:p>
      <text:p text:style-name="P4">378<text:tab/>338<text:tab/>2009.05.23<text:tab/>2<text:tab/>13<text:tab/>34<text:tab/>38<text:tab/>42<text:tab/>45<text:tab/>16<text:tab/>1<text:tab/>cool</text:p>
      <text:p text:style-name="P4">379<text:tab/>337<text:tab/>2009.05.16<text:tab/>1<text:tab/>5<text:tab/>14<text:tab/>18<text:tab/>32<text:tab/>37<text:tab/>4<text:tab/>0<text:tab/>cloudy</text:p>
      <text:p text:style-name="P4">380<text:tab/>336<text:tab/>2009.05.09<text:tab/>3<text:tab/>5<text:tab/>20<text:tab/>34<text:tab/>35<text:tab/>44<text:tab/>16<text:tab/>0<text:tab/>cool</text:p>
      <text:p text:style-name="P4">381<text:tab/>335<text:tab/>2009.05.02<text:tab/>5<text:tab/>9<text:tab/>16<text:tab/>23<text:tab/>26<text:tab/>45<text:tab/>21<text:tab/>1<text:tab/>clear</text:p>
      <text:p text:style-name="P4">382<text:tab/>334<text:tab/>2009.04.25<text:tab/>13<text:tab/>15<text:tab/>21<text:tab/>29<text:tab/>39<text:tab/>43<text:tab/>33<text:tab/>0<text:tab/>warm</text:p>
      <text:p text:style-name="P4">383<text:tab/>333<text:tab/>2009.04.18<text:tab/>5<text:tab/>14<text:tab/>27<text:tab/>30<text:tab/>39<text:tab/>43<text:tab/>35<text:tab/>0<text:tab/>cloudy</text:p>
      <text:p text:style-name="P4">384<text:tab/>332<text:tab/>2009.04.11<text:tab/>16<text:tab/>17<text:tab/>34<text:tab/>36<text:tab/>42<text:tab/>45<text:tab/>3<text:tab/>0<text:tab/>cool</text:p>
      <text:p text:style-name="P4">385<text:tab/>331<text:tab/>2009.04.04<text:tab/>4<text:tab/>9<text:tab/>14<text:tab/>26<text:tab/>31<text:tab/>44<text:tab/>39<text:tab/>0<text:tab/>cloudy</text:p>
      <text:p text:style-name="P4">386<text:tab/>330<text:tab/>2009.03.28<text:tab/>3<text:tab/>4<text:tab/>16<text:tab/>17<text:tab/>19<text:tab/>20<text:tab/>23<text:tab/>1<text:tab/>cool</text:p>
      <text:p text:style-name="P4">387<text:tab/>329<text:tab/>2009.03.21<text:tab/>9<text:tab/>17<text:tab/>19<text:tab/>30<text:tab/>35<text:tab/>42<text:tab/>4<text:tab/>0<text:tab/>clear</text:p>
      <text:p text:style-name="P4">388<text:tab/>328<text:tab/>2009.03.14<text:tab/>1<text:tab/>6<text:tab/>9<text:tab/>16<text:tab/>17<text:tab/>28<text:tab/>24<text:tab/>0<text:tab/>cloudy</text:p>
      <text:p text:style-name="P4">389<text:tab/>327<text:tab/>2009.03.07<text:tab/>6<text:tab/>12<text:tab/>13<text:tab/>17<text:tab/>32<text:tab/>44<text:tab/>24<text:tab/>0<text:tab/>cloudy</text:p>
      <text:p text:style-name="P4">390<text:tab/>326<text:tab/>2009.02.28<text:tab/>16<text:tab/>23<text:tab/>25<text:tab/>33<text:tab/>36<text:tab/>39<text:tab/>40<text:tab/>1<text:tab/>cloudy</text:p>
      <text:p text:style-name="P4">391<text:tab/>325<text:tab/>2009.02.21<text:tab/>7<text:tab/>17<text:tab/>20<text:tab/>32<text:tab/>44<text:tab/>45<text:tab/>33<text:tab/>0<text:tab/>warm</text:p>
      <text:p text:style-name="P4">392<text:tab/>324<text:tab/>2009.02.14<text:tab/>2<text:tab/>4<text:tab/>21<text:tab/>25<text:tab/>33<text:tab/>36<text:tab/>17<text:tab/>1<text:tab/>warm</text:p>
      <text:p text:style-name="P4">393<text:tab/>323<text:tab/>2009.02.07<text:tab/>10<text:tab/>14<text:tab/>15<text:tab/>32<text:tab/>36<text:tab/>42<text:tab/>3<text:tab/>1<text:tab/>cloudy</text:p>
      <text:p text:style-name="P4">394<text:tab/>322<text:tab/>2009.01.31<text:tab/>9<text:tab/>18<text:tab/>29<text:tab/>32<text:tab/>38<text:tab/>43<text:tab/>20<text:tab/>1<text:tab/>cloudy</text:p>
      <text:p text:style-name="P4">395<text:tab/>321<text:tab/>2009.01.24<text:tab/>12<text:tab/>18<text:tab/>20<text:tab/>21<text:tab/>25<text:tab/>34<text:tab/>42<text:tab/>0<text:tab/>cloudy</text:p>
      <text:p text:style-name="P4">396<text:tab/>320<text:tab/>2009.01.17<text:tab/>16<text:tab/>19<text:tab/>23<text:tab/>25<text:tab/>41<text:tab/>45<text:tab/>3<text:tab/>0<text:tab/>cool</text:p>
      <text:p text:style-name="P4">397<text:tab/>319<text:tab/>2009.01.10<text:tab/>5<text:tab/>8<text:tab/>22<text:tab/>28<text:tab/>33<text:tab/>42<text:tab/>37<text:tab/>1<text:tab/>clear</text:p>
      <text:p text:style-name="P4">398<text:tab/>318<text:tab/>2009.01.03<text:tab/>2<text:tab/>17<text:tab/>19<text:tab/>20<text:tab/>34<text:tab/>45<text:tab/>21<text:tab/>0<text:tab/>cool</text:p>
      <text:p text:style-name="P4">399<text:tab/>317<text:tab/>2008.12.27<text:tab/>3<text:tab/>10<text:tab/>11<text:tab/>22<text:tab/>36<text:tab/>39<text:tab/>8<text:tab/>1<text:tab/>warm</text:p>
      <text:p text:style-name="P4">400<text:tab/>316<text:tab/>2008.12.20<text:tab/>10<text:tab/>11<text:tab/>21<text:tab/>27<text:tab/>31<text:tab/>39<text:tab/>43<text:tab/>1<text:tab/>cloudy</text:p>
      <text:p text:style-name="P4">401<text:tab/>315<text:tab/>2008.12.13<text:tab/>1<text:tab/>13<text:tab/>33<text:tab/>35<text:tab/>43<text:tab/>45<text:tab/>23<text:tab/>1<text:tab/>clear</text:p>
      <text:p text:style-name="P4">402<text:tab/>314<text:tab/>2008.12.06<text:tab/>15<text:tab/>17<text:tab/>19<text:tab/>34<text:tab/>38<text:tab/>41<text:tab/>2<text:tab/>1<text:tab/>warm</text:p>
      <text:p text:style-name="P4">403<text:tab/>313<text:tab/>2008.11.29<text:tab/>9<text:tab/>17<text:tab/>34<text:tab/>35<text:tab/>43<text:tab/>45<text:tab/>2<text:tab/>0<text:tab/>clear</text:p>
      <text:p text:style-name="P4">404<text:tab/>312<text:tab/>2008.11.22<text:tab/>2<text:tab/>3<text:tab/>5<text:tab/>6<text:tab/>12<text:tab/>20<text:tab/>25<text:tab/>0<text:tab/>cloudy</text:p>
      <text:p text:style-name="P4">405<text:tab/>311<text:tab/>2008.11.15<text:tab/>4<text:tab/>12<text:tab/>24<text:tab/>27<text:tab/>28<text:tab/>32<text:tab/>10<text:tab/>1<text:tab/>cool</text:p>
      <text:p text:style-name="P4">406<text:tab/>310<text:tab/>2008.11.08<text:tab/>1<text:tab/>5<text:tab/>19<text:tab/>28<text:tab/>34<text:tab/>41<text:tab/>16<text:tab/>0<text:tab/>clear</text:p>
      <text:p text:style-name="P4">407<text:tab/>309<text:tab/>2008.11.01<text:tab/>1<text:tab/>2<text:tab/>5<text:tab/>11<text:tab/>18<text:tab/>36<text:tab/>22<text:tab/>0<text:tab/>cool</text:p>
      <text:p text:style-name="P4">408<text:tab/>308<text:tab/>2008.10.25<text:tab/>14<text:tab/>15<text:tab/>17<text:tab/>19<text:tab/>37<text:tab/>45<text:tab/>40<text:tab/>1<text:tab/>cool</text:p>
      <text:p text:style-name="P4">409<text:tab/>307<text:tab/>2008.10.18<text:tab/>5<text:tab/>15<text:tab/>21<text:tab/>23<text:tab/>25<text:tab/>45<text:tab/>12<text:tab/>1<text:tab/>clear</text:p>
      <text:p text:style-name="P4">410<text:tab/>306<text:tab/>2008.10.11<text:tab/>4<text:tab/>18<text:tab/>23<text:tab/>30<text:tab/>34<text:tab/>41<text:tab/>19<text:tab/>1<text:tab/>clear</text:p>
      <text:p text:style-name="P4">411<text:tab/>305<text:tab/>2008.10.04<text:tab/>7<text:tab/>8<text:tab/>18<text:tab/>21<text:tab/>23<text:tab/>39<text:tab/>9<text:tab/>1<text:tab/>cloudy</text:p>
      <text:p text:style-name="P4">412<text:tab/>304<text:tab/>2008.09.27<text:tab/>4<text:tab/>10<text:tab/>16<text:tab/>26<text:tab/>33<text:tab/>41<text:tab/>38<text:tab/>0<text:tab/>cloudy</text:p>
      <text:p text:style-name="P4">413<text:tab/>303<text:tab/>2008.09.20<text:tab/>2<text:tab/>14<text:tab/>17<text:tab/>30<text:tab/>38<text:tab/>45<text:tab/>43<text:tab/>1<text:tab/>warm</text:p>
      <text:p text:style-name="P4">414<text:tab/>302<text:tab/>2008.09.13<text:tab/>13<text:tab/>19<text:tab/>20<text:tab/>32<text:tab/>38<text:tab/>42<text:tab/>4<text:tab/>1<text:tab/>cloudy</text:p>
      <text:p text:style-name="P4"><text:soft-page-break/>415<text:tab/>301<text:tab/>2008.09.06<text:tab/>7<text:tab/>11<text:tab/>13<text:tab/>33<text:tab/>37<text:tab/>43<text:tab/>26<text:tab/>1<text:tab/>warm</text:p>
      <text:p text:style-name="P4">416<text:tab/>300<text:tab/>2008.08.30<text:tab/>7<text:tab/>9<text:tab/>10<text:tab/>12<text:tab/>26<text:tab/>38<text:tab/>39<text:tab/>1<text:tab/>cloudy</text:p>
      <text:p text:style-name="P4">417<text:tab/>299<text:tab/>2008.08.23<text:tab/>1<text:tab/>3<text:tab/>20<text:tab/>25<text:tab/>36<text:tab/>45<text:tab/>24<text:tab/>0<text:tab/>clear</text:p>
      <text:p text:style-name="P4">418<text:tab/>298<text:tab/>2008.08.16<text:tab/>5<text:tab/>9<text:tab/>27<text:tab/>29<text:tab/>37<text:tab/>40<text:tab/>19<text:tab/>1<text:tab/>warm</text:p>
      <text:p text:style-name="P4">419<text:tab/>297<text:tab/>2008.08.09<text:tab/>6<text:tab/>11<text:tab/>19<text:tab/>20<text:tab/>28<text:tab/>32<text:tab/>34<text:tab/>0<text:tab/>clear</text:p>
      <text:p text:style-name="P4">420<text:tab/>296<text:tab/>2008.08.02<text:tab/>3<text:tab/>8<text:tab/>15<text:tab/>27<text:tab/>30<text:tab/>45<text:tab/>44<text:tab/>0<text:tab/>cool</text:p>
      <text:p text:style-name="P4">421<text:tab/>295<text:tab/>2008.07.26<text:tab/>1<text:tab/>4<text:tab/>12<text:tab/>16<text:tab/>18<text:tab/>38<text:tab/>8<text:tab/>1<text:tab/>cloudy</text:p>
      <text:p text:style-name="P4">422<text:tab/>294<text:tab/>2008.07.19<text:tab/>6<text:tab/>10<text:tab/>17<text:tab/>30<text:tab/>37<text:tab/>38<text:tab/>40<text:tab/>0<text:tab/>clear</text:p>
      <text:p text:style-name="P4">423<text:tab/>293<text:tab/>2008.07.12<text:tab/>1<text:tab/>9<text:tab/>17<text:tab/>21<text:tab/>29<text:tab/>33<text:tab/>24<text:tab/>1<text:tab/>clear</text:p>
      <text:p text:style-name="P4">424<text:tab/>292<text:tab/>2008.07.05<text:tab/>17<text:tab/>18<text:tab/>31<text:tab/>32<text:tab/>33<text:tab/>34<text:tab/>10<text:tab/>0<text:tab/>clear</text:p>
      <text:p text:style-name="P4">425<text:tab/>291<text:tab/>2008.06.28<text:tab/>3<text:tab/>7<text:tab/>8<text:tab/>18<text:tab/>20<text:tab/>42<text:tab/>45<text:tab/>0<text:tab/>clear</text:p>
      <text:p text:style-name="P4">426<text:tab/>290<text:tab/>2008.06.21<text:tab/>8<text:tab/>13<text:tab/>18<text:tab/>32<text:tab/>39<text:tab/>45<text:tab/>7<text:tab/>1<text:tab/>warm</text:p>
      <text:p text:style-name="P4">427<text:tab/>289<text:tab/>2008.06.14<text:tab/>3<text:tab/>14<text:tab/>33<text:tab/>37<text:tab/>38<text:tab/>42<text:tab/>10<text:tab/>0<text:tab/>cloudy</text:p>
      <text:p text:style-name="P4">428<text:tab/>288<text:tab/>2008.06.07<text:tab/>1<text:tab/>12<text:tab/>17<text:tab/>28<text:tab/>35<text:tab/>41<text:tab/>10<text:tab/>0<text:tab/>cool</text:p>
      <text:p text:style-name="P4">429<text:tab/>287<text:tab/>2008.05.31<text:tab/>6<text:tab/>12<text:tab/>24<text:tab/>27<text:tab/>35<text:tab/>37<text:tab/>41<text:tab/>0<text:tab/>cloudy</text:p>
      <text:p text:style-name="P4">430<text:tab/>286<text:tab/>2008.05.24<text:tab/>1<text:tab/>15<text:tab/>19<text:tab/>40<text:tab/>42<text:tab/>44<text:tab/>17<text:tab/>1<text:tab/>clear</text:p>
      <text:p text:style-name="P4">431<text:tab/>285<text:tab/>2008.05.17<text:tab/>13<text:tab/>33<text:tab/>37<text:tab/>40<text:tab/>41<text:tab/>45<text:tab/>2<text:tab/>1<text:tab/>cool</text:p>
      <text:p text:style-name="P4">432<text:tab/>284<text:tab/>2008.05.10<text:tab/>2<text:tab/>7<text:tab/>15<text:tab/>24<text:tab/>30<text:tab/>45<text:tab/>28<text:tab/>0<text:tab/>warm</text:p>
      <text:p text:style-name="P4">433<text:tab/>283<text:tab/>2008.05.03<text:tab/>6<text:tab/>8<text:tab/>18<text:tab/>31<text:tab/>38<text:tab/>45<text:tab/>42<text:tab/>0<text:tab/>cool</text:p>
      <text:p text:style-name="P4">434<text:tab/>282<text:tab/>2008.04.26<text:tab/>2<text:tab/>5<text:tab/>10<text:tab/>18<text:tab/>31<text:tab/>32<text:tab/>30<text:tab/>1<text:tab/>cloudy</text:p>
      <text:p text:style-name="P4">435<text:tab/>281<text:tab/>2008.04.19<text:tab/>1<text:tab/>3<text:tab/>4<text:tab/>6<text:tab/>14<text:tab/>41<text:tab/>12<text:tab/>0<text:tab/>cool</text:p>
      <text:p text:style-name="P4">436<text:tab/>280<text:tab/>2008.04.12<text:tab/>10<text:tab/>11<text:tab/>23<text:tab/>24<text:tab/>36<text:tab/>37<text:tab/>35<text:tab/>0<text:tab/>clear</text:p>
      <text:p text:style-name="P4">437<text:tab/>279<text:tab/>2008.04.05<text:tab/>7<text:tab/>16<text:tab/>31<text:tab/>36<text:tab/>37<text:tab/>38<text:tab/>11<text:tab/>0<text:tab/>warm</text:p>
      <text:p text:style-name="P4">438<text:tab/>278<text:tab/>2008.03.29<text:tab/>3<text:tab/>11<text:tab/>37<text:tab/>39<text:tab/>41<text:tab/>43<text:tab/>13<text:tab/>1<text:tab/>warm</text:p>
      <text:p text:style-name="P4">439<text:tab/>277<text:tab/>2008.03.22<text:tab/>10<text:tab/>12<text:tab/>13<text:tab/>15<text:tab/>25<text:tab/>29<text:tab/>20<text:tab/>1<text:tab/>cool</text:p>
      <text:p text:style-name="P4">440<text:tab/>276<text:tab/>2008.03.15<text:tab/>4<text:tab/>15<text:tab/>21<text:tab/>33<text:tab/>39<text:tab/>41<text:tab/>25<text:tab/>0<text:tab/>warm</text:p>
      <text:p text:style-name="P4">441<text:tab/>275<text:tab/>2008.03.08<text:tab/>14<text:tab/>19<text:tab/>20<text:tab/>35<text:tab/>38<text:tab/>40<text:tab/>26<text:tab/>0<text:tab/>clear</text:p>
      <text:p text:style-name="P4">442<text:tab/>274<text:tab/>2008.03.01<text:tab/>13<text:tab/>14<text:tab/>15<text:tab/>26<text:tab/>35<text:tab/>39<text:tab/>25<text:tab/>0<text:tab/>warm</text:p>
      <text:p text:style-name="P4">443<text:tab/>273<text:tab/>2008.02.23<text:tab/>1<text:tab/>8<text:tab/>24<text:tab/>31<text:tab/>34<text:tab/>44<text:tab/>6<text:tab/>0<text:tab/>warm</text:p>
      <text:p text:style-name="P4">444<text:tab/>272<text:tab/>2008.02.16<text:tab/>7<text:tab/>9<text:tab/>12<text:tab/>27<text:tab/>39<text:tab/>43<text:tab/>28<text:tab/>0<text:tab/>cloudy</text:p>
      <text:p text:style-name="P4">445<text:tab/>271<text:tab/>2008.02.09<text:tab/>3<text:tab/>8<text:tab/>9<text:tab/>27<text:tab/>29<text:tab/>40<text:tab/>36<text:tab/>0<text:tab/>warm</text:p>
      <text:p text:style-name="P4">446<text:tab/>270<text:tab/>2008.02.02<text:tab/>5<text:tab/>9<text:tab/>12<text:tab/>20<text:tab/>21<text:tab/>26<text:tab/>27<text:tab/>0<text:tab/>clear</text:p>
      <text:p text:style-name="P4">447<text:tab/>269<text:tab/>2008.01.26<text:tab/>5<text:tab/>18<text:tab/>20<text:tab/>36<text:tab/>42<text:tab/>43<text:tab/>32<text:tab/>1<text:tab/>cloudy</text:p>
      <text:p text:style-name="P4">448<text:tab/>268<text:tab/>2008.01.19<text:tab/>3<text:tab/>10<text:tab/>19<text:tab/>24<text:tab/>32<text:tab/>45<text:tab/>12<text:tab/>1<text:tab/>cool</text:p>
      <text:p text:style-name="P4">449<text:tab/>267<text:tab/>2008.01.12<text:tab/>7<text:tab/>8<text:tab/>24<text:tab/>34<text:tab/>36<text:tab/>41<text:tab/>1<text:tab/>1<text:tab/>cool</text:p>
      <text:p text:style-name="P4">450<text:tab/>266<text:tab/>2008.01.05<text:tab/>3<text:tab/>4<text:tab/>9<text:tab/>11<text:tab/>22<text:tab/>42<text:tab/>37<text:tab/>0<text:tab/>warm</text:p>
      <text:p text:style-name="P4">451<text:tab/>265<text:tab/>2007.12.29<text:tab/>5<text:tab/>9<text:tab/>34<text:tab/>37<text:tab/>38<text:tab/>39<text:tab/>12<text:tab/>0<text:tab/>cool</text:p>
      <text:p text:style-name="P4">452<text:tab/>264<text:tab/>2007.12.22<text:tab/>9<text:tab/>16<text:tab/>27<text:tab/>36<text:tab/>41<text:tab/>44<text:tab/>5<text:tab/>0<text:tab/>clear</text:p>
      <text:p text:style-name="P4">453<text:tab/>263<text:tab/>2007.12.15<text:tab/>1<text:tab/>27<text:tab/>28<text:tab/>32<text:tab/>37<text:tab/>40<text:tab/>18<text:tab/>0<text:tab/>warm</text:p>
      <text:p text:style-name="P4">454<text:tab/>262<text:tab/>2007.12.08<text:tab/>9<text:tab/>12<text:tab/>24<text:tab/>25<text:tab/>29<text:tab/>31<text:tab/>36<text:tab/>0<text:tab/>warm</text:p>
      <text:p text:style-name="P4">455<text:tab/>261<text:tab/>2007.12.01<text:tab/>6<text:tab/>11<text:tab/>16<text:tab/>18<text:tab/>31<text:tab/>43<text:tab/>2<text:tab/>1<text:tab/>clear</text:p>
      <text:p text:style-name="P4">456<text:tab/>260<text:tab/>2007.11.24<text:tab/>7<text:tab/>12<text:tab/>15<text:tab/>24<text:tab/>37<text:tab/>40<text:tab/>43<text:tab/>0<text:tab/>warm</text:p>
      <text:p text:style-name="P4">457<text:tab/>259<text:tab/>2007.11.17<text:tab/>4<text:tab/>5<text:tab/>14<text:tab/>35<text:tab/>42<text:tab/>45<text:tab/>34<text:tab/>0<text:tab/>warm</text:p>
      <text:p text:style-name="P4">458<text:tab/>258<text:tab/>2007.11.10<text:tab/>14<text:tab/>27<text:tab/>30<text:tab/>31<text:tab/>38<text:tab/>40<text:tab/>17<text:tab/>0<text:tab/>warm</text:p>
      <text:p text:style-name="P4">459<text:tab/>257<text:tab/>2007.11.03<text:tab/>6<text:tab/>13<text:tab/>27<text:tab/>31<text:tab/>32<text:tab/>37<text:tab/>4<text:tab/>0<text:tab/>cloudy</text:p>
      <text:p text:style-name="P4">460<text:tab/>256<text:tab/>2007.10.27<text:tab/>4<text:tab/>11<text:tab/>14<text:tab/>21<text:tab/>23<text:tab/>43<text:tab/>32<text:tab/>0<text:tab/>clear</text:p>
      <text:p text:style-name="P4">461<text:tab/>255<text:tab/>2007.10.20<text:tab/>1<text:tab/>5<text:tab/>6<text:tab/>24<text:tab/>27<text:tab/>42<text:tab/>32<text:tab/>1<text:tab/>cool</text:p>
      <text:p text:style-name="P4">462<text:tab/>254<text:tab/>2007.10.13<text:tab/>1<text:tab/>5<text:tab/>19<text:tab/>20<text:tab/>24<text:tab/>30<text:tab/>27<text:tab/>0<text:tab/>warm</text:p>
      <text:p text:style-name="P4">463<text:tab/>253<text:tab/>2007.10.06<text:tab/>8<text:tab/>19<text:tab/>25<text:tab/>31<text:tab/>34<text:tab/>36<text:tab/>33<text:tab/>0<text:tab/>warm</text:p>
      <text:p text:style-name="P4">464<text:tab/>252<text:tab/>2007.09.29<text:tab/>14<text:tab/>23<text:tab/>26<text:tab/>31<text:tab/>39<text:tab/>45<text:tab/>28<text:tab/>1<text:tab/>warm</text:p>
      <text:p text:style-name="P4">465<text:tab/>251<text:tab/>2007.09.22<text:tab/>6<text:tab/>7<text:tab/>19<text:tab/>25<text:tab/>28<text:tab/>38<text:tab/>45<text:tab/>1<text:tab/>cool</text:p>
      <text:p text:style-name="P4">466<text:tab/>250<text:tab/>2007.09.15<text:tab/>19<text:tab/>23<text:tab/>30<text:tab/>37<text:tab/>43<text:tab/>45<text:tab/>38<text:tab/>1<text:tab/>cool</text:p>
      <text:p text:style-name="P4"><text:soft-page-break/>467<text:tab/>249<text:tab/>2007.09.08<text:tab/>3<text:tab/>8<text:tab/>27<text:tab/>31<text:tab/>41<text:tab/>44<text:tab/>11<text:tab/>0<text:tab/>cool</text:p>
      <text:p text:style-name="P4">468<text:tab/>248<text:tab/>2007.09.01<text:tab/>3<text:tab/>8<text:tab/>17<text:tab/>23<text:tab/>38<text:tab/>45<text:tab/>13<text:tab/>1<text:tab/>clear</text:p>
      <text:p text:style-name="P4">469<text:tab/>247<text:tab/>2007.08.25<text:tab/>12<text:tab/>15<text:tab/>28<text:tab/>36<text:tab/>39<text:tab/>40<text:tab/>13<text:tab/>1<text:tab/>warm</text:p>
      <text:p text:style-name="P4">470<text:tab/>246<text:tab/>2007.08.18<text:tab/>13<text:tab/>18<text:tab/>21<text:tab/>23<text:tab/>26<text:tab/>39<text:tab/>15<text:tab/>0<text:tab/>cloudy</text:p>
      <text:p text:style-name="P4">471<text:tab/>245<text:tab/>2007.08.11<text:tab/>9<text:tab/>11<text:tab/>27<text:tab/>31<text:tab/>32<text:tab/>38<text:tab/>22<text:tab/>1<text:tab/>cloudy</text:p>
      <text:p text:style-name="P4">472<text:tab/>244<text:tab/>2007.08.04<text:tab/>13<text:tab/>16<text:tab/>25<text:tab/>36<text:tab/>37<text:tab/>38<text:tab/>19<text:tab/>1<text:tab/>clear</text:p>
      <text:p text:style-name="P4">473<text:tab/>243<text:tab/>2007.07.28<text:tab/>2<text:tab/>12<text:tab/>17<text:tab/>19<text:tab/>28<text:tab/>42<text:tab/>34<text:tab/>1<text:tab/>clear</text:p>
      <text:p text:style-name="P4">474<text:tab/>242<text:tab/>2007.07.21<text:tab/>4<text:tab/>19<text:tab/>20<text:tab/>21<text:tab/>32<text:tab/>34<text:tab/>43<text:tab/>0<text:tab/>cool</text:p>
      <text:p text:style-name="P4">475<text:tab/>241<text:tab/>2007.07.14<text:tab/>2<text:tab/>16<text:tab/>24<text:tab/>27<text:tab/>28<text:tab/>35<text:tab/>21<text:tab/>0<text:tab/>warm</text:p>
      <text:p text:style-name="P4">476<text:tab/>240<text:tab/>2007.07.07<text:tab/>6<text:tab/>10<text:tab/>16<text:tab/>40<text:tab/>41<text:tab/>43<text:tab/>21<text:tab/>0<text:tab/>cloudy</text:p>
      <text:p text:style-name="P4">477<text:tab/>239<text:tab/>2007.06.30<text:tab/>11<text:tab/>15<text:tab/>24<text:tab/>39<text:tab/>41<text:tab/>44<text:tab/>7<text:tab/>0<text:tab/>cool</text:p>
      <text:p text:style-name="P4">478<text:tab/>238<text:tab/>2007.06.23<text:tab/>2<text:tab/>4<text:tab/>15<text:tab/>28<text:tab/>31<text:tab/>34<text:tab/>35<text:tab/>1<text:tab/>cloudy</text:p>
      <text:p text:style-name="P4">479<text:tab/>237<text:tab/>2007.06.16<text:tab/>1<text:tab/>11<text:tab/>17<text:tab/>21<text:tab/>24<text:tab/>44<text:tab/>33<text:tab/>1<text:tab/>clear</text:p>
      <text:p text:style-name="P4">480<text:tab/>236<text:tab/>2007.06.09<text:tab/>1<text:tab/>4<text:tab/>8<text:tab/>13<text:tab/>37<text:tab/>39<text:tab/>7<text:tab/>0<text:tab/>cloudy</text:p>
      <text:p text:style-name="P4">481<text:tab/>235<text:tab/>2007.06.02<text:tab/>21<text:tab/>22<text:tab/>26<text:tab/>27<text:tab/>31<text:tab/>37<text:tab/>8<text:tab/>1<text:tab/>cool</text:p>
      <text:p text:style-name="P4">482<text:tab/>234<text:tab/>2007.05.26<text:tab/>13<text:tab/>21<text:tab/>22<text:tab/>24<text:tab/>26<text:tab/>37<text:tab/>4<text:tab/>1<text:tab/>clear</text:p>
      <text:p text:style-name="P4">483<text:tab/>233<text:tab/>2007.05.19<text:tab/>4<text:tab/>6<text:tab/>13<text:tab/>17<text:tab/>28<text:tab/>40<text:tab/>39<text:tab/>1<text:tab/>cool</text:p>
      <text:p text:style-name="P4">484<text:tab/>232<text:tab/>2007.05.12<text:tab/>8<text:tab/>9<text:tab/>10<text:tab/>12<text:tab/>24<text:tab/>44<text:tab/>35<text:tab/>1<text:tab/>cloudy</text:p>
      <text:p text:style-name="P4">485<text:tab/>231<text:tab/>2007.05.05<text:tab/>5<text:tab/>10<text:tab/>19<text:tab/>31<text:tab/>44<text:tab/>45<text:tab/>27<text:tab/>0<text:tab/>cool</text:p>
      <text:p text:style-name="P4">486<text:tab/>230<text:tab/>2007.04.28<text:tab/>5<text:tab/>11<text:tab/>14<text:tab/>29<text:tab/>32<text:tab/>33<text:tab/>12<text:tab/>0<text:tab/>clear</text:p>
      <text:p text:style-name="P4">487<text:tab/>229<text:tab/>2007.04.21<text:tab/>4<text:tab/>5<text:tab/>9<text:tab/>11<text:tab/>23<text:tab/>38<text:tab/>35<text:tab/>1<text:tab/>warm</text:p>
      <text:p text:style-name="P4">488<text:tab/>228<text:tab/>2007.04.14<text:tab/>17<text:tab/>25<text:tab/>35<text:tab/>36<text:tab/>39<text:tab/>44<text:tab/>23<text:tab/>0<text:tab/>clear</text:p>
      <text:p text:style-name="P4">489<text:tab/>227<text:tab/>2007.04.07<text:tab/>4<text:tab/>5<text:tab/>15<text:tab/>16<text:tab/>22<text:tab/>42<text:tab/>2<text:tab/>1<text:tab/>cloudy</text:p>
      <text:p text:style-name="P4">490<text:tab/>226<text:tab/>2007.03.31<text:tab/>2<text:tab/>6<text:tab/>8<text:tab/>14<text:tab/>21<text:tab/>22<text:tab/>34<text:tab/>0<text:tab/>cool</text:p>
      <text:p text:style-name="P4">491<text:tab/>225<text:tab/>2007.03.24<text:tab/>5<text:tab/>11<text:tab/>13<text:tab/>19<text:tab/>31<text:tab/>36<text:tab/>7<text:tab/>1<text:tab/>cool</text:p>
      <text:p text:style-name="P4">492<text:tab/>224<text:tab/>2007.03.17<text:tab/>4<text:tab/>19<text:tab/>26<text:tab/>27<text:tab/>30<text:tab/>42<text:tab/>7<text:tab/>0<text:tab/>clear</text:p>
      <text:p text:style-name="P4">493<text:tab/>223<text:tab/>2007.03.10<text:tab/>1<text:tab/>3<text:tab/>18<text:tab/>20<text:tab/>26<text:tab/>27<text:tab/>38<text:tab/>0<text:tab/>cloudy</text:p>
      <text:p text:style-name="P4">494<text:tab/>222<text:tab/>2007.03.03<text:tab/>5<text:tab/>7<text:tab/>28<text:tab/>29<text:tab/>39<text:tab/>43<text:tab/>44<text:tab/>0<text:tab/>cool</text:p>
      <text:p text:style-name="P4">495<text:tab/>221<text:tab/>2007.02.24<text:tab/>2<text:tab/>20<text:tab/>33<text:tab/>35<text:tab/>37<text:tab/>40<text:tab/>10<text:tab/>0<text:tab/>clear</text:p>
      <text:p text:style-name="P4">496<text:tab/>220<text:tab/>2007.02.17<text:tab/>5<text:tab/>11<text:tab/>19<text:tab/>21<text:tab/>34<text:tab/>43<text:tab/>31<text:tab/>1<text:tab/>cool</text:p>
      <text:p text:style-name="P4">497<text:tab/>219<text:tab/>2007.02.10<text:tab/>4<text:tab/>11<text:tab/>20<text:tab/>26<text:tab/>35<text:tab/>37<text:tab/>16<text:tab/>1<text:tab/>cloudy</text:p>
      <text:p text:style-name="P4">498<text:tab/>218<text:tab/>2007.02.03<text:tab/>1<text:tab/>8<text:tab/>14<text:tab/>18<text:tab/>29<text:tab/>44<text:tab/>20<text:tab/>0<text:tab/>cloudy</text:p>
      <text:p text:style-name="P4">499<text:tab/>217<text:tab/>2007.01.27<text:tab/>16<text:tab/>20<text:tab/>27<text:tab/>33<text:tab/>35<text:tab/>39<text:tab/>38<text:tab/>1<text:tab/>warm</text:p>
      <text:p text:style-name="P4">500<text:tab/>216<text:tab/>2007.01.20<text:tab/>7<text:tab/>16<text:tab/>17<text:tab/>33<text:tab/>36<text:tab/>40<text:tab/>1<text:tab/>1<text:tab/>clear</text:p>
      <text:p text:style-name="P4">501<text:tab/>215<text:tab/>2007.01.13<text:tab/>2<text:tab/>3<text:tab/>7<text:tab/>15<text:tab/>43<text:tab/>44<text:tab/>4<text:tab/>0<text:tab/>cool</text:p>
      <text:p text:style-name="P4">502<text:tab/>214<text:tab/>2007.01.06<text:tab/>5<text:tab/>7<text:tab/>20<text:tab/>25<text:tab/>28<text:tab/>37<text:tab/>32<text:tab/>0<text:tab/>cloudy</text:p>
      <text:p text:style-name="P4">503<text:tab/>213<text:tab/>2006.12.30<text:tab/>2<text:tab/>3<text:tab/>4<text:tab/>5<text:tab/>20<text:tab/>24<text:tab/>42<text:tab/>0<text:tab/>cool</text:p>
      <text:p text:style-name="P4">504<text:tab/>212<text:tab/>2006.12.23<text:tab/>11<text:tab/>12<text:tab/>18<text:tab/>21<text:tab/>31<text:tab/>38<text:tab/>8<text:tab/>1<text:tab/>clear</text:p>
      <text:p text:style-name="P4">505<text:tab/>211<text:tab/>2006.12.16<text:tab/>12<text:tab/>13<text:tab/>17<text:tab/>20<text:tab/>33<text:tab/>41<text:tab/>8<text:tab/>1<text:tab/>clear</text:p>
      <text:p text:style-name="P4">506<text:tab/>210<text:tab/>2006.12.09<text:tab/>10<text:tab/>19<text:tab/>22<text:tab/>23<text:tab/>25<text:tab/>37<text:tab/>39<text:tab/>0<text:tab/>cool</text:p>
      <text:p text:style-name="P4">507<text:tab/>209<text:tab/>2006.12.02<text:tab/>2<text:tab/>7<text:tab/>18<text:tab/>20<text:tab/>24<text:tab/>33<text:tab/>37<text:tab/>1<text:tab/>warm</text:p>
      <text:p text:style-name="P4">508<text:tab/>208<text:tab/>2006.11.25<text:tab/>14<text:tab/>25<text:tab/>31<text:tab/>34<text:tab/>40<text:tab/>44<text:tab/>24<text:tab/>0<text:tab/>warm</text:p>
      <text:p text:style-name="P4">509<text:tab/>207<text:tab/>2006.11.18<text:tab/>3<text:tab/>11<text:tab/>14<text:tab/>31<text:tab/>32<text:tab/>37<text:tab/>38<text:tab/>0<text:tab/>cool</text:p>
      <text:p text:style-name="P4">510<text:tab/>206<text:tab/>2006.11.11<text:tab/>1<text:tab/>2<text:tab/>3<text:tab/>15<text:tab/>20<text:tab/>25<text:tab/>43<text:tab/>0<text:tab/>cloudy</text:p>
      <text:p text:style-name="P4">511<text:tab/>205<text:tab/>2006.11.04<text:tab/>1<text:tab/>3<text:tab/>21<text:tab/>29<text:tab/>35<text:tab/>37<text:tab/>30<text:tab/>1<text:tab/>cloudy</text:p>
      <text:p text:style-name="P4">512<text:tab/>204<text:tab/>2006.10.28<text:tab/>3<text:tab/>12<text:tab/>14<text:tab/>35<text:tab/>40<text:tab/>45<text:tab/>5<text:tab/>1<text:tab/>cool</text:p>
      <text:p text:style-name="P4">513<text:tab/>203<text:tab/>2006.10.21<text:tab/>1<text:tab/>3<text:tab/>11<text:tab/>24<text:tab/>30<text:tab/>32<text:tab/>7<text:tab/>0<text:tab/>warm</text:p>
      <text:p text:style-name="P4">514<text:tab/>202<text:tab/>2006.10.14<text:tab/>12<text:tab/>14<text:tab/>27<text:tab/>33<text:tab/>39<text:tab/>44<text:tab/>17<text:tab/>0<text:tab/>cloudy</text:p>
      <text:p text:style-name="P4">515<text:tab/>201<text:tab/>2006.10.07<text:tab/>3<text:tab/>11<text:tab/>24<text:tab/>38<text:tab/>39<text:tab/>44<text:tab/>26<text:tab/>0<text:tab/>cloudy</text:p>
      <text:p text:style-name="P4">516<text:tab/>200<text:tab/>2006.09.30<text:tab/>5<text:tab/>6<text:tab/>13<text:tab/>14<text:tab/>17<text:tab/>20<text:tab/>7<text:tab/>1<text:tab/>cloudy</text:p>
      <text:p text:style-name="P4">517<text:tab/>199<text:tab/>2006.09.23<text:tab/>14<text:tab/>21<text:tab/>22<text:tab/>25<text:tab/>30<text:tab/>36<text:tab/>43<text:tab/>1<text:tab/>cloudy</text:p>
      <text:p text:style-name="P4">518<text:tab/>198<text:tab/>2006.09.16<text:tab/>12<text:tab/>19<text:tab/>20<text:tab/>25<text:tab/>41<text:tab/>45<text:tab/>2<text:tab/>0<text:tab/>cloudy</text:p>
      <text:p text:style-name="P4"><text:soft-page-break/>519<text:tab/>197<text:tab/>2006.09.09<text:tab/>7<text:tab/>12<text:tab/>16<text:tab/>34<text:tab/>42<text:tab/>45<text:tab/>4<text:tab/>1<text:tab/>warm</text:p>
      <text:p text:style-name="P4">520<text:tab/>196<text:tab/>2006.09.02<text:tab/>35<text:tab/>36<text:tab/>37<text:tab/>41<text:tab/>44<text:tab/>45<text:tab/>30<text:tab/>0<text:tab/>warm</text:p>
      <text:p text:style-name="P4">521<text:tab/>195<text:tab/>2006.08.26<text:tab/>7<text:tab/>10<text:tab/>19<text:tab/>22<text:tab/>35<text:tab/>40<text:tab/>31<text:tab/>0<text:tab/>warm</text:p>
      <text:p text:style-name="P4">522<text:tab/>194<text:tab/>2006.08.19<text:tab/>15<text:tab/>20<text:tab/>23<text:tab/>26<text:tab/>39<text:tab/>44<text:tab/>28<text:tab/>1<text:tab/>clear</text:p>
      <text:p text:style-name="P4">523<text:tab/>193<text:tab/>2006.08.12<text:tab/>6<text:tab/>14<text:tab/>18<text:tab/>26<text:tab/>36<text:tab/>39<text:tab/>13<text:tab/>0<text:tab/>cloudy</text:p>
      <text:p text:style-name="P4">524<text:tab/>192<text:tab/>2006.08.05<text:tab/>4<text:tab/>8<text:tab/>11<text:tab/>18<text:tab/>37<text:tab/>45<text:tab/>33<text:tab/>1<text:tab/>warm</text:p>
      <text:p text:style-name="P4">525<text:tab/>191<text:tab/>2006.07.29<text:tab/>5<text:tab/>6<text:tab/>24<text:tab/>25<text:tab/>32<text:tab/>37<text:tab/>8<text:tab/>1<text:tab/>cool</text:p>
      <text:p text:style-name="P4">526<text:tab/>190<text:tab/>2006.07.22<text:tab/>8<text:tab/>14<text:tab/>18<text:tab/>30<text:tab/>31<text:tab/>44<text:tab/>15<text:tab/>1<text:tab/>warm</text:p>
      <text:p text:style-name="P4">527<text:tab/>189<text:tab/>2006.07.15<text:tab/>8<text:tab/>14<text:tab/>32<text:tab/>35<text:tab/>37<text:tab/>45<text:tab/>28<text:tab/>0<text:tab/>cloudy</text:p>
      <text:p text:style-name="P4">528<text:tab/>188<text:tab/>2006.07.08<text:tab/>19<text:tab/>24<text:tab/>27<text:tab/>30<text:tab/>31<text:tab/>34<text:tab/>36<text:tab/>0<text:tab/>cool</text:p>
      <text:p text:style-name="P4">529<text:tab/>187<text:tab/>2006.07.01<text:tab/>1<text:tab/>2<text:tab/>8<text:tab/>18<text:tab/>29<text:tab/>38<text:tab/>42<text:tab/>1<text:tab/>cool</text:p>
      <text:p text:style-name="P4">530<text:tab/>186<text:tab/>2006.06.24<text:tab/>4<text:tab/>10<text:tab/>14<text:tab/>19<text:tab/>21<text:tab/>45<text:tab/>9<text:tab/>0<text:tab/>cool</text:p>
      <text:p text:style-name="P4">531<text:tab/>185<text:tab/>2006.06.17<text:tab/>1<text:tab/>2<text:tab/>4<text:tab/>8<text:tab/>19<text:tab/>38<text:tab/>14<text:tab/>1<text:tab/>clear</text:p>
      <text:p text:style-name="P4">532<text:tab/>184<text:tab/>2006.06.10<text:tab/>1<text:tab/>2<text:tab/>6<text:tab/>16<text:tab/>20<text:tab/>33<text:tab/>41<text:tab/>0<text:tab/>clear</text:p>
      <text:p text:style-name="P4">533<text:tab/>183<text:tab/>2006.06.03<text:tab/>2<text:tab/>18<text:tab/>24<text:tab/>34<text:tab/>40<text:tab/>42<text:tab/>5<text:tab/>0<text:tab/>cloudy</text:p>
      <text:p text:style-name="P4">534<text:tab/>182<text:tab/>2006.05.27<text:tab/>13<text:tab/>15<text:tab/>27<text:tab/>29<text:tab/>34<text:tab/>40<text:tab/>35<text:tab/>0<text:tab/>warm</text:p>
      <text:p text:style-name="P4">535<text:tab/>181<text:tab/>2006.05.20<text:tab/>14<text:tab/>21<text:tab/>23<text:tab/>32<text:tab/>40<text:tab/>45<text:tab/>44<text:tab/>1<text:tab/>cloudy</text:p>
      <text:p text:style-name="P4">536<text:tab/>180<text:tab/>2006.05.13<text:tab/>2<text:tab/>15<text:tab/>20<text:tab/>21<text:tab/>29<text:tab/>34<text:tab/>22<text:tab/>1<text:tab/>cloudy</text:p>
      <text:p text:style-name="P4">537<text:tab/>179<text:tab/>2006.05.06<text:tab/>5<text:tab/>9<text:tab/>17<text:tab/>25<text:tab/>39<text:tab/>43<text:tab/>32<text:tab/>0<text:tab/>cloudy</text:p>
      <text:p text:style-name="P4">538<text:tab/>178<text:tab/>2006.04.29<text:tab/>1<text:tab/>5<text:tab/>11<text:tab/>12<text:tab/>18<text:tab/>23<text:tab/>9<text:tab/>0<text:tab/>cloudy</text:p>
      <text:p text:style-name="P4">539<text:tab/>177<text:tab/>2006.04.22<text:tab/>1<text:tab/>10<text:tab/>13<text:tab/>16<text:tab/>37<text:tab/>43<text:tab/>6<text:tab/>0<text:tab/>cloudy</text:p>
      <text:p text:style-name="P4">540<text:tab/>176<text:tab/>2006.04.15<text:tab/>4<text:tab/>17<text:tab/>30<text:tab/>32<text:tab/>33<text:tab/>34<text:tab/>15<text:tab/>1<text:tab/>cloudy</text:p>
      <text:p text:style-name="P4">541<text:tab/>175<text:tab/>2006.04.08<text:tab/>19<text:tab/>26<text:tab/>28<text:tab/>31<text:tab/>33<text:tab/>36<text:tab/>17<text:tab/>0<text:tab/>clear</text:p>
      <text:p text:style-name="P4">542<text:tab/>174<text:tab/>2006.04.01<text:tab/>13<text:tab/>14<text:tab/>18<text:tab/>22<text:tab/>35<text:tab/>39<text:tab/>16<text:tab/>0<text:tab/>cloudy</text:p>
      <text:p text:style-name="P4">543<text:tab/>173<text:tab/>2006.03.25<text:tab/>3<text:tab/>9<text:tab/>24<text:tab/>30<text:tab/>33<text:tab/>34<text:tab/>18<text:tab/>1<text:tab/>clear</text:p>
      <text:p text:style-name="P4">544<text:tab/>172<text:tab/>2006.03.18<text:tab/>4<text:tab/>19<text:tab/>21<text:tab/>24<text:tab/>26<text:tab/>41<text:tab/>35<text:tab/>0<text:tab/>cloudy</text:p>
      <text:p text:style-name="P4">545<text:tab/>171<text:tab/>2006.03.11<text:tab/>4<text:tab/>16<text:tab/>25<text:tab/>29<text:tab/>34<text:tab/>35<text:tab/>1<text:tab/>0<text:tab/>warm</text:p>
      <text:p text:style-name="P4">546<text:tab/>170<text:tab/>2006.03.04<text:tab/>2<text:tab/>11<text:tab/>13<text:tab/>15<text:tab/>31<text:tab/>42<text:tab/>10<text:tab/>1<text:tab/>cloudy</text:p>
      <text:p text:style-name="P4">547<text:tab/>169<text:tab/>2006.02.25<text:tab/>16<text:tab/>27<text:tab/>35<text:tab/>37<text:tab/>43<text:tab/>45<text:tab/>19<text:tab/>1<text:tab/>clear</text:p>
      <text:p text:style-name="P4">548<text:tab/>168<text:tab/>2006.02.18<text:tab/>3<text:tab/>10<text:tab/>31<text:tab/>40<text:tab/>42<text:tab/>43<text:tab/>30<text:tab/>1<text:tab/>cool</text:p>
      <text:p text:style-name="P4">549<text:tab/>167<text:tab/>2006.02.11<text:tab/>24<text:tab/>27<text:tab/>28<text:tab/>30<text:tab/>36<text:tab/>39<text:tab/>4<text:tab/>0<text:tab/>clear</text:p>
      <text:p text:style-name="P4">550<text:tab/>166<text:tab/>2006.02.04<text:tab/>9<text:tab/>12<text:tab/>27<text:tab/>36<text:tab/>39<text:tab/>45<text:tab/>14<text:tab/>0<text:tab/>cloudy</text:p>
      <text:p text:style-name="P4">551<text:tab/>165<text:tab/>2006.01.28<text:tab/>5<text:tab/>13<text:tab/>18<text:tab/>19<text:tab/>22<text:tab/>42<text:tab/>31<text:tab/>1<text:tab/>cloudy</text:p>
      <text:p text:style-name="P4">552<text:tab/>164<text:tab/>2006.01.21<text:tab/>6<text:tab/>9<text:tab/>10<text:tab/>11<text:tab/>39<text:tab/>41<text:tab/>27<text:tab/>0<text:tab/>warm</text:p>
      <text:p text:style-name="P4">553<text:tab/>163<text:tab/>2006.01.14<text:tab/>7<text:tab/>11<text:tab/>26<text:tab/>28<text:tab/>29<text:tab/>44<text:tab/>16<text:tab/>0<text:tab/>clear</text:p>
      <text:p text:style-name="P4">554<text:tab/>162<text:tab/>2006.01.07<text:tab/>1<text:tab/>5<text:tab/>21<text:tab/>25<text:tab/>38<text:tab/>41<text:tab/>24<text:tab/>0<text:tab/>clear</text:p>
      <text:p text:style-name="P4">555<text:tab/>161<text:tab/>2005.12.31<text:tab/>22<text:tab/>34<text:tab/>36<text:tab/>40<text:tab/>42<text:tab/>45<text:tab/>44<text:tab/>1<text:tab/>warm</text:p>
      <text:p text:style-name="P4">556<text:tab/>160<text:tab/>2005.12.24<text:tab/>3<text:tab/>7<text:tab/>8<text:tab/>34<text:tab/>39<text:tab/>41<text:tab/>1<text:tab/>0<text:tab/>clear</text:p>
      <text:p text:style-name="P4">557<text:tab/>159<text:tab/>2005.12.17<text:tab/>1<text:tab/>18<text:tab/>30<text:tab/>41<text:tab/>42<text:tab/>43<text:tab/>32<text:tab/>0<text:tab/>cool</text:p>
      <text:p text:style-name="P4">558<text:tab/>158<text:tab/>2005.12.10<text:tab/>4<text:tab/>9<text:tab/>13<text:tab/>18<text:tab/>21<text:tab/>34<text:tab/>7<text:tab/>1<text:tab/>cloudy</text:p>
      <text:p text:style-name="P4">559<text:tab/>157<text:tab/>2005.12.03<text:tab/>19<text:tab/>26<text:tab/>30<text:tab/>33<text:tab/>35<text:tab/>39<text:tab/>37<text:tab/>0<text:tab/>cool</text:p>
      <text:p text:style-name="P4">560<text:tab/>156<text:tab/>2005.11.26<text:tab/>5<text:tab/>18<text:tab/>28<text:tab/>30<text:tab/>42<text:tab/>45<text:tab/>2<text:tab/>0<text:tab/>clear</text:p>
      <text:p text:style-name="P4">561<text:tab/>155<text:tab/>2005.11.19<text:tab/>16<text:tab/>19<text:tab/>20<text:tab/>32<text:tab/>33<text:tab/>41<text:tab/>4<text:tab/>1<text:tab/>cloudy</text:p>
      <text:p text:style-name="P4">562<text:tab/>154<text:tab/>2005.11.12<text:tab/>6<text:tab/>19<text:tab/>21<text:tab/>35<text:tab/>40<text:tab/>45<text:tab/>20<text:tab/>0<text:tab/>cool</text:p>
      <text:p text:style-name="P4">563<text:tab/>153<text:tab/>2005.11.05<text:tab/>3<text:tab/>8<text:tab/>11<text:tab/>12<text:tab/>13<text:tab/>36<text:tab/>33<text:tab/>1<text:tab/>cool</text:p>
      <text:p text:style-name="P4">564<text:tab/>152<text:tab/>2005.10.29<text:tab/>1<text:tab/>5<text:tab/>13<text:tab/>26<text:tab/>29<text:tab/>34<text:tab/>43<text:tab/>1<text:tab/>warm</text:p>
      <text:p text:style-name="P4">565<text:tab/>151<text:tab/>2005.10.22<text:tab/>1<text:tab/>2<text:tab/>10<text:tab/>13<text:tab/>18<text:tab/>19<text:tab/>15<text:tab/>1<text:tab/>cool</text:p>
      <text:p text:style-name="P4">566<text:tab/>150<text:tab/>2005.10.15<text:tab/>2<text:tab/>18<text:tab/>25<text:tab/>28<text:tab/>37<text:tab/>39<text:tab/>16<text:tab/>1<text:tab/>warm</text:p>
      <text:p text:style-name="P4">567<text:tab/>149<text:tab/>2005.10.08<text:tab/>2<text:tab/>11<text:tab/>21<text:tab/>34<text:tab/>41<text:tab/>42<text:tab/>27<text:tab/>0<text:tab/>clear</text:p>
      <text:p text:style-name="P4">568<text:tab/>148<text:tab/>2005.10.01<text:tab/>21<text:tab/>25<text:tab/>33<text:tab/>34<text:tab/>35<text:tab/>36<text:tab/>17<text:tab/>0<text:tab/>clear</text:p>
      <text:p text:style-name="P4">569<text:tab/>147<text:tab/>2005.09.24<text:tab/>4<text:tab/>6<text:tab/>13<text:tab/>21<text:tab/>40<text:tab/>42<text:tab/>36<text:tab/>0<text:tab/>cloudy</text:p>
      <text:p text:style-name="P4">570<text:tab/>146<text:tab/>2005.09.17<text:tab/>2<text:tab/>19<text:tab/>27<text:tab/>35<text:tab/>41<text:tab/>42<text:tab/>25<text:tab/>1<text:tab/>clear</text:p>
      <text:p text:style-name="P4"><text:soft-page-break/>571<text:tab/>145<text:tab/>2005.09.10<text:tab/>2<text:tab/>3<text:tab/>13<text:tab/>20<text:tab/>27<text:tab/>44<text:tab/>9<text:tab/>0<text:tab/>cloudy</text:p>
      <text:p text:style-name="P4">572<text:tab/>144<text:tab/>2005.09.03<text:tab/>4<text:tab/>15<text:tab/>17<text:tab/>26<text:tab/>36<text:tab/>37<text:tab/>43<text:tab/>0<text:tab/>cloudy</text:p>
      <text:p text:style-name="P4">573<text:tab/>143<text:tab/>2005.08.27<text:tab/>26<text:tab/>27<text:tab/>28<text:tab/>42<text:tab/>43<text:tab/>45<text:tab/>8<text:tab/>0<text:tab/>cloudy</text:p>
      <text:p text:style-name="P4">574<text:tab/>142<text:tab/>2005.08.20<text:tab/>12<text:tab/>16<text:tab/>30<text:tab/>34<text:tab/>40<text:tab/>44<text:tab/>19<text:tab/>1<text:tab/>cloudy</text:p>
      <text:p text:style-name="P4">575<text:tab/>141<text:tab/>2005.08.13<text:tab/>8<text:tab/>12<text:tab/>29<text:tab/>31<text:tab/>42<text:tab/>43<text:tab/>2<text:tab/>1<text:tab/>cool</text:p>
      <text:p text:style-name="P4">576<text:tab/>140<text:tab/>2005.08.06<text:tab/>3<text:tab/>13<text:tab/>17<text:tab/>18<text:tab/>19<text:tab/>28<text:tab/>8<text:tab/>1<text:tab/>warm</text:p>
      <text:p text:style-name="P4">577<text:tab/>139<text:tab/>2005.07.30<text:tab/>9<text:tab/>11<text:tab/>15<text:tab/>20<text:tab/>28<text:tab/>43<text:tab/>13<text:tab/>0<text:tab/>cool</text:p>
      <text:p text:style-name="P4">578<text:tab/>138<text:tab/>2005.07.23<text:tab/>10<text:tab/>11<text:tab/>27<text:tab/>28<text:tab/>37<text:tab/>39<text:tab/>19<text:tab/>1<text:tab/>cool</text:p>
      <text:p text:style-name="P4">579<text:tab/>137<text:tab/>2005.07.16<text:tab/>7<text:tab/>9<text:tab/>20<text:tab/>25<text:tab/>36<text:tab/>39<text:tab/>15<text:tab/>0<text:tab/>cool</text:p>
      <text:p text:style-name="P4">580<text:tab/>136<text:tab/>2005.07.09<text:tab/>2<text:tab/>16<text:tab/>30<text:tab/>36<text:tab/>41<text:tab/>42<text:tab/>11<text:tab/>0<text:tab/>cloudy</text:p>
      <text:p text:style-name="P4">581<text:tab/>135<text:tab/>2005.07.02<text:tab/>6<text:tab/>14<text:tab/>22<text:tab/>28<text:tab/>35<text:tab/>39<text:tab/>16<text:tab/>0<text:tab/>clear</text:p>
      <text:p text:style-name="P4">582<text:tab/>134<text:tab/>2005.06.25<text:tab/>3<text:tab/>12<text:tab/>20<text:tab/>23<text:tab/>31<text:tab/>35<text:tab/>43<text:tab/>0<text:tab/>warm</text:p>
      <text:p text:style-name="P4">583<text:tab/>133<text:tab/>2005.06.18<text:tab/>4<text:tab/>7<text:tab/>15<text:tab/>18<text:tab/>23<text:tab/>26<text:tab/>13<text:tab/>0<text:tab/>cloudy</text:p>
      <text:p text:style-name="P4">584<text:tab/>132<text:tab/>2005.06.11<text:tab/>3<text:tab/>17<text:tab/>23<text:tab/>34<text:tab/>41<text:tab/>45<text:tab/>43<text:tab/>0<text:tab/>warm</text:p>
      <text:p text:style-name="P4">585<text:tab/>131<text:tab/>2005.06.04<text:tab/>8<text:tab/>10<text:tab/>11<text:tab/>14<text:tab/>15<text:tab/>21<text:tab/>37<text:tab/>0<text:tab/>warm</text:p>
      <text:p text:style-name="P4">586<text:tab/>130<text:tab/>2005.05.28<text:tab/>7<text:tab/>19<text:tab/>24<text:tab/>27<text:tab/>42<text:tab/>45<text:tab/>31<text:tab/>1<text:tab/>warm</text:p>
      <text:p text:style-name="P4">587<text:tab/>129<text:tab/>2005.05.21<text:tab/>19<text:tab/>23<text:tab/>25<text:tab/>28<text:tab/>38<text:tab/>42<text:tab/>17<text:tab/>1<text:tab/>clear</text:p>
      <text:p text:style-name="P4">588<text:tab/>128<text:tab/>2005.05.14<text:tab/>12<text:tab/>30<text:tab/>34<text:tab/>36<text:tab/>37<text:tab/>45<text:tab/>39<text:tab/>1<text:tab/>cool</text:p>
      <text:p text:style-name="P4">589<text:tab/>127<text:tab/>2005.05.07<text:tab/>3<text:tab/>5<text:tab/>10<text:tab/>29<text:tab/>32<text:tab/>43<text:tab/>35<text:tab/>0<text:tab/>cool</text:p>
      <text:p text:style-name="P4">590<text:tab/>126<text:tab/>2005.04.30<text:tab/>7<text:tab/>20<text:tab/>22<text:tab/>27<text:tab/>40<text:tab/>43<text:tab/>1<text:tab/>1<text:tab/>clear</text:p>
      <text:p text:style-name="P4">591<text:tab/>125<text:tab/>2005.04.23<text:tab/>2<text:tab/>8<text:tab/>32<text:tab/>33<text:tab/>35<text:tab/>36<text:tab/>18<text:tab/>1<text:tab/>cloudy</text:p>
      <text:p text:style-name="P4">592<text:tab/>124<text:tab/>2005.04.16<text:tab/>4<text:tab/>16<text:tab/>23<text:tab/>25<text:tab/>29<text:tab/>42<text:tab/>1<text:tab/>0<text:tab/>clear</text:p>
      <text:p text:style-name="P4">593<text:tab/>123<text:tab/>2005.04.09<text:tab/>7<text:tab/>17<text:tab/>18<text:tab/>28<text:tab/>30<text:tab/>45<text:tab/>27<text:tab/>0<text:tab/>clear</text:p>
      <text:p text:style-name="P4">594<text:tab/>122<text:tab/>2005.04.02<text:tab/>1<text:tab/>11<text:tab/>16<text:tab/>17<text:tab/>36<text:tab/>40<text:tab/>8<text:tab/>1<text:tab/>cloudy</text:p>
      <text:p text:style-name="P4">595<text:tab/>121<text:tab/>2005.03.26<text:tab/>12<text:tab/>28<text:tab/>30<text:tab/>34<text:tab/>38<text:tab/>43<text:tab/>9<text:tab/>1<text:tab/>cool</text:p>
      <text:p text:style-name="P4">596<text:tab/>120<text:tab/>2005.03.19<text:tab/>4<text:tab/>6<text:tab/>10<text:tab/>11<text:tab/>32<text:tab/>37<text:tab/>30<text:tab/>0<text:tab/>warm</text:p>
      <text:p text:style-name="P4">597<text:tab/>119<text:tab/>2005.03.12<text:tab/>3<text:tab/>11<text:tab/>13<text:tab/>14<text:tab/>17<text:tab/>21<text:tab/>38<text:tab/>1<text:tab/>cool</text:p>
      <text:p text:style-name="P4">598<text:tab/>118<text:tab/>2005.03.05<text:tab/>3<text:tab/>4<text:tab/>10<text:tab/>17<text:tab/>19<text:tab/>22<text:tab/>38<text:tab/>1<text:tab/>clear</text:p>
      <text:p text:style-name="P4">599<text:tab/>117<text:tab/>2005.02.26<text:tab/>5<text:tab/>10<text:tab/>22<text:tab/>34<text:tab/>36<text:tab/>44<text:tab/>35<text:tab/>1<text:tab/>cool</text:p>
      <text:p text:style-name="P4">600<text:tab/>116<text:tab/>2005.02.19<text:tab/>2<text:tab/>4<text:tab/>25<text:tab/>31<text:tab/>34<text:tab/>37<text:tab/>17<text:tab/>0<text:tab/>clear</text:p>
      <text:p text:style-name="P4">601<text:tab/>115<text:tab/>2005.02.12<text:tab/>1<text:tab/>2<text:tab/>6<text:tab/>9<text:tab/>25<text:tab/>28<text:tab/>31<text:tab/>1<text:tab/>warm</text:p>
      <text:p text:style-name="P4">602<text:tab/>114<text:tab/>2005.02.05<text:tab/>11<text:tab/>14<text:tab/>19<text:tab/>26<text:tab/>28<text:tab/>41<text:tab/>2<text:tab/>1<text:tab/>warm</text:p>
      <text:p text:style-name="P4">603<text:tab/>113<text:tab/>2005.01.29<text:tab/>4<text:tab/>9<text:tab/>28<text:tab/>33<text:tab/>36<text:tab/>45<text:tab/>26<text:tab/>0<text:tab/>warm</text:p>
      <text:p text:style-name="P4">604<text:tab/>112<text:tab/>2005.01.22<text:tab/>26<text:tab/>29<text:tab/>30<text:tab/>33<text:tab/>41<text:tab/>42<text:tab/>43<text:tab/>0<text:tab/>clear</text:p>
      <text:p text:style-name="P4">605<text:tab/>111<text:tab/>2005.01.15<text:tab/>7<text:tab/>18<text:tab/>31<text:tab/>33<text:tab/>36<text:tab/>40<text:tab/>27<text:tab/>1<text:tab/>cloudy</text:p>
      <text:p text:style-name="P4">606<text:tab/>110<text:tab/>2005.01.08<text:tab/>7<text:tab/>20<text:tab/>22<text:tab/>23<text:tab/>29<text:tab/>43<text:tab/>1<text:tab/>1<text:tab/>cool</text:p>
      <text:p text:style-name="P4">607<text:tab/>109<text:tab/>2005.01.01<text:tab/>1<text:tab/>5<text:tab/>34<text:tab/>36<text:tab/>42<text:tab/>44<text:tab/>33<text:tab/>1<text:tab/>clear</text:p>
      <text:p text:style-name="P4">608<text:tab/>108<text:tab/>2004.12.25<text:tab/>7<text:tab/>18<text:tab/>22<text:tab/>23<text:tab/>29<text:tab/>44<text:tab/>12<text:tab/>1<text:tab/>warm</text:p>
      <text:p text:style-name="P4">609<text:tab/>107<text:tab/>2004.12.18<text:tab/>1<text:tab/>4<text:tab/>5<text:tab/>6<text:tab/>9<text:tab/>31<text:tab/>17<text:tab/>1<text:tab/>cool</text:p>
      <text:p text:style-name="P4">610<text:tab/>106<text:tab/>2004.12.11<text:tab/>4<text:tab/>10<text:tab/>12<text:tab/>22<text:tab/>24<text:tab/>33<text:tab/>29<text:tab/>1<text:tab/>warm</text:p>
      <text:p text:style-name="P4">611<text:tab/>105<text:tab/>2004.12.04<text:tab/>8<text:tab/>10<text:tab/>20<text:tab/>34<text:tab/>41<text:tab/>45<text:tab/>28<text:tab/>0<text:tab/>cloudy</text:p>
      <text:p text:style-name="P4">612<text:tab/>104<text:tab/>2004.11.27<text:tab/>17<text:tab/>32<text:tab/>33<text:tab/>34<text:tab/>42<text:tab/>44<text:tab/>35<text:tab/>1<text:tab/>cool</text:p>
      <text:p text:style-name="P4">613<text:tab/>103<text:tab/>2004.11.20<text:tab/>5<text:tab/>14<text:tab/>15<text:tab/>27<text:tab/>30<text:tab/>45<text:tab/>10<text:tab/>0<text:tab/>clear</text:p>
      <text:p text:style-name="P4">614<text:tab/>102<text:tab/>2004.11.13<text:tab/>17<text:tab/>22<text:tab/>24<text:tab/>26<text:tab/>35<text:tab/>40<text:tab/>42<text:tab/>1<text:tab/>cloudy</text:p>
      <text:p text:style-name="P4">615<text:tab/>101<text:tab/>2004.11.06<text:tab/>1<text:tab/>3<text:tab/>17<text:tab/>32<text:tab/>35<text:tab/>45<text:tab/>8<text:tab/>0<text:tab/>cool</text:p>
      <text:p text:style-name="P4">616<text:tab/>100<text:tab/>2004.10.30<text:tab/>1<text:tab/>7<text:tab/>11<text:tab/>23<text:tab/>37<text:tab/>42<text:tab/>6<text:tab/>1<text:tab/>clear</text:p>
      <text:p text:style-name="P4">617<text:tab/>99<text:tab/>2004.10.23<text:tab/>1<text:tab/>3<text:tab/>10<text:tab/>27<text:tab/>29<text:tab/>37<text:tab/>11<text:tab/>0<text:tab/>clear</text:p>
      <text:p text:style-name="P4">618<text:tab/>98<text:tab/>2004.10.16<text:tab/>6<text:tab/>9<text:tab/>16<text:tab/>23<text:tab/>24<text:tab/>32<text:tab/>43<text:tab/>1<text:tab/>clear</text:p>
      <text:p text:style-name="P4">619<text:tab/>97<text:tab/>2004.10.09<text:tab/>6<text:tab/>7<text:tab/>14<text:tab/>15<text:tab/>20<text:tab/>36<text:tab/>3<text:tab/>0<text:tab/>clear</text:p>
      <text:p text:style-name="P4">620<text:tab/>96<text:tab/>2004.10.02<text:tab/>1<text:tab/>3<text:tab/>8<text:tab/>21<text:tab/>22<text:tab/>31<text:tab/>20<text:tab/>0<text:tab/>clear</text:p>
      <text:p text:style-name="P4">621<text:tab/>95<text:tab/>2004.09.25<text:tab/>8<text:tab/>17<text:tab/>27<text:tab/>31<text:tab/>34<text:tab/>43<text:tab/>14<text:tab/>0<text:tab/>cool</text:p>
      <text:p text:style-name="P4">622<text:tab/>94<text:tab/>2004.09.18<text:tab/>5<text:tab/>32<text:tab/>34<text:tab/>40<text:tab/>41<text:tab/>45<text:tab/>6<text:tab/>1<text:tab/>warm</text:p>
      <text:p text:style-name="P4"><text:soft-page-break/>623<text:tab/>93<text:tab/>2004.09.11<text:tab/>6<text:tab/>22<text:tab/>24<text:tab/>36<text:tab/>38<text:tab/>44<text:tab/>19<text:tab/>1<text:tab/>warm</text:p>
      <text:p text:style-name="P4">624<text:tab/>92<text:tab/>2004.09.04<text:tab/>3<text:tab/>14<text:tab/>24<text:tab/>33<text:tab/>35<text:tab/>36<text:tab/>17<text:tab/>1<text:tab/>clear</text:p>
      <text:p text:style-name="P4">625<text:tab/>91<text:tab/>2004.08.28<text:tab/>1<text:tab/>21<text:tab/>24<text:tab/>26<text:tab/>29<text:tab/>42<text:tab/>27<text:tab/>1<text:tab/>clear</text:p>
      <text:p text:style-name="P4">626<text:tab/>90<text:tab/>2004.08.21<text:tab/>17<text:tab/>20<text:tab/>29<text:tab/>35<text:tab/>38<text:tab/>44<text:tab/>10<text:tab/>0<text:tab/>warm</text:p>
      <text:p text:style-name="P4">627<text:tab/>89<text:tab/>2004.08.14<text:tab/>4<text:tab/>26<text:tab/>28<text:tab/>29<text:tab/>33<text:tab/>40<text:tab/>37<text:tab/>1<text:tab/>clear</text:p>
      <text:p text:style-name="P4">628<text:tab/>88<text:tab/>2004.08.07<text:tab/>1<text:tab/>17<text:tab/>20<text:tab/>24<text:tab/>30<text:tab/>41<text:tab/>27<text:tab/>1<text:tab/>cool</text:p>
      <text:p text:style-name="P4">629<text:tab/>87<text:tab/>2004.07.31<text:tab/>4<text:tab/>12<text:tab/>16<text:tab/>23<text:tab/>34<text:tab/>43<text:tab/>26<text:tab/>0<text:tab/>warm</text:p>
      <text:p text:style-name="P4">630<text:tab/>86<text:tab/>2004.07.24<text:tab/>2<text:tab/>12<text:tab/>37<text:tab/>39<text:tab/>41<text:tab/>45<text:tab/>33<text:tab/>1<text:tab/>clear</text:p>
      <text:p text:style-name="P4">631<text:tab/>85<text:tab/>2004.07.17<text:tab/>6<text:tab/>8<text:tab/>13<text:tab/>23<text:tab/>31<text:tab/>36<text:tab/>21<text:tab/>1<text:tab/>clear</text:p>
      <text:p text:style-name="P4">632<text:tab/>84<text:tab/>2004.07.10<text:tab/>16<text:tab/>23<text:tab/>27<text:tab/>34<text:tab/>42<text:tab/>45<text:tab/>11<text:tab/>0<text:tab/>cloudy</text:p>
      <text:p text:style-name="P4">633<text:tab/>83<text:tab/>2004.07.03<text:tab/>6<text:tab/>10<text:tab/>15<text:tab/>17<text:tab/>19<text:tab/>34<text:tab/>14<text:tab/>1<text:tab/>warm</text:p>
      <text:p text:style-name="P4">634<text:tab/>82<text:tab/>2004.06.26<text:tab/>1<text:tab/>2<text:tab/>3<text:tab/>14<text:tab/>27<text:tab/>42<text:tab/>39<text:tab/>1<text:tab/>cloudy</text:p>
      <text:p text:style-name="P4">635<text:tab/>81<text:tab/>2004.06.19<text:tab/>5<text:tab/>7<text:tab/>11<text:tab/>13<text:tab/>20<text:tab/>33<text:tab/>6<text:tab/>0<text:tab/>warm</text:p>
      <text:p text:style-name="P4">636<text:tab/>80<text:tab/>2004.06.12<text:tab/>17<text:tab/>18<text:tab/>24<text:tab/>25<text:tab/>26<text:tab/>30<text:tab/>1<text:tab/>1<text:tab/>cloudy</text:p>
      <text:p text:style-name="P4">637<text:tab/>79<text:tab/>2004.06.05<text:tab/>3<text:tab/>12<text:tab/>24<text:tab/>27<text:tab/>30<text:tab/>32<text:tab/>14<text:tab/>0<text:tab/>warm</text:p>
      <text:p text:style-name="P4">638<text:tab/>78<text:tab/>2004.05.29<text:tab/>10<text:tab/>13<text:tab/>25<text:tab/>29<text:tab/>33<text:tab/>35<text:tab/>38<text:tab/>1<text:tab/>clear</text:p>
      <text:p text:style-name="P4">639<text:tab/>77<text:tab/>2004.05.22<text:tab/>2<text:tab/>18<text:tab/>29<text:tab/>32<text:tab/>43<text:tab/>44<text:tab/>37<text:tab/>1<text:tab/>clear</text:p>
      <text:p text:style-name="P4">640<text:tab/>76<text:tab/>2004.05.15<text:tab/>1<text:tab/>3<text:tab/>15<text:tab/>22<text:tab/>25<text:tab/>37<text:tab/>43<text:tab/>0<text:tab/>cool</text:p>
      <text:p text:style-name="P4">641<text:tab/>75<text:tab/>2004.05.08<text:tab/>2<text:tab/>5<text:tab/>24<text:tab/>32<text:tab/>34<text:tab/>44<text:tab/>28<text:tab/>1<text:tab/>cloudy</text:p>
      <text:p text:style-name="P4">642<text:tab/>74<text:tab/>2004.05.01<text:tab/>6<text:tab/>15<text:tab/>17<text:tab/>18<text:tab/>35<text:tab/>40<text:tab/>23<text:tab/>0<text:tab/>clear</text:p>
      <text:p text:style-name="P4">643<text:tab/>73<text:tab/>2004.04.24<text:tab/>3<text:tab/>12<text:tab/>18<text:tab/>32<text:tab/>40<text:tab/>43<text:tab/>38<text:tab/>1<text:tab/>cloudy</text:p>
      <text:p text:style-name="P4">644<text:tab/>72<text:tab/>2004.04.17<text:tab/>2<text:tab/>4<text:tab/>11<text:tab/>17<text:tab/>26<text:tab/>27<text:tab/>1<text:tab/>0<text:tab/>clear</text:p>
      <text:p text:style-name="P4">645<text:tab/>71<text:tab/>2004.04.10<text:tab/>5<text:tab/>9<text:tab/>12<text:tab/>16<text:tab/>29<text:tab/>41<text:tab/>21<text:tab/>0<text:tab/>cool</text:p>
      <text:p text:style-name="P4">646<text:tab/>70<text:tab/>2004.04.03<text:tab/>5<text:tab/>19<text:tab/>22<text:tab/>25<text:tab/>28<text:tab/>43<text:tab/>26<text:tab/>1<text:tab/>cool</text:p>
      <text:p text:style-name="P4">647<text:tab/>69<text:tab/>2004.03.27<text:tab/>5<text:tab/>8<text:tab/>14<text:tab/>15<text:tab/>19<text:tab/>39<text:tab/>35<text:tab/>1<text:tab/>cloudy</text:p>
      <text:p text:style-name="P4">648<text:tab/>68<text:tab/>2004.03.20<text:tab/>10<text:tab/>12<text:tab/>15<text:tab/>16<text:tab/>26<text:tab/>39<text:tab/>38<text:tab/>1<text:tab/>clear</text:p>
      <text:p text:style-name="P4">649<text:tab/>67<text:tab/>2004.03.13<text:tab/>3<text:tab/>7<text:tab/>10<text:tab/>15<text:tab/>36<text:tab/>38<text:tab/>33<text:tab/>1<text:tab/>cloudy</text:p>
      <text:p text:style-name="P4">650<text:tab/>66<text:tab/>2004.03.06<text:tab/>2<text:tab/>3<text:tab/>7<text:tab/>17<text:tab/>22<text:tab/>24<text:tab/>45<text:tab/>1<text:tab/>cloudy</text:p>
      <text:p text:style-name="P4">651<text:tab/>65<text:tab/>2004.02.28<text:tab/>4<text:tab/>25<text:tab/>33<text:tab/>36<text:tab/>40<text:tab/>43<text:tab/>39<text:tab/>0<text:tab/>warm</text:p>
      <text:p text:style-name="P4">652<text:tab/>64<text:tab/>2004.02.21<text:tab/>14<text:tab/>15<text:tab/>18<text:tab/>21<text:tab/>26<text:tab/>36<text:tab/>39<text:tab/>1<text:tab/>cool</text:p>
      <text:p text:style-name="P4">653<text:tab/>63<text:tab/>2004.02.14<text:tab/>3<text:tab/>20<text:tab/>23<text:tab/>36<text:tab/>38<text:tab/>40<text:tab/>5<text:tab/>0<text:tab/>cloudy</text:p>
      <text:p text:style-name="P4">654<text:tab/>62<text:tab/>2004.02.07<text:tab/>3<text:tab/>8<text:tab/>15<text:tab/>27<text:tab/>29<text:tab/>35<text:tab/>21<text:tab/>1<text:tab/>cool</text:p>
      <text:p text:style-name="P4">655<text:tab/>61<text:tab/>2004.01.31<text:tab/>14<text:tab/>15<text:tab/>19<text:tab/>30<text:tab/>38<text:tab/>43<text:tab/>8<text:tab/>1<text:tab/>clear</text:p>
      <text:p text:style-name="P4">656<text:tab/>60<text:tab/>2004.01.24<text:tab/>2<text:tab/>8<text:tab/>25<text:tab/>36<text:tab/>39<text:tab/>42<text:tab/>11<text:tab/>1<text:tab/>cool</text:p>
      <text:p text:style-name="P4">657<text:tab/>59<text:tab/>2004.01.17<text:tab/>6<text:tab/>29<text:tab/>36<text:tab/>39<text:tab/>41<text:tab/>45<text:tab/>13<text:tab/>1<text:tab/>warm</text:p>
      <text:p text:style-name="P4">658<text:tab/>58<text:tab/>2004.01.10<text:tab/>10<text:tab/>24<text:tab/>25<text:tab/>33<text:tab/>40<text:tab/>44<text:tab/>1<text:tab/>1<text:tab/>warm</text:p>
      <text:p text:style-name="P4">659<text:tab/>57<text:tab/>2004.01.03<text:tab/>7<text:tab/>10<text:tab/>16<text:tab/>25<text:tab/>29<text:tab/>44<text:tab/>6<text:tab/>1<text:tab/>clear</text:p>
      <text:p text:style-name="P4">660<text:tab/>56<text:tab/>2003.12.27<text:tab/>10<text:tab/>14<text:tab/>30<text:tab/>31<text:tab/>33<text:tab/>37<text:tab/>19<text:tab/>1<text:tab/>warm</text:p>
      <text:p text:style-name="P4">661<text:tab/>55<text:tab/>2003.12.20<text:tab/>17<text:tab/>21<text:tab/>31<text:tab/>37<text:tab/>40<text:tab/>44<text:tab/>7<text:tab/>1<text:tab/>clear</text:p>
      <text:p text:style-name="P4">662<text:tab/>54<text:tab/>2003.12.13<text:tab/>1<text:tab/>8<text:tab/>21<text:tab/>27<text:tab/>36<text:tab/>39<text:tab/>37<text:tab/>0<text:tab/>cool</text:p>
      <text:p text:style-name="P4">663<text:tab/>53<text:tab/>2003.12.06<text:tab/>7<text:tab/>8<text:tab/>14<text:tab/>32<text:tab/>33<text:tab/>39<text:tab/>42<text:tab/>1<text:tab/>cool</text:p>
      <text:p text:style-name="P4">664<text:tab/>52<text:tab/>2003.11.29<text:tab/>2<text:tab/>4<text:tab/>15<text:tab/>16<text:tab/>20<text:tab/>29<text:tab/>1<text:tab/>1<text:tab/>cool</text:p>
      <text:p text:style-name="P4">665<text:tab/>51<text:tab/>2003.11.22<text:tab/>2<text:tab/>3<text:tab/>11<text:tab/>16<text:tab/>26<text:tab/>44<text:tab/>35<text:tab/>0<text:tab/>clear</text:p>
      <text:p text:style-name="P4">666<text:tab/>50<text:tab/>2003.11.15<text:tab/>2<text:tab/>10<text:tab/>12<text:tab/>15<text:tab/>22<text:tab/>44<text:tab/>1<text:tab/>0<text:tab/>warm</text:p>
      <text:p text:style-name="P4">667<text:tab/>49<text:tab/>2003.11.08<text:tab/>4<text:tab/>7<text:tab/>16<text:tab/>19<text:tab/>33<text:tab/>40<text:tab/>30<text:tab/>1<text:tab/>cool</text:p>
      <text:p text:style-name="P4">668<text:tab/>48<text:tab/>2003.11.01<text:tab/>6<text:tab/>10<text:tab/>18<text:tab/>26<text:tab/>37<text:tab/>38<text:tab/>3<text:tab/>1<text:tab/>cloudy</text:p>
      <text:p text:style-name="P4">669<text:tab/>47<text:tab/>2003.10.25<text:tab/>14<text:tab/>17<text:tab/>26<text:tab/>31<text:tab/>36<text:tab/>45<text:tab/>27<text:tab/>0<text:tab/>clear</text:p>
      <text:p text:style-name="P4">670<text:tab/>46<text:tab/>2003.10.18<text:tab/>8<text:tab/>13<text:tab/>15<text:tab/>23<text:tab/>31<text:tab/>38<text:tab/>39<text:tab/>0<text:tab/>cloudy</text:p>
      <text:p text:style-name="P4">671<text:tab/>45<text:tab/>2003.10.11<text:tab/>1<text:tab/>10<text:tab/>20<text:tab/>27<text:tab/>33<text:tab/>35<text:tab/>17<text:tab/>1<text:tab/>cloudy</text:p>
      <text:p text:style-name="P4">672<text:tab/>44<text:tab/>2003.10.04<text:tab/>3<text:tab/>11<text:tab/>21<text:tab/>30<text:tab/>38<text:tab/>45<text:tab/>39<text:tab/>1<text:tab/>clear</text:p>
      <text:p text:style-name="P4">673<text:tab/>43<text:tab/>2003.09.27<text:tab/>6<text:tab/>31<text:tab/>35<text:tab/>38<text:tab/>39<text:tab/>44<text:tab/>1<text:tab/>1<text:tab/>warm</text:p>
      <text:p text:style-name="P4">674<text:tab/>42<text:tab/>2003.09.20<text:tab/>17<text:tab/>18<text:tab/>19<text:tab/>21<text:tab/>23<text:tab/>32<text:tab/>1<text:tab/>1<text:tab/>cloudy</text:p>
      <text:p text:style-name="P4"><text:soft-page-break/>675<text:tab/>41<text:tab/>2003.09.13<text:tab/>13<text:tab/>20<text:tab/>23<text:tab/>35<text:tab/>38<text:tab/>43<text:tab/>34<text:tab/>1<text:tab/>clear</text:p>
      <text:p text:style-name="P4">676<text:tab/>40<text:tab/>2003.09.06<text:tab/>7<text:tab/>13<text:tab/>18<text:tab/>19<text:tab/>25<text:tab/>26<text:tab/>6<text:tab/>0<text:tab/>warm</text:p>
      <text:p text:style-name="P4">677<text:tab/>39<text:tab/>2003.08.30<text:tab/>6<text:tab/>7<text:tab/>13<text:tab/>15<text:tab/>21<text:tab/>43<text:tab/>8<text:tab/>0<text:tab/>cloudy</text:p>
      <text:p text:style-name="P4">678<text:tab/>38<text:tab/>2003.08.23<text:tab/>16<text:tab/>17<text:tab/>22<text:tab/>30<text:tab/>37<text:tab/>43<text:tab/>36<text:tab/>0<text:tab/>cloudy</text:p>
      <text:p text:style-name="P4">679<text:tab/>37<text:tab/>2003.08.16<text:tab/>7<text:tab/>27<text:tab/>30<text:tab/>33<text:tab/>35<text:tab/>37<text:tab/>42<text:tab/>0<text:tab/>cloudy</text:p>
      <text:p text:style-name="P4">680<text:tab/>36<text:tab/>2003.08.09<text:tab/>1<text:tab/>10<text:tab/>23<text:tab/>26<text:tab/>28<text:tab/>40<text:tab/>31<text:tab/>0<text:tab/>clear</text:p>
      <text:p text:style-name="P4">681<text:tab/>35<text:tab/>2003.08.02<text:tab/>2<text:tab/>3<text:tab/>11<text:tab/>26<text:tab/>37<text:tab/>43<text:tab/>39<text:tab/>1<text:tab/>clear</text:p>
      <text:p text:style-name="P4">682<text:tab/>34<text:tab/>2003.07.26<text:tab/>9<text:tab/>26<text:tab/>35<text:tab/>37<text:tab/>40<text:tab/>42<text:tab/>2<text:tab/>0<text:tab/>cloudy</text:p>
      <text:p text:style-name="P4">683<text:tab/>33<text:tab/>2003.07.19<text:tab/>4<text:tab/>7<text:tab/>32<text:tab/>33<text:tab/>40<text:tab/>41<text:tab/>9<text:tab/>0<text:tab/>cool</text:p>
      <text:p text:style-name="P4">684<text:tab/>32<text:tab/>2003.07.12<text:tab/>6<text:tab/>14<text:tab/>19<text:tab/>25<text:tab/>34<text:tab/>44<text:tab/>11<text:tab/>0<text:tab/>warm</text:p>
      <text:p text:style-name="P4">685<text:tab/>31<text:tab/>2003.07.05<text:tab/>7<text:tab/>9<text:tab/>18<text:tab/>23<text:tab/>28<text:tab/>35<text:tab/>32<text:tab/>0<text:tab/>warm</text:p>
      <text:p text:style-name="P4">686<text:tab/>30<text:tab/>2003.06.28<text:tab/>8<text:tab/>17<text:tab/>20<text:tab/>35<text:tab/>36<text:tab/>44<text:tab/>4<text:tab/>0<text:tab/>cloudy</text:p>
      <text:p text:style-name="P4">687<text:tab/>29<text:tab/>2003.06.21<text:tab/>1<text:tab/>5<text:tab/>13<text:tab/>34<text:tab/>39<text:tab/>40<text:tab/>11<text:tab/>0<text:tab/>clear</text:p>
      <text:p text:style-name="P4">688<text:tab/>28<text:tab/>2003.06.14<text:tab/>9<text:tab/>18<text:tab/>23<text:tab/>25<text:tab/>35<text:tab/>37<text:tab/>1<text:tab/>1<text:tab/>clear</text:p>
      <text:p text:style-name="P4">689<text:tab/>27<text:tab/>2003.06.07<text:tab/>1<text:tab/>20<text:tab/>26<text:tab/>28<text:tab/>37<text:tab/>43<text:tab/>27<text:tab/>0<text:tab/>warm</text:p>
      <text:p text:style-name="P4">690<text:tab/>26<text:tab/>2003.05.31<text:tab/>4<text:tab/>5<text:tab/>7<text:tab/>18<text:tab/>20<text:tab/>25<text:tab/>31<text:tab/>1<text:tab/>clear</text:p>
      <text:p text:style-name="P4">691<text:tab/>25<text:tab/>2003.05.24<text:tab/>2<text:tab/>4<text:tab/>21<text:tab/>26<text:tab/>43<text:tab/>44<text:tab/>16<text:tab/>0<text:tab/>warm</text:p>
      <text:p text:style-name="P4">692<text:tab/>24<text:tab/>2003.05.17<text:tab/>7<text:tab/>8<text:tab/>27<text:tab/>29<text:tab/>36<text:tab/>43<text:tab/>6<text:tab/>1<text:tab/>cool</text:p>
      <text:p text:style-name="P4">693<text:tab/>23<text:tab/>2003.05.10<text:tab/>5<text:tab/>13<text:tab/>17<text:tab/>18<text:tab/>33<text:tab/>42<text:tab/>44<text:tab/>1<text:tab/>clear</text:p>
      <text:p text:style-name="P4">694<text:tab/>22<text:tab/>2003.05.03<text:tab/>4<text:tab/>5<text:tab/>6<text:tab/>8<text:tab/>17<text:tab/>39<text:tab/>25<text:tab/>1<text:tab/>clear</text:p>
      <text:p text:style-name="P4">695<text:tab/>21<text:tab/>2003.04.26<text:tab/>6<text:tab/>12<text:tab/>17<text:tab/>18<text:tab/>31<text:tab/>32<text:tab/>21<text:tab/>0<text:tab/>cool</text:p>
      <text:p text:style-name="P4">696<text:tab/>20<text:tab/>2003.04.19<text:tab/>10<text:tab/>14<text:tab/>18<text:tab/>20<text:tab/>23<text:tab/>30<text:tab/>41<text:tab/>1<text:tab/>clear</text:p>
      <text:p text:style-name="P4">697<text:tab/>19<text:tab/>2003.04.12<text:tab/>6<text:tab/>30<text:tab/>38<text:tab/>39<text:tab/>40<text:tab/>43<text:tab/>26<text:tab/>0<text:tab/>cloudy</text:p>
      <text:p text:style-name="P4">698<text:tab/>18<text:tab/>2003.04.05<text:tab/>3<text:tab/>12<text:tab/>13<text:tab/>19<text:tab/>32<text:tab/>35<text:tab/>29<text:tab/>1<text:tab/>clear</text:p>
      <text:p text:style-name="P4">699<text:tab/>17<text:tab/>2003.03.29<text:tab/>3<text:tab/>4<text:tab/>9<text:tab/>17<text:tab/>32<text:tab/>37<text:tab/>1<text:tab/>1<text:tab/>cloudy</text:p>
      <text:p text:style-name="P4">700<text:tab/>16<text:tab/>2003.03.22<text:tab/>6<text:tab/>7<text:tab/>24<text:tab/>37<text:tab/>38<text:tab/>40<text:tab/>33<text:tab/>1<text:tab/>cool</text:p>
      <text:p text:style-name="P4">701<text:tab/>15<text:tab/>2003.03.15<text:tab/>3<text:tab/>4<text:tab/>16<text:tab/>30<text:tab/>31<text:tab/>37<text:tab/>13<text:tab/>0<text:tab/>cool</text:p>
      <text:p text:style-name="P4">702<text:tab/>14<text:tab/>2003.03.08<text:tab/>2<text:tab/>6<text:tab/>12<text:tab/>31<text:tab/>33<text:tab/>40<text:tab/>15<text:tab/>1<text:tab/>cool</text:p>
      <text:p text:style-name="P4">703<text:tab/>13<text:tab/>2003.03.01<text:tab/>22<text:tab/>23<text:tab/>25<text:tab/>37<text:tab/>38<text:tab/>42<text:tab/>26<text:tab/>1<text:tab/>clear</text:p>
      <text:p text:style-name="P4">704<text:tab/>12<text:tab/>2003.02.22<text:tab/>2<text:tab/>11<text:tab/>21<text:tab/>25<text:tab/>39<text:tab/>45<text:tab/>44<text:tab/>1<text:tab/>cloudy</text:p>
      <text:p text:style-name="P4">705<text:tab/>11<text:tab/>2003.02.15<text:tab/>1<text:tab/>7<text:tab/>36<text:tab/>37<text:tab/>41<text:tab/>42<text:tab/>14<text:tab/>0<text:tab/>warm</text:p>
      <text:p text:style-name="P4">706<text:tab/>10<text:tab/>2003.02.08<text:tab/>9<text:tab/>25<text:tab/>30<text:tab/>33<text:tab/>41<text:tab/>44<text:tab/>6<text:tab/>0<text:tab/>warm</text:p>
      <text:p text:style-name="P4">707<text:tab/>9<text:tab/>2003.02.01<text:tab/>2<text:tab/>4<text:tab/>16<text:tab/>17<text:tab/>36<text:tab/>39<text:tab/>14<text:tab/>1<text:tab/>warm</text:p>
      <text:p text:style-name="P4">708<text:tab/>8<text:tab/>2003.01.25<text:tab/>8<text:tab/>19<text:tab/>25<text:tab/>34<text:tab/>37<text:tab/>39<text:tab/>9<text:tab/>0<text:tab/>clear</text:p>
      <text:p text:style-name="P4">709<text:tab/>7<text:tab/>2003.01.18<text:tab/>2<text:tab/>9<text:tab/>16<text:tab/>25<text:tab/>26<text:tab/>40<text:tab/>42<text:tab/>1<text:tab/>clear</text:p>
      <text:p text:style-name="P4">710<text:tab/>6<text:tab/>2003.01.11<text:tab/>14<text:tab/>15<text:tab/>26<text:tab/>27<text:tab/>40<text:tab/>42<text:tab/>34<text:tab/>1<text:tab/>warm</text:p>
      <text:p text:style-name="P4">711<text:tab/>5<text:tab/>2003.01.04<text:tab/>16<text:tab/>24<text:tab/>29<text:tab/>40<text:tab/>41<text:tab/>42<text:tab/>3<text:tab/>0<text:tab/>clear</text:p>
      <text:p text:style-name="P4">712<text:tab/>4<text:tab/>2002.12.28<text:tab/>14<text:tab/>27<text:tab/>30<text:tab/>31<text:tab/>40<text:tab/>42<text:tab/>2<text:tab/>0<text:tab/>warm</text:p>
      <text:p text:style-name="P4">713<text:tab/>3<text:tab/>2002.12.21<text:tab/>11<text:tab/>16<text:tab/>19<text:tab/>21<text:tab/>27<text:tab/>31<text:tab/>30<text:tab/>0<text:tab/>warm</text:p>
      <text:p text:style-name="P4">714<text:tab/>2<text:tab/>2002.12.14<text:tab/>9<text:tab/>13<text:tab/>21<text:tab/>25<text:tab/>32<text:tab/>42<text:tab/>2<text:tab/>1<text:tab/>warm</text:p>
      <text:p text:style-name="P4">715<text:tab/>1<text:tab/>2002.12.07<text:tab/>10<text:tab/>23<text:tab/>29<text:tab/>33<text:tab/>37<text:tab/>40<text:tab/>16<text:tab/>1<text:tab/>wa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nlas" svg:font-family="Consonlas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나눔고딕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나눔고딕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6:37:03.748322867</meta:creation-date>
    <dc:date>2019-11-04T16:51:18.735799227</dc:date>
    <meta:editing-duration>PT14M1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6" meta:paragraph-count="793" meta:word-count="8921" meta:character-count="34371" meta:non-whitespace-character-count="26058"/>
  </office:meta>
</office:document-meta>
</file>